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0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Group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oss</text:p>
          </table:table-cell>
          <table:table-cell office:value-type="float" office:value="25710.8285157781" calcext:value-type="float">
            <text:p>25710.8285157781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2:.C593]; &quot;=1&quot;)"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org.apache.storm</text:p>
          </table:table-cell>
          <table:table-cell office:value-type="float" office:value="24525.2701187904" calcext:value-type="float">
            <text:p>24525.270118790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3:.C594]; &quot;=2&quot;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junit</text:p>
          </table:table-cell>
          <table:table-cell office:value-type="float" office:value="16718.9634064864" calcext:value-type="float">
            <text:p>16718.9634064864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4:.C595]; &quot;=3&quot;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o.netty</text:p>
          </table:table-cell>
          <table:table-cell office:value-type="float" office:value="16453.5861397798" calcext:value-type="float">
            <text:p>16453.5861397798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5:.C596]; &quot;=4&quot;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m.facebook.presto</text:p>
          </table:table-cell>
          <table:table-cell office:value-type="float" office:value="15125.2162215555" calcext:value-type="float">
            <text:p>15125.2162215555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S([.C6:.C597]; &quot;=5&quot;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m.thinkaurelius.titan</text:p>
          </table:table-cell>
          <table:table-cell office:value-type="float" office:value="13903.6471087864" calcext:value-type="float">
            <text:p>13903.64710878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zaxxer</text:p>
          </table:table-cell>
          <table:table-cell office:value-type="float" office:value="12762.50711508" calcext:value-type="float">
            <text:p>12762.507115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ommons</text:p>
          </table:table-cell>
          <table:table-cell office:value-type="float" office:value="11463.2283055349" calcext:value-type="float">
            <text:p>11463.22830553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mojo</text:p>
          </table:table-cell>
          <table:table-cell office:value-type="float" office:value="11296.1283928101" calcext:value-type="float">
            <text:p>11296.12839281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lugin</text:p>
          </table:table-cell>
          <table:table-cell office:value-type="float" office:value="10506.9202160443" calcext:value-type="float">
            <text:p>10506.92021604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eeplearning4j</text:p>
          </table:table-cell>
          <table:table-cell office:value-type="float" office:value="9585.71796638568" calcext:value-type="float">
            <text:p>9585.71796638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</text:p>
          </table:table-cell>
          <table:table-cell office:value-type="float" office:value="9128.53940911275" calcext:value-type="float">
            <text:p>9128.53940911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</text:p>
          </table:table-cell>
          <table:table-cell office:value-type="float" office:value="9060.54867526438" calcext:value-type="float">
            <text:p>9060.54867526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.h2o</text:p>
          </table:table-cell>
          <table:table-cell office:value-type="float" office:value="8940.44775848607" calcext:value-type="float">
            <text:p>8940.44775848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gson</text:p>
          </table:table-cell>
          <table:table-cell office:value-type="float" office:value="8509.90450613574" calcext:value-type="float">
            <text:p>8509.90450613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uava</text:p>
          </table:table-cell>
          <table:table-cell office:value-type="float" office:value="8446.47682699592" calcext:value-type="float">
            <text:p>8446.47682699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</text:p>
          </table:table-cell>
          <table:table-cell office:value-type="float" office:value="8392.28191155094" calcext:value-type="float">
            <text:p>8392.281911550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</text:p>
          </table:table-cell>
          <table:table-cell office:value-type="float" office:value="7934.07646671175" calcext:value-type="float">
            <text:p>7934.07646671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io</text:p>
          </table:table-cell>
          <table:table-cell office:value-type="float" office:value="7843.65949592566" calcext:value-type="float">
            <text:p>7843.65949592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</text:p>
          </table:table-cell>
          <table:table-cell office:value-type="float" office:value="7318.60674068036" calcext:value-type="float">
            <text:p>7318.60674068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ientechnologies</text:p>
          </table:table-cell>
          <table:table-cell office:value-type="float" office:value="6608.62876104044" calcext:value-type="float">
            <text:p>6608.62876104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is.clients</text:p>
          </table:table-cell>
          <table:table-cell office:value-type="float" office:value="6445.25735818964" calcext:value-type="float">
            <text:p>6445.257358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guice</text:p>
          </table:table-cell>
          <table:table-cell office:value-type="float" office:value="6325.29850846868" calcext:value-type="float">
            <text:p>6325.298508468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lluxio</text:p>
          </table:table-cell>
          <table:table-cell office:value-type="float" office:value="5902.19960785448" calcext:value-type="float">
            <text:p>5902.19960785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.codecraft</text:p>
          </table:table-cell>
          <table:table-cell office:value-type="float" office:value="5901.02866487157" calcext:value-type="float">
            <text:p>5901.02866487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findbugs</text:p>
          </table:table-cell>
          <table:table-cell office:value-type="float" office:value="5043.0834745973" calcext:value-type="float">
            <text:p>5043.08347459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2objc</text:p>
          </table:table-cell>
          <table:table-cell office:value-type="float" office:value="4843.78674280484" calcext:value-type="float">
            <text:p>4843.786742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metrics</text:p>
          </table:table-cell>
          <table:table-cell office:value-type="float" office:value="4726.89403401737" calcext:value-type="float">
            <text:p>4726.894034017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doc</text:p>
          </table:table-cell>
          <table:table-cell office:value-type="float" office:value="4585.14919591986" calcext:value-type="float">
            <text:p>4585.1491959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</text:p>
          </table:table-cell>
          <table:table-cell office:value-type="float" office:value="4420.82714853712" calcext:value-type="float">
            <text:p>4420.827148537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</text:p>
          </table:table-cell>
          <table:table-cell office:value-type="float" office:value="4368.9709717094" calcext:value-type="float">
            <text:p>4368.970971709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pp</text:p>
          </table:table-cell>
          <table:table-cell office:value-type="float" office:value="3769.36908456579" calcext:value-type="float">
            <text:p>3769.36908456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s</text:p>
          </table:table-cell>
          <table:table-cell office:value-type="float" office:value="3524" calcext:value-type="float">
            <text:p>35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core</text:p>
          </table:table-cell>
          <table:table-cell office:value-type="float" office:value="3451.41831176977" calcext:value-type="float">
            <text:p>3451.41831176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</text:p>
          </table:table-cell>
          <table:table-cell office:value-type="float" office:value="3265.45589249909" calcext:value-type="float">
            <text:p>3265.455892499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cto.android.robospice</text:p>
          </table:table-cell>
          <table:table-cell office:value-type="float" office:value="2972.09730342426" calcext:value-type="float">
            <text:p>2972.09730342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.contrib</text:p>
          </table:table-cell>
          <table:table-cell office:value-type="float" office:value="2950.77634606572" calcext:value-type="float">
            <text:p>2950.77634606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2</text:p>
          </table:table-cell>
          <table:table-cell office:value-type="float" office:value="2856.5866635785" calcext:value-type="float">
            <text:p>2856.58666357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.kotlin</text:p>
          </table:table-cell>
          <table:table-cell office:value-type="float" office:value="2853.89681718645" calcext:value-type="float">
            <text:p>2853.89681718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zxing</text:p>
          </table:table-cell>
          <table:table-cell office:value-type="float" office:value="2785.20914635269" calcext:value-type="float">
            <text:p>2785.20914635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fka</text:p>
          </table:table-cell>
          <table:table-cell office:value-type="float" office:value="2779.92111471353" calcext:value-type="float">
            <text:p>2779.92111471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4j</text:p>
          </table:table-cell>
          <table:table-cell office:value-type="float" office:value="2655.03927924959" calcext:value-type="float">
            <text:p>2655.03927924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celer</text:p>
          </table:table-cell>
          <table:table-cell office:value-type="float" office:value="2624.43827518856" calcext:value-type="float">
            <text:p>2624.43827518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tpcomponents</text:p>
          </table:table-cell>
          <table:table-cell office:value-type="float" office:value="2621.08958182919" calcext:value-type="float">
            <text:p>2621.08958182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up</text:p>
          </table:table-cell>
          <table:table-cell office:value-type="float" office:value="2595.528819051" calcext:value-type="float">
            <text:p>2595.528819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plugin-tools</text:p>
          </table:table-cell>
          <table:table-cell office:value-type="float" office:value="2540.7103048739" calcext:value-type="float">
            <text:p>2540.7103048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craft</text:p>
          </table:table-cell>
          <table:table-cell office:value-type="float" office:value="2450.61204896821" calcext:value-type="float">
            <text:p>2450.61204896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github</text:p>
          </table:table-cell>
          <table:table-cell office:value-type="float" office:value="2418.82472896767" calcext:value-type="float">
            <text:p>2418.8247289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</text:p>
          </table:table-cell>
          <table:table-cell office:value-type="float" office:value="2404.04622067696" calcext:value-type="float">
            <text:p>2404.046220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osmos</text:p>
          </table:table-cell>
          <table:table-cell office:value-type="float" office:value="2383.56199323044" calcext:value-type="float">
            <text:p>2383.56199323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zookeeper</text:p>
          </table:table-cell>
          <table:table-cell office:value-type="float" office:value="2371.6836721719" calcext:value-type="float">
            <text:p>2371.6836721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nfiguration</text:p>
          </table:table-cell>
          <table:table-cell office:value-type="float" office:value="2355.52945956341" calcext:value-type="float">
            <text:p>2355.52945956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ang</text:p>
          </table:table-cell>
          <table:table-cell office:value-type="float" office:value="2343.14109909245" calcext:value-type="float">
            <text:p>2343.14109909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annotations</text:p>
          </table:table-cell>
          <table:table-cell office:value-type="float" office:value="2258.80829619126" calcext:value-type="float">
            <text:p>2258.80829619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</text:p>
          </table:table-cell>
          <table:table-cell office:value-type="float" office:value="2237.35733334703" calcext:value-type="float">
            <text:p>2237.3573333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</text:p>
          </table:table-cell>
          <table:table-cell office:value-type="float" office:value="2234.74493635689" calcext:value-type="float">
            <text:p>2234.7449363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anohttpd</text:p>
          </table:table-cell>
          <table:table-cell office:value-type="float" office:value="2210.9309004236" calcext:value-type="float">
            <text:p>2210.93090042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rocketmq</text:p>
          </table:table-cell>
          <table:table-cell office:value-type="float" office:value="2191.28545207149" calcext:value-type="float">
            <text:p>2191.28545207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sqldb</text:p>
          </table:table-cell>
          <table:table-cell office:value-type="float" office:value="1956.84289746797" calcext:value-type="float">
            <text:p>1956.8428974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side.examples</text:p>
          </table:table-cell>
          <table:table-cell office:value-type="float" office:value="1917.98280950821" calcext:value-type="float">
            <text:p>1917.98280950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obme</text:p>
          </table:table-cell>
          <table:table-cell office:value-type="float" office:value="1912.77792968219" calcext:value-type="float">
            <text:p>1912.77792968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onbarsherlock</text:p>
          </table:table-cell>
          <table:table-cell office:value-type="float" office:value="1880.19048655799" calcext:value-type="float">
            <text:p>1880.190486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2database</text:p>
          </table:table-cell>
          <table:table-cell office:value-type="float" office:value="1855.91716280179" calcext:value-type="float">
            <text:p>1855.91716280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</text:p>
          </table:table-cell>
          <table:table-cell office:value-type="float" office:value="1850.15179805574" calcext:value-type="float">
            <text:p>1850.15179805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orfjackal.retrolambda</text:p>
          </table:table-cell>
          <table:table-cell office:value-type="float" office:value="1823.36538567271" calcext:value-type="float">
            <text:p>1823.36538567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</text:p>
          </table:table-cell>
          <table:table-cell office:value-type="float" office:value="1776.86790931884" calcext:value-type="float">
            <text:p>1776.86790931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jstorm.yarn</text:p>
          </table:table-cell>
          <table:table-cell office:value-type="float" office:value="1649.82129416993" calcext:value-type="float">
            <text:p>1649.82129416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inject.extensions</text:p>
          </table:table-cell>
          <table:table-cell office:value-type="float" office:value="1637.66309479216" calcext:value-type="float">
            <text:p>1637.66309479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examples</text:p>
          </table:table-cell>
          <table:table-cell office:value-type="float" office:value="1599.02641964765" calcext:value-type="float">
            <text:p>1599.02641964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ure</text:p>
          </table:table-cell>
          <table:table-cell office:value-type="float" office:value="1558.25208492124" calcext:value-type="float">
            <text:p>1558.25208492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</text:p>
          </table:table-cell>
          <table:table-cell office:value-type="float" office:value="1533.25371580573" calcext:value-type="float">
            <text:p>1533.25371580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2.asm</text:p>
          </table:table-cell>
          <table:table-cell office:value-type="float" office:value="1512.84985754358" calcext:value-type="float">
            <text:p>1512.84985754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ashboard</text:p>
          </table:table-cell>
          <table:table-cell office:value-type="float" office:value="1508.47618277587" calcext:value-type="float">
            <text:p>1508.4761827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qos.logback</text:p>
          </table:table-cell>
          <table:table-cell office:value-type="float" office:value="1476.09353306383" calcext:value-type="float">
            <text:p>1476.0935330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rkjava</text:p>
          </table:table-cell>
          <table:table-cell office:value-type="float" office:value="1390.20601919007" calcext:value-type="float">
            <text:p>1390.20601919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sample</text:p>
          </table:table-cell>
          <table:table-cell office:value-type="float" office:value="1364.09631170795" calcext:value-type="float">
            <text:p>1364.0963117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</text:p>
          </table:table-cell>
          <table:table-cell office:value-type="float" office:value="1286.09518469847" calcext:value-type="float">
            <text:p>1286.09518469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d2j</text:p>
          </table:table-cell>
          <table:table-cell office:value-type="float" office:value="1192.37234155664" calcext:value-type="float">
            <text:p>1192.372341556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</text:p>
          </table:table-cell>
          <table:table-cell office:value-type="float" office:value="1182.99007437566" calcext:value-type="float">
            <text:p>1182.990074375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reactivex</text:p>
          </table:table-cell>
          <table:table-cell office:value-type="float" office:value="1171.74441584258" calcext:value-type="float">
            <text:p>1171.74441584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son-simple</text:p>
          </table:table-cell>
          <table:table-cell office:value-type="float" office:value="1144.78308347514" calcext:value-type="float">
            <text:p>1144.78308347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</text:p>
          </table:table-cell>
          <table:table-cell office:value-type="float" office:value="1079.84177402614" calcext:value-type="float">
            <text:p>1079.84177402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media</text:p>
          </table:table-cell>
          <table:table-cell office:value-type="float" office:value="1060.47087824481" calcext:value-type="float">
            <text:p>1060.47087824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</text:p>
          </table:table-cell>
          <table:table-cell office:value-type="float" office:value="1035.53960539051" calcext:value-type="float">
            <text:p>1035.53960539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core</text:p>
          </table:table-cell>
          <table:table-cell office:value-type="float" office:value="973.200471947245" calcext:value-type="float">
            <text:p>973.20047194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.acra</text:p>
          </table:table-cell>
          <table:table-cell office:value-type="float" office:value="971.972227418544" calcext:value-type="float">
            <text:p>971.97222741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</text:p>
          </table:table-cell>
          <table:table-cell office:value-type="float" office:value="965.648866237646" calcext:value-type="float">
            <text:p>965.648866237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dec</text:p>
          </table:table-cell>
          <table:table-cell office:value-type="float" office:value="956.255917464344" calcext:value-type="float">
            <text:p>956.2559174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son</text:p>
          </table:table-cell>
          <table:table-cell office:value-type="float" office:value="925.439919341761" calcext:value-type="float">
            <text:p>925.43991934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</text:p>
          </table:table-cell>
          <table:table-cell office:value-type="float" office:value="904.255626059906" calcext:value-type="float">
            <text:p>904.2556260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amcrest</text:p>
          </table:table-cell>
          <table:table-cell office:value-type="float" office:value="900.227448938422" calcext:value-type="float">
            <text:p>900.227448938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pdb</text:p>
          </table:table-cell>
          <table:table-cell office:value-type="float" office:value="892.597310181966" calcext:value-type="float">
            <text:p>892.59731018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velocity</text:p>
          </table:table-cell>
          <table:table-cell office:value-type="float" office:value="859.51904480475" calcext:value-type="float">
            <text:p>859.51904480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eremyfeinstein.slidingmenu</text:p>
          </table:table-cell>
          <table:table-cell office:value-type="float" office:value="856.556438255076" calcext:value-type="float">
            <text:p>856.55643825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ouncycastle</text:p>
          </table:table-cell>
          <table:table-cell office:value-type="float" office:value="796.658496252648" calcext:value-type="float">
            <text:p>796.65849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ollections</text:p>
          </table:table-cell>
          <table:table-cell office:value-type="float" office:value="790.253933446668" calcext:value-type="float">
            <text:p>790.25393344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reemarker</text:p>
          </table:table-cell>
          <table:table-cell office:value-type="float" office:value="771.146995324547" calcext:value-type="float">
            <text:p>771.14699532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.stanford.nlp</text:p>
          </table:table-cell>
          <table:table-cell office:value-type="float" office:value="759.930950663768" calcext:value-type="float">
            <text:p>759.93095066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testing</text:p>
          </table:table-cell>
          <table:table-cell office:value-type="float" office:value="745.904786278025" calcext:value-type="float">
            <text:p>745.904786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lf4j</text:p>
          </table:table-cell>
          <table:table-cell office:value-type="float" office:value="745.369362545292" calcext:value-type="float">
            <text:p>745.369362545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gwtserializer</text:p>
          </table:table-cell>
          <table:table-cell office:value-type="float" office:value="741.336056920098" calcext:value-type="float">
            <text:p>741.33605692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ine</text:p>
          </table:table-cell>
          <table:table-cell office:value-type="float" office:value="717.232870366346" calcext:value-type="float">
            <text:p>717.23287036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inwang</text:p>
          </table:table-cell>
          <table:table-cell office:value-type="float" office:value="709.039894069558" calcext:value-type="float">
            <text:p>709.0398940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inject</text:p>
          </table:table-cell>
          <table:table-cell office:value-type="float" office:value="684.800175969665" calcext:value-type="float">
            <text:p>684.8001759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cribejava</text:p>
          </table:table-cell>
          <table:table-cell office:value-type="float" office:value="680.87604485766" calcext:value-type="float">
            <text:p>680.87604485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format</text:p>
          </table:table-cell>
          <table:table-cell office:value-type="float" office:value="664.593663812408" calcext:value-type="float">
            <text:p>664.593663812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sertj</text:p>
          </table:table-cell>
          <table:table-cell office:value-type="float" office:value="657.488833846055" calcext:value-type="float">
            <text:p>657.48883384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.snappy</text:p>
          </table:table-cell>
          <table:table-cell office:value-type="float" office:value="651.058874307246" calcext:value-type="float">
            <text:p>651.05887430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haarman.listviewanimations</text:p>
          </table:table-cell>
          <table:table-cell office:value-type="float" office:value="626.245877624387" calcext:value-type="float">
            <text:p>626.2458776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</text:p>
          </table:table-cell>
          <table:table-cell office:value-type="float" office:value="598.30414108581" calcext:value-type="float">
            <text:p>598.3041410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ng</text:p>
          </table:table-cell>
          <table:table-cell office:value-type="float" office:value="597.89785349716" calcext:value-type="float">
            <text:p>597.897853497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in-stdlib-gen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w.ad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dle.webinar</text:p>
          </table:table-cell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</text:p>
          </table:table-cell>
          <table:table-cell office:value-type="float" office:value="570.592102237723" calcext:value-type="float">
            <text:p>570.59210223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asticsearch</text:p>
          </table:table-cell>
          <table:table-cell office:value-type="float" office:value="564.02784839038" calcext:value-type="float">
            <text:p>564.02784839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grapht</text:p>
          </table:table-cell>
          <table:table-cell office:value-type="float" office:value="552.343815499911" calcext:value-type="float">
            <text:p>552.34381549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witter</text:p>
          </table:table-cell>
          <table:table-cell office:value-type="float" office:value="527.5889514449" calcext:value-type="float">
            <text:p>527.5889514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a-time</text:p>
          </table:table-cell>
          <table:table-cell office:value-type="float" office:value="478.948829443892" calcext:value-type="float">
            <text:p>478.94882944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service</text:p>
          </table:table-cell>
          <table:table-cell office:value-type="float" office:value="416.78305046035" calcext:value-type="float">
            <text:p>416.783050460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factory</text:p>
          </table:table-cell>
          <table:table-cell office:value-type="float" office:value="399.606560713641" calcext:value-type="float">
            <text:p>399.60656071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ackson</text:p>
          </table:table-cell>
          <table:table-cell office:value-type="float" office:value="368.861326697039" calcext:value-type="float">
            <text:p>368.86132669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s.rs</text:p>
          </table:table-cell>
          <table:table-cell office:value-type="float" office:value="359.692794475906" calcext:value-type="float">
            <text:p>359.69279447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ngodb</text:p>
          </table:table-cell>
          <table:table-cell office:value-type="float" office:value="352.690569836119" calcext:value-type="float">
            <text:p>352.690569836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</text:p>
          </table:table-cell>
          <table:table-cell office:value-type="float" office:value="322.306478386943" calcext:value-type="float">
            <text:p>322.306478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mail</text:p>
          </table:table-cell>
          <table:table-cell office:value-type="float" office:value="320.056394606772" calcext:value-type="float">
            <text:p>320.05639460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felix</text:p>
          </table:table-cell>
          <table:table-cell office:value-type="float" office:value="315.711636252632" calcext:value-type="float">
            <text:p>315.71163625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java.integration-tests</text:p>
          </table:table-cell>
          <table:table-cell office:value-type="float" office:value="305.41540331994" calcext:value-type="float">
            <text:p>305.41540331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aliper</text:p>
          </table:table-cell>
          <table:table-cell office:value-type="float" office:value="278.464544374775" calcext:value-type="float">
            <text:p>278.464544374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tlr</text:p>
          </table:table-cell>
          <table:table-cell office:value-type="float" office:value="277.627955800636" calcext:value-type="float">
            <text:p>277.62795580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test</text:p>
          </table:table-cell>
          <table:table-cell office:value-type="float" office:value="275.693250471884" calcext:value-type="float">
            <text:p>275.69325047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mazonaws</text:p>
          </table:table-cell>
          <table:table-cell office:value-type="float" office:value="275.666930604524" calcext:value-type="float">
            <text:p>275.66693060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roovy</text:p>
          </table:table-cell>
          <table:table-cell office:value-type="float" office:value="275.093722027848" calcext:value-type="float">
            <text:p>275.093722027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oloeverywhere</text:p>
          </table:table-cell>
          <table:table-cell office:value-type="float" office:value="273.679451303201" calcext:value-type="float">
            <text:p>273.67945130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opencsv</text:p>
          </table:table-cell>
          <table:table-cell office:value-type="float" office:value="269.958888402561" calcext:value-type="float">
            <text:p>269.9588884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</text:p>
          </table:table-cell>
          <table:table-cell office:value-type="float" office:value="266.553222914502" calcext:value-type="float">
            <text:p>266.55322291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ohsuke</text:p>
          </table:table-cell>
          <table:table-cell office:value-type="float" office:value="263.41902642154" calcext:value-type="float">
            <text:p>263.4190264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websocket</text:p>
          </table:table-cell>
          <table:table-cell office:value-type="float" office:value="234.471317780225" calcext:value-type="float">
            <text:p>234.471317780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-group</text:p>
          </table:table-cell>
          <table:table-cell office:value-type="float" office:value="233.837346255773" calcext:value-type="float">
            <text:p>233.83734625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coco</text:p>
          </table:table-cell>
          <table:table-cell office:value-type="float" office:value="231.851886021808" calcext:value-type="float">
            <text:p>231.85188602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envy.ide</text:p>
          </table:table-cell>
          <table:table-cell office:value-type="float" office:value="224.103084624901" calcext:value-type="float">
            <text:p>224.10308462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.alpn</text:p>
          </table:table-cell>
          <table:table-cell office:value-type="float" office:value="219.003659756815" calcext:value-type="float">
            <text:p>219.003659756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nectors</text:p>
          </table:table-cell>
          <table:table-cell office:value-type="float" office:value="214.948867378777" calcext:value-type="float">
            <text:p>214.94886737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ewpagerindicator</text:p>
          </table:table-cell>
          <table:table-cell office:value-type="float" office:value="209.200818767655" calcext:value-type="float">
            <text:p>209.200818767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websocket</text:p>
          </table:table-cell>
          <table:table-cell office:value-type="float" office:value="208.561524219575" calcext:value-type="float">
            <text:p>208.561524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io</text:p>
          </table:table-cell>
          <table:table-cell office:value-type="float" office:value="206.212184591658" calcext:value-type="float">
            <text:p>206.21218459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eflections</text:p>
          </table:table-cell>
          <table:table-cell office:value-type="float" office:value="200.861323470276" calcext:value-type="float">
            <text:p>200.8613234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</text:p>
          </table:table-cell>
          <table:table-cell office:value-type="float" office:value="200.005105340136" calcext:value-type="float">
            <text:p>200.00510534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sortpom</text:p>
          </table:table-cell>
          <table:table-cell office:value-type="float" office:value="196.312625023159" calcext:value-type="float">
            <text:p>196.31262502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ample</text:p>
          </table:table-cell>
          <table:table-cell office:value-type="float" office:value="181.980806451613" calcext:value-type="float">
            <text:p>181.98080645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bi</text:p>
          </table:table-cell>
          <table:table-cell office:value-type="float" office:value="181.47684540825" calcext:value-type="float">
            <text:p>181.47684540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asymock</text:p>
          </table:table-cell>
          <table:table-cell office:value-type="float" office:value="169.21101321335" calcext:value-type="float">
            <text:p>169.211013213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.emilsjolander</text:p>
          </table:table-cell>
          <table:table-cell office:value-type="float" office:value="157.492316548931" calcext:value-type="float">
            <text:p>157.49231654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cli</text:p>
          </table:table-cell>
          <table:table-cell office:value-type="float" office:value="155.386780515902" calcext:value-type="float">
            <text:p>155.386780515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atastax.cassandra</text:p>
          </table:table-cell>
          <table:table-cell office:value-type="float" office:value="153.522284481882" calcext:value-type="float">
            <text:p>153.52228448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</text:p>
          </table:table-cell>
          <table:table-cell office:value-type="float" office:value="152.740533170303" calcext:value-type="float">
            <text:p>152.740533170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impleframework</text:p>
          </table:table-cell>
          <table:table-cell office:value-type="float" office:value="150.824513133925" calcext:value-type="float">
            <text:p>150.82451313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</text:p>
          </table:table-cell>
          <table:table-cell office:value-type="float" office:value="150.459937293094" calcext:value-type="float">
            <text:p>150.4599372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shared</text:p>
          </table:table-cell>
          <table:table-cell office:value-type="float" office:value="141.163876364283" calcext:value-type="float">
            <text:p>141.163876364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.unimi.dsi</text:p>
          </table:table-cell>
          <table:table-cell office:value-type="float" office:value="139.543032595752" calcext:value-type="float">
            <text:p>139.54303259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ython</text:p>
          </table:table-cell>
          <table:table-cell office:value-type="float" office:value="138.135227655243" calcext:value-type="float">
            <text:p>138.13522765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parent</text:p>
          </table:table-cell>
          <table:table-cell office:value-type="float" office:value="135.383721505103" calcext:value-type="float">
            <text:p>135.38372150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palliance</text:p>
          </table:table-cell>
          <table:table-cell office:value-type="float" office:value="132.556405228758" calcext:value-type="float">
            <text:p>132.556405228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igester</text:p>
          </table:table-cell>
          <table:table-cell office:value-type="float" office:value="131.174301763466" calcext:value-type="float">
            <text:p>131.17430176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eriouscompany.business.java.fizzbuzz</text:p>
          </table:table-cell>
          <table:table-cell office:value-type="float" office:value="122.226238569201" calcext:value-type="float">
            <text:p>122.22623856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hrift</text:p>
          </table:table-cell>
          <table:table-cell office:value-type="float" office:value="117.418681329299" calcext:value-type="float">
            <text:p>117.41868132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ntainers</text:p>
          </table:table-cell>
          <table:table-cell office:value-type="float" office:value="116.712040189572" calcext:value-type="float">
            <text:p>116.71204018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fileupload</text:p>
          </table:table-cell>
          <table:table-cell office:value-type="float" office:value="109.864431956932" calcext:value-type="float">
            <text:p>109.86443195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jsonpath</text:p>
          </table:table-cell>
          <table:table-cell office:value-type="float" office:value="105.242022196033" calcext:value-type="float">
            <text:p>105.2420221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effyhao.android</text:p>
          </table:table-cell>
          <table:table-cell office:value-type="float" office:value="92.5431912079266" calcext:value-type="float">
            <text:p>92.543191207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boot</text:p>
          </table:table-cell>
          <table:table-cell office:value-type="float" office:value="92.4666666666667" calcext:value-type="float">
            <text:p>92.4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n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ngtech.java</text:p>
          </table:table-cell>
          <table:table-cell office:value-type="float" office:value="88.1694633868547" calcext:value-type="float">
            <text:p>88.169463386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</text:p>
          </table:table-cell>
          <table:table-cell office:value-type="float" office:value="86.2838123340615" calcext:value-type="float">
            <text:p>86.283812334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gilejava.docbkx</text:p>
          </table:table-cell>
          <table:table-cell office:value-type="float" office:value="82.9778478057889" calcext:value-type="float">
            <text:p>82.97784780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yrilmottier</text:p>
          </table:table-cell>
          <table:table-cell office:value-type="float" office:value="80.0049272306465" calcext:value-type="float">
            <text:p>80.00492723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</text:p>
          </table:table-cell>
          <table:table-cell office:value-type="float" office:value="79.7917507930666" calcext:value-type="float">
            <text:p>79.79175079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eoldandroids</text:p>
          </table:table-cell>
          <table:table-cell office:value-type="float" office:value="76.141962044942" calcext:value-type="float">
            <text:p>76.141962044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moshi</text:p>
          </table:table-cell>
          <table:table-cell office:value-type="float" office:value="75.9156740215042" calcext:value-type="float">
            <text:p>75.91567402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</text:p>
          </table:table-cell>
          <table:table-cell office:value-type="float" office:value="75.3025856738879" calcext:value-type="float">
            <text:p>75.30258567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mikephil</text:p>
          </table:table-cell>
          <table:table-cell office:value-type="float" office:value="74.7711120227329" calcext:value-type="float">
            <text:p>74.77111202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Group</text:p>
          </table:table-cell>
          <table:table-cell office:value-type="float" office:value="74.0257033847451" calcext:value-type="float">
            <text:p>74.025703384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drhistogram</text:p>
          </table:table-cell>
          <table:table-cell office:value-type="float" office:value="72.3948900944257" calcext:value-type="float">
            <text:p>72.39489009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sist</text:p>
          </table:table-cell>
          <table:table-cell office:value-type="float" office:value="70.1848318432165" calcext:value-type="float">
            <text:p>70.184831843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lmax</text:p>
          </table:table-cell>
          <table:table-cell office:value-type="float" office:value="69.3493456464321" calcext:value-type="float">
            <text:p>69.34934564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eirslett</text:p>
          </table:table-cell>
          <table:table-cell office:value-type="float" office:value="69.2425303851434" calcext:value-type="float">
            <text:p>69.242530385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ctiveandroid</text:p>
          </table:table-cell>
          <table:table-cell office:value-type="float" office:value="63.023125669555" calcext:value-type="float">
            <text:p>63.023125669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pountz.lz4</text:p>
          </table:table-cell>
          <table:table-cell office:value-type="float" office:value="57.716597123457" calcext:value-type="float">
            <text:p>57.716597123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ruby</text:p>
          </table:table-cell>
          <table:table-cell office:value-type="float" office:value="51.4832702897852" calcext:value-type="float">
            <text:p>51.483270289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exmaker</text:p>
          </table:table-cell>
          <table:table-cell office:value-type="float" office:value="46.7969809164301" calcext:value-type="float">
            <text:p>46.79698091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beanutils</text:p>
          </table:table-cell>
          <table:table-cell office:value-type="float" office:value="45.0104720020883" calcext:value-type="float">
            <text:p>45.01047200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code.maven-replacer-plugin</text:p>
          </table:table-cell>
          <table:table-cell office:value-type="float" office:value="43.8043022162328" calcext:value-type="float">
            <text:p>43.804302216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esting.compile</text:p>
          </table:table-cell>
          <table:table-cell office:value-type="float" office:value="41.545699538067" calcext:value-type="float">
            <text:p>41.54569953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l</text:p>
          </table:table-cell>
          <table:table-cell office:value-type="float" office:value="41.0256933963889" calcext:value-type="float">
            <text:p>41.025693396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maven.plugins.android.generation2</text:p>
          </table:table-cell>
          <table:table-cell office:value-type="float" office:value="37.3996015620619" calcext:value-type="float">
            <text:p>37.39960156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logging</text:p>
          </table:table-cell>
          <table:table-cell office:value-type="float" office:value="30.6473015873016" calcext:value-type="float">
            <text:p>30.647301587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truth</text:p>
          </table:table-cell>
          <table:table-cell office:value-type="float" office:value="26.6974945025785" calcext:value-type="float">
            <text:p>26.69749450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.glasnost.orika</text:p>
          </table:table-cell>
          <table:table-cell office:value-type="float" office:value="23.2124827857564" calcext:value-type="float">
            <text:p>23.212482785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uto.value.it.functional</text:p>
          </table:table-cell>
          <table:table-cell office:value-type="float" office:value="20.7703562043832" calcext:value-type="float">
            <text:p>20.77035620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dagger.example</text:p>
          </table:table-cell>
          <table:table-cell office:value-type="float" office:value="20.7230262363433" calcext:value-type="float">
            <text:p>20.723026236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hibernate.javax.persistence</text:p>
          </table:table-cell>
          <table:table-cell office:value-type="float" office:value="19.8638888888889" calcext:value-type="float">
            <text:p>19.863888888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</text:p>
          </table:table-cell>
          <table:table-cell office:value-type="float" office:value="17.5333333333333" calcext:value-type="float">
            <text:p>17.533333333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yaml</text:p>
          </table:table-cell>
          <table:table-cell office:value-type="float" office:value="11.3803331280875" calcext:value-type="float">
            <text:p>11.380333128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bolectric</text:p>
          </table:table-cell>
          <table:table-cell office:value-type="float" office:value="10.9537970801129" calcext:value-type="float">
            <text:p>10.95379708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.plugins</text:p>
          </table:table-cell>
          <table:table-cell office:value-type="float" office:value="9.79430418932707" calcext:value-type="float">
            <text:p>9.794304189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dropwizard.archetypes</text:p>
          </table:table-cell>
          <table:table-cell office:value-type="float" office:value="7.43344755986325" calcext:value-type="float">
            <text:p>7.433447559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256.ormlite</text:p>
          </table:table-cell>
          <table:table-cell office:value-type="float" office:value="4.32418300653595" calcext:value-type="float">
            <text:p>4.324183006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luder.coveralls</text:p>
          </table:table-cell>
          <table:table-cell office:value-type="float" office:value="3.4267184928598" calcext:value-type="float">
            <text:p>3.42671849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mh</text:p>
          </table:table-cell>
          <table:table-cell office:value-type="float" office:value="1.03558612440191" calcext:value-type="float">
            <text:p>1.03558612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support</text:p>
          </table:table-cell>
          <table:table-cell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kewharton</text:p>
          </table:table-cell>
          <table:table-cell office:value-type="float" office:value="0.0344827586206897" calcext:value-type="float">
            <text:p>0.034482758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anohttp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.finnte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assemb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rojectlombo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3.samp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ve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zill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gwtmocki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hi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.javacpp-prese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s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m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sr166-mirr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ssand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uce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yway.restassur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.project13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ld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u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.motd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itter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ife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plex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.ac.waikato.cms.mo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eleniumhq.selen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mmonjava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gwt.in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gamp.joc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azelca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astyana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raph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si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otif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fmpp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i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w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lyway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q80.snapp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discove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tru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la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.tes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rex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n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build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xmlgraph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grem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bra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x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equino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et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uka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ciido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eu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attbertoli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el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vividsolu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leepy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li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bjenes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http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ojure-comple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irectory.stud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kevinsawic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wi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marshal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annota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artisa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iqui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d4j.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birt.run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data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d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llec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fre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ndroid.tools.bui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icocontai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mylyn.githu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conflu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assandra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u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3rdparty.javax.ws.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aven.wag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ng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che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nge.redis-embedd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o.ganglia.gmetric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sg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eoryinpracti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protobuf.n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trics-cl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alchim31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alc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eventhubs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java-formatter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onatype.ae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verr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dt.core.compil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toolchain.setu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gro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.randomizedtest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m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wermo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-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concurrentlinkedhashma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thirdpar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eh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eradata.temp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weakr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vongos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dira.user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mockwebser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rdf.sesa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argparse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datav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ojars.run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ol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s4j.pax.ex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logging.log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ito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wdata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org.lida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.co.jemos.pod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.provid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au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swi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gmavenpl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.j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ctive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mal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patial4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ca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tmosphere.jboss.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lok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ushtorefresh.java-private-constructor-check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arboil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inkerpop.blueprin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i-image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xt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rrot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gwt-test-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es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.normanmaurer.maven.autobahntestsu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rtyle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achyonprojec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oo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immutables.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rabbitmq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.kry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leart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pectj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grizzl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geronimo.spe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uni_mannheim.informatik.dw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ci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ndroidtransfu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efficient-java-matrix-libra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oid.sup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101te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pon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ltgt.gwt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takari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bytedec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pullara.mustache.j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ex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oj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etbrai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rocks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jdk.j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yammer.metric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impligility.mav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resolv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http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errorpro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agg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retrof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cc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bu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sotericsoftwa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mqtt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metaq.fi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run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qm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ortasof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jim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pa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androi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eo4j.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dianping.pum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papertr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egdow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sizeofa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presto.hado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nkerpo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ectomati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-tim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calasty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frankiesar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ov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hawtj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v.nist.ma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bwaldvoge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cebook.h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doclav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prometheu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cyp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ookkeep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tinyjee.di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g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arj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synchttp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htmlclea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wveng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too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cycas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android.map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che.depmg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ercem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sax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jetty.alp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dreamh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airlift.tp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amesmurty.uti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zipkin.centralsync-maven-plu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tephenc.high-scale-li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jersey.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oauth-cli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rchart.ud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z.aQu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ive.hcatalo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</text:p>
          </table:table-cell>
          <table:table-cell office:value-type="float" office:value="24400.7167023111" calcext:value-type="float">
            <text:p>24400.716702311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module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fasterxml.jackson.jaxrs</text:p>
          </table:table-cell>
          <table:table-cell office:value-type="float" office:value="365.3202356808" calcext:value-type="float">
            <text:p>365.320235680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ycila.maven-license-plugin</text:p>
          </table:table-cell>
          <table:table-cell office:value-type="float" office:value="148.821504761028" calcext:value-type="float">
            <text:p>148.82150476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ple-jndi</text:p>
          </table:table-cell>
          <table:table-cell office:value-type="float" office:value="109.369726689051" calcext:value-type="float">
            <text:p>109.369726689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cp</text:p>
          </table:table-cell>
          <table:table-cell office:value-type="float" office:value="103.300305876285" calcext:value-type="float">
            <text:p>103.300305876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valid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transac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re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yun.odp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quartz-schedul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libaba.citru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wli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m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cach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.springf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rtbay.j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y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glassfish.grizzl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olbo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pringframework.d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aobao.tbdatasour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x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f.json-li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oracl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avas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sgroschup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boss.net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vnet.sorcer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etflix.cura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xmemcach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ibati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auch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minidev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p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xoo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sourceforge.jtd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thoughtworks.xstre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bsf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jmocki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nutz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adoop</text:p>
          </table:table-cell>
          <table:table-cell office:value-type="float" office:value="16709.6655236305" calcext:value-type="float">
            <text:p>16709.665523630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httpclient</text:p>
          </table:table-cell>
          <table:table-cell office:value-type="float" office:value="377.573398814605" calcext:value-type="float">
            <text:p>377.573398814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servlet.jsp</text:p>
          </table:table-cell>
          <table:table-cell office:value-type="float" office:value="80.6662069838627" calcext:value-type="float">
            <text:p>80.666206983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.java.dev.jets3t</text:p>
          </table:table-cell>
          <table:table-cell office:value-type="float" office:value="39.9" calcext:value-type="float">
            <text:p>39.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mbusd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ae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codahale.metric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contrib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ba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phoenix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tlassian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skyscream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enc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lib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codehaus.jetti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quareup.okhtt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tomcat.emb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eclipsesource.minimal-js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un.jersey.jersey-test-framework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ock-ser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.re2j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k.too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erb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ra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n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curato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f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ce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icrosoft.az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.ruedigermoell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wasp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vax.xml.bin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av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htrac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n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fusesource.leveldbj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ssh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persistence</text:p>
          </table:table-cell>
          <table:table-cell office:value-type="float" office:value="5803.78943978379" calcext:value-type="float">
            <text:p>5803.78943978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ddons</text:p>
          </table:table-cell>
          <table:table-cell office:value-type="float" office:value="3504" calcext:value-type="float">
            <text:p>350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io</text:p>
          </table:table-cell>
          <table:table-cell office:value-type="float" office:value="1179.5" calcext:value-type="float">
            <text:p>1179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inding</text:p>
          </table:table-cell>
          <table:table-cell office:value-type="float" office:value="585.5" calcext:value-type="float">
            <text:p>585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</text:p>
          </table:table-cell>
          <table:table-cell office:value-type="float" office:value="581.5" calcext:value-type="float">
            <text:p>581.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derby</text:p>
          </table:table-cell>
          <table:table-cell office:value-type="float" office:value="363.150018869651" calcext:value-type="float">
            <text:p>363.150018869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postgresql</text:p>
          </table:table-cell>
          <table:table-cell office:value-type="float" office:value="249.626623376623" calcext:value-type="float">
            <text:p>249.62662337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bundl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acti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.eclipse-plug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tyc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openjp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openhab.co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mariadb.jdbc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vafe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know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toolin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eclipse.smarth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apache.karaf.feature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ons-dbutil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xeri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savage7.maven.plugin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gdx</text:p>
          </table:table-cell>
          <table:table-cell office:value-type="float" office:value="6839.17720570994" calcext:value-type="float">
            <text:p>6839.177205709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ntel.mo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jcraft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-download-plug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lwjg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mobidevelop.robovm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glfw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badlogicgames.jlay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app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javaparser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ooglecode.mavennative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office:value-type="string" calcext:value-type="string">
            <text:p>group": [</text:p>
            <text:p>1</text:p>
            <text:p>1</text:p>
            <text:p>1</text:p>
            <text:p>2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5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4</text:p>
            <text:p>1</text:p>
            <text:p>2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3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2</text:p>
            <text:p>2</text:p>
            <text:p>4</text:p>
            <text:p>3</text:p>
            <text:p>1</text:p>
            <text:p>1</text:p>
            <text:p>3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3</text:p>
            <text:p>1</text:p>
            <text:p>3</text:p>
            <text:p>2</text:p>
            <text:p>1</text:p>
            <text:p>1</text:p>
            <text:p>1</text:p>
            <text:p>1</text:p>
            <text:p>1</text:p>
            <text:p>5</text:p>
            <text:p>1</text:p>
            <text:p>2</text:p>
            <text:p>3</text:p>
            <text:p>1</text:p>
            <text:p>1</text:p>
            <text:p>3</text:p>
            <text:p>1</text:p>
            <text:p>3</text:p>
            <text:p>1</text:p>
            <text:p>1</text:p>
            <text:p>1</text:p>
            <text:p>1</text:p>
            <text:p>1</text:p>
            <text:p>3</text:p>
            <text:p>1</text:p>
            <text:p>1</text:p>
            <text:p>3</text:p>
            <text:p>1</text:p>
            <text:p>3</text:p>
            <text:p>1</text:p>
            <text:p>3</text:p>
            <text:p>3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4</text:p>
            <text:p>1</text:p>
            <text:p>1</text:p>
            <text:p>1</text:p>
            <text:p>1</text:p>
            <text:p>3</text:p>
            <text:p>3</text:p>
            <text:p>1</text:p>
            <text:p>4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2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3</text:p>
            <text:p>2</text:p>
            <text:p>1</text:p>
            <text:p>2</text:p>
            <text:p>2</text:p>
            <text:p>1</text:p>
            <text:p>2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5</text:p>
            <text:p>3</text:p>
            <text:p>1</text:p>
            <text:p>1</text:p>
            <text:p>2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2</text:p>
            <text:p>1</text:p>
            <text:p>4</text:p>
            <text:p>1</text:p>
            <text:p>1</text:p>
            <text:p>1</text:p>
            <text:p>1</text:p>
            <text:p>2</text:p>
            <text:p>3</text:p>
            <text:p>1</text:p>
            <text:p>1</text:p>
            <text:p>3</text:p>
            <text:p>1</text:p>
            <text:p>1</text:p>
            <text:p>1</text:p>
            <text:p>3</text:p>
            <text:p>1</text:p>
            <text:p>1</text:p>
            <text:p>1</text:p>
            <text:p>1</text:p>
            <text:p>1</text:p>
            <text:p>1</text:p>
            <text:p>3</text:p>
            <text:p>4</text:p>
            <text:p>2</text:p>
            <text:p>1</text:p>
            <text:p>1</text:p>
            <text:p>2</text:p>
            <text:p>1</text:p>
            <text:p>1</text:p>
            <text:p>1</text:p>
            <text:p>4</text:p>
            <text:p>1</text:p>
            <text:p>1</text:p>
            <text:p>2</text:p>
            <text:p>1</text:p>
            <text:p>3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1</text:p>
            <text:p>1</text:p>
            <text:p>4</text:p>
            <text:p>1</text:p>
            <text:p>1</text:p>
            <text:p>1</text:p>
            <text:p>1</text:p>
            <text:p>1</text:p>
            <text:p>1</text:p>
            <text:p>1</text:p>
            <text:p>3</text:p>
            <text:p>1</text:p>
            <text:p>1</text:p>
            <text:p>1</text:p>
            <text:p>4</text:p>
            <text:p>1</text:p>
            <text:p>1</text:p>
            <text:p>4</text:p>
            <text:p>1</text:p>
            <text:p>1</text:p>
            <text:p>1</text:p>
            <text:p>1</text:p>
            <text:p>2</text:p>
            <text:p>1</text:p>
            <text:p>1</text:p>
            <text:p>4</text:p>
            <text:p>1</text:p>
            <text:p>1</text:p>
            <text:p>1</text:p>
            <text:p>1</text:p>
            <text:p>5</text:p>
            <text:p>1</text:p>
            <text:p>3</text:p>
            <text:p>3</text:p>
            <text:p>1</text:p>
            <text:p>2</text:p>
            <text:p>1</text:p>
            <text:p>1</text:p>
            <text:p>1</text:p>
            <text:p>1</text:p>
            <text:p>5</text:p>
            <text:p>1</text:p>
            <text:p>1</text:p>
            <text:p>1</text:p>
            <text:p>1</text:p>
            <text:p>1</text:p>
            <text:p>5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1</text:p>
            <text:p>2</text:p>
            <text:p>1</text:p>
            <text:p>1</text:p>
            <text:p>1</text:p>
            <text:p>2</text:p>
            <text:p>1</text:p>
            <text:p>2</text:p>
            <text:p>1</text:p>
            <text:p>1</text:p>
            <text:p>1</text:p>
            <text:p>3</text:p>
            <text:p>1</text:p>
            <text:p>2</text:p>
            <text:p>1</text:p>
            <text:p>1</text:p>
            <text:p>2</text:p>
            <text:p>4</text:p>
            <text:p>1</text:p>
            <text:p>2</text:p>
            <text:p>1</text:p>
            <text:p>1</text:p>
            <text:p>3</text:p>
            <text:p>5</text:p>
            <text:p>2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>1</text:p>
            <text:p/>
          </table:table-cell>
          <table:table-cell table:number-columns-repeated="3"/>
        </table:table-row>
      </table:table>
      <table:table table:name="Sheet2" table:style-name="ta1">
        <table:table-column table:style-name="co2" table:number-columns-repeated="8" table:default-cell-style-name="Default"/>
        <table:table-column table:style-name="co2" table:default-cell-style-name="ce2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Project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Short Description</text:p>
          </table:table-cell>
          <table:table-cell office:value-type="string" calcext:value-type="string">
            <text:p>NoC</text:p>
          </table:table-cell>
          <table:table-cell office:value-type="string" calcext:value-type="string">
            <text:p>Total Commit</text:p>
          </table:table-cell>
          <table:table-cell office:value-type="string" calcext:value-type="string">
            <text:p>Bug Introducing commit</text:p>
          </table:table-cell>
          <table:table-cell office:value-type="string" calcext:value-type="string">
            <text:p>Detected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op3</text:p>
          </table:table-cell>
          <table:table-cell office:value-type="string" calcext:value-type="string">
            <text:p>top5</text:p>
          </table:table-cell>
          <table:table-cell office:value-type="string" calcext:value-type="string">
            <text:p>Time Diff</text:p>
          </table:table-cell>
          <table:table-cell table:number-columns-repeated="4"/>
          <table:table-cell office:value-type="string" calcext:value-type="string">
            <text:p>Detected Random</text:p>
          </table:table-cell>
          <table:table-cell office:value-type="string" calcext:value-type="string">
            <text:p>Precision Random</text:p>
          </table:table-cell>
          <table:table-cell office:value-type="string" calcext:value-type="string">
            <text:p>Recall Random</text:p>
          </table:table-cell>
          <table:table-cell office:value-type="string" calcext:value-type="string">
            <text:p>F1 measure random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druid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atabase connection pool in JAVA</text:p>
          </table:table-cell>
          <table:table-cell office:value-type="float" office:value="3309" calcext:value-type="float">
            <text:p>3309</text:p>
          </table:table-cell>
          <table:table-cell office:value-type="float" office:value="4775" calcext:value-type="float">
            <text:p>4775</text:p>
          </table:table-cell>
          <table:table-cell office:value-type="float" office:value="1260" calcext:value-type="float">
            <text:p>1260</text:p>
          </table:table-cell>
          <table:table-cell office:value-type="float" office:value="787" calcext:value-type="float">
            <text:p>787</text:p>
          </table:table-cell>
          <table:table-cell table:formula="of:=[.Q2]/[.H2]*100" office:value-type="float" office:value="88.4371029224905" calcext:value-type="float">
            <text:p>88.44</text:p>
          </table:table-cell>
          <table:table-cell table:style-name="ce2" table:formula="of:=[.H2]/[.G2]*100" office:value-type="float" office:value="62.4603174603175" calcext:value-type="float">
            <text:p>62.46</text:p>
          </table:table-cell>
          <table:table-cell table:style-name="ce2" table:formula="of:=2*(([.I2]*[.J2])/([.I2]+[.J2]))" office:value-type="float" office:value="73.2127760672954" calcext:value-type="float">
            <text:p>73.21</text:p>
          </table:table-cell>
          <table:table-cell table:style-name="ce2" office:value-type="float" office:value="39.9706917791627" calcext:value-type="float">
            <text:p>39.97</text:p>
          </table:table-cell>
          <table:table-cell table:style-name="ce2" table:formula="of:=[.L2]+[.O2]" office:value-type="float" office:value="46.6883558302652" calcext:value-type="float">
            <text:p>46.69</text:p>
          </table:table-cell>
          <table:table-cell table:style-name="ce2" office:value-type="float" office:value="599.187930469006" calcext:value-type="float">
            <text:p>599.19</text:p>
          </table:table-cell>
          <table:table-cell office:value-type="float" office:value="6.71766405110247" calcext:value-type="float">
            <text:p>6.7176640511</text:p>
          </table:table-cell>
          <table:table-cell office:value-type="float" office:value="11.5799732948653" calcext:value-type="float">
            <text:p>11.5799732949</text:p>
          </table:table-cell>
          <table:table-cell table:formula="of:=ROUND([.H2]-[.H2]*([.P2]/100); 0)" office:value-type="float" office:value="696" calcext:value-type="float">
            <text:p>696</text:p>
          </table:table-cell>
          <table:table-cell/>
          <table:table-cell table:formula="of:=ROUND([.F2]*[.X2])" office:value-type="float" office:value="2346" calcext:value-type="float">
            <text:p>2346</text:p>
          </table:table-cell>
          <table:table-cell table:formula="of:=[.G2]/[.F2]*100" office:value-type="float" office:value="26.3874345549738" calcext:value-type="float">
            <text:p>26.387434555</text:p>
          </table:table-cell>
          <table:table-cell table:formula="of:=100*[.X2]" office:value-type="float" office:value="49.1228791261092" calcext:value-type="float">
            <text:p>49.1228791261</text:p>
          </table:table-cell>
          <table:table-cell table:formula="of:=2*(([.T2]*[.U2])/([.T2]+[.U2]))" office:value-type="float" office:value="34.3324426797297" calcext:value-type="float">
            <text:p>34.3324426797</text:p>
          </table:table-cell>
          <table:table-cell/>
          <table:table-cell office:value-type="float" office:value="0.491228791261092" calcext:value-type="float">
            <text:p>0.4912287913</text:p>
          </table:table-cell>
          <table:table-cell table:formula="of:=[.G2]/[.F2]*100" office:value-type="float" office:value="26.3874345549738" calcext:value-type="float">
            <text:p>26.387434555</text:p>
          </table:table-cell>
          <table:table-cell/>
          <table:table-cell table:formula="of:=ROUND([.S2]*[.T2]/100)" office:value-type="float" office:value="619" calcext:value-type="float">
            <text:p>619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dubbo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RPC framework </text:p>
          </table:table-cell>
          <table:table-cell office:value-type="float" office:value="1715" calcext:value-type="float">
            <text:p>1715</text:p>
          </table:table-cell>
          <table:table-cell office:value-type="float" office:value="1836" calcext:value-type="float">
            <text:p>1836</text:p>
          </table:table-cell>
          <table:table-cell office:value-type="float" office:value="119" calcext:value-type="float">
            <text:p>119</text:p>
          </table:table-cell>
          <table:table-cell office:value-type="float" office:value="61" calcext:value-type="float">
            <text:p>61</text:p>
          </table:table-cell>
          <table:table-cell table:formula="of:=[.Q3]/[.H3]*100" office:value-type="float" office:value="96.7213114754098" calcext:value-type="float">
            <text:p>96.72</text:p>
          </table:table-cell>
          <table:table-cell table:style-name="ce2" table:formula="of:=[.H3]/[.G3]*100" office:value-type="float" office:value="51.2605042016807" calcext:value-type="float">
            <text:p>51.26</text:p>
          </table:table-cell>
          <table:table-cell table:style-name="ce2" table:formula="of:=2*(([.I3]*[.J3])/([.I3]+[.J3]))" office:value-type="float" office:value="67.0080059579222" calcext:value-type="float">
            <text:p>67.01</text:p>
          </table:table-cell>
          <table:table-cell table:style-name="ce2" office:value-type="float" office:value="60.0079582980834" calcext:value-type="float">
            <text:p>60.01</text:p>
          </table:table-cell>
          <table:table-cell table:style-name="ce2" table:formula="of:=[.L3]+[.O3]" office:value-type="float" office:value="57.1372775582131" calcext:value-type="float">
            <text:p>57.14</text:p>
          </table:table-cell>
          <table:table-cell table:style-name="ce2" office:value-type="float" office:value="363.341463414634" calcext:value-type="float">
            <text:p>363.34</text:p>
          </table:table-cell>
          <table:table-cell office:value-type="float" office:value="-2.87068073987029" calcext:value-type="float">
            <text:p>-2.8706807399</text:p>
          </table:table-cell>
          <table:table-cell office:value-type="float" office:value="2.51472471747547" calcext:value-type="float">
            <text:p>2.5147247175</text:p>
          </table:table-cell>
          <table:table-cell table:formula="of:=ROUND([.H3]-[.H3]*([.P3]/100); 0)" office:value-type="float" office:value="59" calcext:value-type="float">
            <text:p>59</text:p>
          </table:table-cell>
          <table:table-cell/>
          <table:table-cell table:formula="of:=ROUND([.F3]*[.X3])" office:value-type="float" office:value="901" calcext:value-type="float">
            <text:p>901</text:p>
          </table:table-cell>
          <table:table-cell table:formula="of:=[.G3]/[.F3]*100" office:value-type="float" office:value="6.48148148148148" calcext:value-type="float">
            <text:p>6.4814814815</text:p>
          </table:table-cell>
          <table:table-cell table:formula="of:=100*[.X3]" office:value-type="float" office:value="49.0985745443031" calcext:value-type="float">
            <text:p>49.0985745443</text:p>
          </table:table-cell>
          <table:table-cell table:formula="of:=2*(([.T3]*[.U3])/([.T3]+[.U3]))" office:value-type="float" office:value="11.4512839471916" calcext:value-type="float">
            <text:p>11.4512839472</text:p>
          </table:table-cell>
          <table:table-cell/>
          <table:table-cell office:value-type="float" office:value="0.490985745443031" calcext:value-type="float">
            <text:p>0.4909857454</text:p>
          </table:table-cell>
          <table:table-cell table:formula="of:=[.G3]/[.F3]*100" office:value-type="float" office:value="6.48148148148148" calcext:value-type="float">
            <text:p>6.4814814815</text:p>
          </table:table-cell>
          <table:table-cell/>
          <table:table-cell table:formula="of:=ROUND([.S3]*[.T3]/100)" office:value-type="float" office:value="58" calcext:value-type="float">
            <text:p>58</text:p>
          </table:table-cell>
        </table:table-row>
        <table:table-row table:style-name="ro3">
          <table:table-cell office:value-type="string" calcext:value-type="string">
            <text:p>Alibaba</text:p>
          </table:table-cell>
          <table:table-cell office:value-type="string" calcext:value-type="string">
            <text:p>fastjson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JSON parser/generator</text:p>
          </table:table-cell>
          <table:table-cell office:value-type="float" office:value="2002" calcext:value-type="float">
            <text:p>2002</text:p>
          </table:table-cell>
          <table:table-cell office:value-type="float" office:value="1749" calcext:value-type="float">
            <text:p>1749</text:p>
          </table:table-cell>
          <table:table-cell office:value-type="float" office:value="516" calcext:value-type="float">
            <text:p>516</text:p>
          </table:table-cell>
          <table:table-cell office:value-type="float" office:value="373" calcext:value-type="float">
            <text:p>373</text:p>
          </table:table-cell>
          <table:table-cell table:formula="of:=[.Q4]/[.H4]*100" office:value-type="float" office:value="95.7104557640751" calcext:value-type="float">
            <text:p>95.71</text:p>
          </table:table-cell>
          <table:table-cell table:style-name="ce2" table:formula="of:=[.H4]/[.G4]*100" office:value-type="float" office:value="72.2868217054264" calcext:value-type="float">
            <text:p>72.29</text:p>
          </table:table-cell>
          <table:table-cell table:style-name="ce2" table:formula="of:=2*(([.I4]*[.J4])/([.I4]+[.J4]))" office:value-type="float" office:value="82.3656758654176" calcext:value-type="float">
            <text:p>82.37</text:p>
          </table:table-cell>
          <table:table-cell table:style-name="ce2" office:value-type="float" office:value="18.191313194111" calcext:value-type="float">
            <text:p>18.19</text:p>
          </table:table-cell>
          <table:table-cell table:style-name="ce2" table:formula="of:=[.L4]+[.O4]" office:value-type="float" office:value="15.2314724423923" calcext:value-type="float">
            <text:p>15.23</text:p>
          </table:table-cell>
          <table:table-cell table:style-name="ce2" office:value-type="float" office:value="607.790245362059" calcext:value-type="float">
            <text:p>607.79</text:p>
          </table:table-cell>
          <table:table-cell office:value-type="float" office:value="-2.95984075171873" calcext:value-type="float">
            <text:p>-2.9598407517</text:p>
          </table:table-cell>
          <table:table-cell office:value-type="float" office:value="4.15807020035572" calcext:value-type="float">
            <text:p>4.1580702004</text:p>
          </table:table-cell>
          <table:table-cell table:formula="of:=ROUND([.H4]-[.H4]*([.P4]/100); 0)" office:value-type="float" office:value="357" calcext:value-type="float">
            <text:p>357</text:p>
          </table:table-cell>
          <table:table-cell/>
          <table:table-cell table:formula="of:=ROUND([.F4]*[.X4])" office:value-type="float" office:value="877" calcext:value-type="float">
            <text:p>877</text:p>
          </table:table-cell>
          <table:table-cell table:formula="of:=[.G4]/[.F4]*100" office:value-type="float" office:value="29.5025728987993" calcext:value-type="float">
            <text:p>29.5025728988</text:p>
          </table:table-cell>
          <table:table-cell table:formula="of:=100*[.X4]" office:value-type="float" office:value="50.1694436157122" calcext:value-type="float">
            <text:p>50.1694436157</text:p>
          </table:table-cell>
          <table:table-cell table:formula="of:=2*(([.T4]*[.U4])/([.T4]+[.U4]))" office:value-type="float" office:value="37.1555216578498" calcext:value-type="float">
            <text:p>37.1555216578</text:p>
          </table:table-cell>
          <table:table-cell/>
          <table:table-cell office:value-type="float" office:value="0.501694436157122" calcext:value-type="float">
            <text:p>0.5016944362</text:p>
          </table:table-cell>
          <table:table-cell table:formula="of:=[.G4]/[.F4]*100" office:value-type="float" office:value="29.5025728987993" calcext:value-type="float">
            <text:p>29.5025728988</text:p>
          </table:table-cell>
          <table:table-cell/>
          <table:table-cell table:formula="of:=ROUND([.S4]*[.T4]/100)" office:value-type="float" office:value="259" calcext:value-type="float">
            <text:p>259</text:p>
          </table:table-cell>
        </table:table-row>
        <table:table-row table:style-name="ro4">
          <table:table-cell office:value-type="string" calcext:value-type="string">
            <text:p>Alibaba</text:p>
          </table:table-cell>
          <table:table-cell office:value-type="string" calcext:value-type="string">
            <text:p>jstorm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 Stream Process</text:p>
          </table:table-cell>
          <table:table-cell office:value-type="float" office:value="1492" calcext:value-type="float">
            <text:p>1492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formula="of:=[.Q5]/[.H5]*100" office:value-type="float" office:value="90.4761904761905" calcext:value-type="float">
            <text:p>90.48</text:p>
          </table:table-cell>
          <table:table-cell table:style-name="ce2" table:formula="of:=[.H5]/[.G5]*100" office:value-type="float" office:value="87.5" calcext:value-type="float">
            <text:p>87.50</text:p>
          </table:table-cell>
          <table:table-cell table:style-name="ce2" table:formula="of:=2*(([.I5]*[.J5])/([.I5]+[.J5]))" office:value-type="float" office:value="88.9632107023411" calcext:value-type="float">
            <text:p>88.96</text:p>
          </table:table-cell>
          <table:table-cell table:style-name="ce2" office:value-type="float" office:value="22.3775220429525" calcext:value-type="float">
            <text:p>22.38</text:p>
          </table:table-cell>
          <table:table-cell table:style-name="ce2" table:formula="of:=[.L5]+[.O5]" office:value-type="float" office:value="30.4822723427788" calcext:value-type="float">
            <text:p>30.48</text:p>
          </table:table-cell>
          <table:table-cell table:style-name="ce2" office:value-type="float" office:value="635.238709677419" calcext:value-type="float">
            <text:p>635.24</text:p>
          </table:table-cell>
          <table:table-cell office:value-type="float" office:value="8.10475029982626" calcext:value-type="float">
            <text:p>8.1047502998</text:p>
          </table:table-cell>
          <table:table-cell office:value-type="float" office:value="8.11906401417218" calcext:value-type="float">
            <text:p>8.1190640142</text:p>
          </table:table-cell>
          <table:table-cell table:formula="of:=ROUND([.H5]-[.H5]*([.P5]/100); 0)" office:value-type="float" office:value="19" calcext:value-type="float">
            <text:p>19</text:p>
          </table:table-cell>
          <table:table-cell/>
          <table:table-cell table:formula="of:=ROUND([.F5]*[.X5])" office:value-type="float" office:value="109" calcext:value-type="float">
            <text:p>109</text:p>
          </table:table-cell>
          <table:table-cell table:formula="of:=[.G5]/[.F5]*100" office:value-type="float" office:value="11.1627906976744" calcext:value-type="float">
            <text:p>11.1627906977</text:p>
          </table:table-cell>
          <table:table-cell table:formula="of:=100*[.X5]" office:value-type="float" office:value="50.7365124393255" calcext:value-type="float">
            <text:p>50.7365124393</text:p>
          </table:table-cell>
          <table:table-cell table:formula="of:=2*(([.T5]*[.U5])/([.T5]+[.U5]))" office:value-type="float" office:value="18.2994328009359" calcext:value-type="float">
            <text:p>18.2994328009</text:p>
          </table:table-cell>
          <table:table-cell/>
          <table:table-cell office:value-type="float" office:value="0.507365124393255" calcext:value-type="float">
            <text:p>0.5073651244</text:p>
          </table:table-cell>
          <table:table-cell table:formula="of:=[.G5]/[.F5]*100" office:value-type="float" office:value="11.1627906976744" calcext:value-type="float">
            <text:p>11.1627906977</text:p>
          </table:table-cell>
          <table:table-cell/>
          <table:table-cell table:formula="of:=ROUND([.S5]*[.T5]/100)"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hadoo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framework for distributed processing </text:p>
          </table:table-cell>
          <table:table-cell office:value-type="float" office:value="9108" calcext:value-type="float">
            <text:p>9108</text:p>
          </table:table-cell>
          <table:table-cell office:value-type="float" office:value="14154" calcext:value-type="float">
            <text:p>14154</text:p>
          </table:table-cell>
          <table:table-cell office:value-type="float" office:value="3678" calcext:value-type="float">
            <text:p>3678</text:p>
          </table:table-cell>
          <table:table-cell office:value-type="float" office:value="851" calcext:value-type="float">
            <text:p>851</text:p>
          </table:table-cell>
          <table:table-cell table:formula="of:=[.Q6]/[.H6]*100" office:value-type="float" office:value="86.8390129259695" calcext:value-type="float">
            <text:p>86.84</text:p>
          </table:table-cell>
          <table:table-cell table:style-name="ce2" table:formula="of:=[.H6]/[.G6]*100" office:value-type="float" office:value="23.1375747688961" calcext:value-type="float">
            <text:p>23.14</text:p>
          </table:table-cell>
          <table:table-cell table:style-name="ce2" table:formula="of:=2*(([.I6]*[.J6])/([.I6]+[.J6]))" office:value-type="float" office:value="36.5394889320713" calcext:value-type="float">
            <text:p>36.54</text:p>
          </table:table-cell>
          <table:table-cell table:style-name="ce2" office:value-type="float" office:value="38.9446962019429" calcext:value-type="float">
            <text:p>38.94</text:p>
          </table:table-cell>
          <table:table-cell table:style-name="ce2" table:formula="of:=[.L6]+[.O6]" office:value-type="float" office:value="47.6840996858664" calcext:value-type="float">
            <text:p>47.68</text:p>
          </table:table-cell>
          <table:table-cell table:style-name="ce2" office:value-type="float" office:value="469.96549406229" calcext:value-type="float">
            <text:p>469.97</text:p>
          </table:table-cell>
          <table:table-cell office:value-type="float" office:value="8.73940348392352" calcext:value-type="float">
            <text:p>8.7394034839</text:p>
          </table:table-cell>
          <table:table-cell office:value-type="float" office:value="13.1655439606402" calcext:value-type="float">
            <text:p>13.1655439606</text:p>
          </table:table-cell>
          <table:table-cell table:formula="of:=ROUND([.H6]-[.H6]*([.P6]/100); 0)" office:value-type="float" office:value="739" calcext:value-type="float">
            <text:p>739</text:p>
          </table:table-cell>
          <table:table-cell/>
          <table:table-cell table:formula="of:=ROUND([.F6]*[.X6])" office:value-type="float" office:value="7015" calcext:value-type="float">
            <text:p>7015</text:p>
          </table:table-cell>
          <table:table-cell table:formula="of:=[.G6]/[.F6]*100" office:value-type="float" office:value="25.9855871131835" calcext:value-type="float">
            <text:p>25.9855871132</text:p>
          </table:table-cell>
          <table:table-cell table:formula="of:=100*[.X6]" office:value-type="float" office:value="49.5591813558713" calcext:value-type="float">
            <text:p>49.5591813559</text:p>
          </table:table-cell>
          <table:table-cell table:formula="of:=2*(([.T6]*[.U6])/([.T6]+[.U6]))" office:value-type="float" office:value="34.0943377146912" calcext:value-type="float">
            <text:p>34.0943377147</text:p>
          </table:table-cell>
          <table:table-cell/>
          <table:table-cell office:value-type="float" office:value="0.495591813558713" calcext:value-type="float">
            <text:p>0.4955918136</text:p>
          </table:table-cell>
          <table:table-cell table:formula="of:=[.G6]/[.F6]*100" office:value-type="float" office:value="25.9855871131835" calcext:value-type="float">
            <text:p>25.9855871132</text:p>
          </table:table-cell>
          <table:table-cell/>
          <table:table-cell table:formula="of:=ROUND([.S6]*[.T6]/100)" office:value-type="float" office:value="1823" calcext:value-type="float">
            <text:p>1823</text:p>
          </table:table-cell>
        </table:table-row>
        <table:table-row table:style-name="ro3">
          <table:table-cell office:value-type="string" calcext:value-type="string">
            <text:p>Apache</text:p>
          </table:table-cell>
          <table:table-cell office:value-type="string" calcext:value-type="string">
            <text:p>storm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realtime computation system</text:p>
          </table:table-cell>
          <table:table-cell office:value-type="float" office:value="2209" calcext:value-type="float">
            <text:p>2209</text:p>
          </table:table-cell>
          <table:table-cell office:value-type="float" office:value="7208" calcext:value-type="float">
            <text:p>7208</text:p>
          </table:table-cell>
          <table:table-cell office:value-type="float" office:value="951" calcext:value-type="float">
            <text:p>951</text:p>
          </table:table-cell>
          <table:table-cell office:value-type="float" office:value="444" calcext:value-type="float">
            <text:p>444</text:p>
          </table:table-cell>
          <table:table-cell table:formula="of:=[.Q7]/[.H7]*100" office:value-type="float" office:value="86.2612612612613" calcext:value-type="float">
            <text:p>86.26</text:p>
          </table:table-cell>
          <table:table-cell table:style-name="ce2" table:formula="of:=[.H7]/[.G7]*100" office:value-type="float" office:value="46.6876971608833" calcext:value-type="float">
            <text:p>46.69</text:p>
          </table:table-cell>
          <table:table-cell table:style-name="ce2" table:formula="of:=2*(([.I7]*[.J7])/([.I7]+[.J7]))" office:value-type="float" office:value="60.5847490687943" calcext:value-type="float">
            <text:p>60.58</text:p>
          </table:table-cell>
          <table:table-cell table:style-name="ce2" office:value-type="float" office:value="53.0314554553479" calcext:value-type="float">
            <text:p>53.03</text:p>
          </table:table-cell>
          <table:table-cell table:style-name="ce2" table:formula="of:=[.L7]+[.O7]" office:value-type="float" office:value="61.0962362308055" calcext:value-type="float">
            <text:p>61.10</text:p>
          </table:table-cell>
          <table:table-cell table:style-name="ce2" office:value-type="float" office:value="530.567106710671" calcext:value-type="float">
            <text:p>530.57</text:p>
          </table:table-cell>
          <table:table-cell office:value-type="float" office:value="8.06478077545762" calcext:value-type="float">
            <text:p>8.0647807755</text:p>
          </table:table-cell>
          <table:table-cell office:value-type="float" office:value="13.8202914549038" calcext:value-type="float">
            <text:p>13.8202914549</text:p>
          </table:table-cell>
          <table:table-cell table:formula="of:=ROUND([.H7]-[.H7]*([.P7]/100); 0)" office:value-type="float" office:value="383" calcext:value-type="float">
            <text:p>383</text:p>
          </table:table-cell>
          <table:table-cell/>
          <table:table-cell table:formula="of:=ROUND([.F7]*[.X7])" office:value-type="float" office:value="3542" calcext:value-type="float">
            <text:p>3542</text:p>
          </table:table-cell>
          <table:table-cell table:formula="of:=[.G7]/[.F7]*100" office:value-type="float" office:value="13.1936736958935" calcext:value-type="float">
            <text:p>13.1936736959</text:p>
          </table:table-cell>
          <table:table-cell table:formula="of:=100*[.X7]" office:value-type="float" office:value="49.1394550888799" calcext:value-type="float">
            <text:p>49.1394550889</text:p>
          </table:table-cell>
          <table:table-cell table:formula="of:=2*(([.T7]*[.U7])/([.T7]+[.U7]))" office:value-type="float" office:value="20.8020982959246" calcext:value-type="float">
            <text:p>20.8020982959</text:p>
          </table:table-cell>
          <table:table-cell/>
          <table:table-cell office:value-type="float" office:value="0.491394550888799" calcext:value-type="float">
            <text:p>0.4913945509</text:p>
          </table:table-cell>
          <table:table-cell table:formula="of:=[.G7]/[.F7]*100" office:value-type="float" office:value="13.1936736958935" calcext:value-type="float">
            <text:p>13.1936736959</text:p>
          </table:table-cell>
          <table:table-cell/>
          <table:table-cell table:formula="of:=ROUND([.S7]*[.T7]/100)" office:value-type="float" office:value="467" calcext:value-type="float">
            <text:p>467</text:p>
          </table:table-cell>
        </table:table-row>
        <table:table-row table:style-name="ro4">
          <table:table-cell office:value-type="string" calcext:value-type="string">
            <text:p>Clojure</text:p>
          </table:table-cell>
          <table:table-cell office:value-type="string" calcext:value-type="string">
            <text:p>clojur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rogramming language</text:p>
          </table:table-cell>
          <table:table-cell office:value-type="float" office:value="335" calcext:value-type="float">
            <text:p>335</text:p>
          </table:table-cell>
          <table:table-cell office:value-type="float" office:value="2996" calcext:value-type="float">
            <text:p>2996</text:p>
          </table:table-cell>
          <table:table-cell office:value-type="float" office:value="596" calcext:value-type="float">
            <text:p>596</text:p>
          </table:table-cell>
          <table:table-cell office:value-type="float" office:value="46" calcext:value-type="float">
            <text:p>46</text:p>
          </table:table-cell>
          <table:table-cell table:formula="of:=[.Q8]/[.H8]*100" office:value-type="float" office:value="86.9565217391304" calcext:value-type="float">
            <text:p>86.96</text:p>
          </table:table-cell>
          <table:table-cell table:style-name="ce2" table:formula="of:=[.H8]/[.G8]*100" office:value-type="float" office:value="7.71812080536913" calcext:value-type="float">
            <text:p>7.72</text:p>
          </table:table-cell>
          <table:table-cell table:style-name="ce2" table:formula="of:=2*(([.I8]*[.J8])/([.I8]+[.J8]))" office:value-type="float" office:value="14.1778394205579" calcext:value-type="float">
            <text:p>14.18</text:p>
          </table:table-cell>
          <table:table-cell table:style-name="ce2" office:value-type="float" office:value="53.6077909497544" calcext:value-type="float">
            <text:p>53.61</text:p>
          </table:table-cell>
          <table:table-cell table:style-name="ce2" table:formula="of:=[.L8]+[.O8]" office:value-type="float" office:value="59.5216060290113" calcext:value-type="float">
            <text:p>59.52</text:p>
          </table:table-cell>
          <table:table-cell table:style-name="ce2" office:value-type="float" office:value="477.326923076923" calcext:value-type="float">
            <text:p>477.33</text:p>
          </table:table-cell>
          <table:table-cell office:value-type="float" office:value="5.91381507925689" calcext:value-type="float">
            <text:p>5.9138150793</text:p>
          </table:table-cell>
          <table:table-cell office:value-type="float" office:value="13.0028051475529" calcext:value-type="float">
            <text:p>13.0028051476</text:p>
          </table:table-cell>
          <table:table-cell table:formula="of:=ROUND([.H8]-[.H8]*([.P8]/100); 0)" office:value-type="float" office:value="40" calcext:value-type="float">
            <text:p>40</text:p>
          </table:table-cell>
          <table:table-cell/>
          <table:table-cell table:formula="of:=ROUND([.F8]*[.X8])" office:value-type="float" office:value="1471" calcext:value-type="float">
            <text:p>1471</text:p>
          </table:table-cell>
          <table:table-cell table:formula="of:=[.G8]/[.F8]*100" office:value-type="float" office:value="19.8931909212283" calcext:value-type="float">
            <text:p>19.8931909212</text:p>
          </table:table-cell>
          <table:table-cell table:formula="of:=100*[.X8]" office:value-type="float" office:value="49.1104951258749" calcext:value-type="float">
            <text:p>49.1104951259</text:p>
          </table:table-cell>
          <table:table-cell table:formula="of:=2*(([.T8]*[.U8])/([.T8]+[.U8]))" office:value-type="float" office:value="28.316297628164" calcext:value-type="float">
            <text:p>28.3162976282</text:p>
          </table:table-cell>
          <table:table-cell/>
          <table:table-cell office:value-type="float" office:value="0.491104951258749" calcext:value-type="float">
            <text:p>0.4911049513</text:p>
          </table:table-cell>
          <table:table-cell table:formula="of:=[.G8]/[.F8]*100" office:value-type="float" office:value="19.8931909212283" calcext:value-type="float">
            <text:p>19.8931909212</text:p>
          </table:table-cell>
          <table:table-cell/>
          <table:table-cell table:formula="of:=ROUND([.S8]*[.T8]/100)" office:value-type="float" office:value="293" calcext:value-type="float">
            <text:p>293</text:p>
          </table:table-cell>
        </table:table-row>
        <table:table-row table:style-name="ro4">
          <table:table-cell office:value-type="string" calcext:value-type="string">
            <text:p>Dropwizard</text:p>
          </table:table-cell>
          <table:table-cell office:value-type="string" calcext:value-type="string">
            <text:p>dropwizar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RESTful web services</text:p>
          </table:table-cell>
          <table:table-cell office:value-type="float" office:value="964" calcext:value-type="float">
            <text:p>964</text:p>
          </table:table-cell>
          <table:table-cell office:value-type="float" office:value="3809" calcext:value-type="float">
            <text:p>3809</text:p>
          </table:table-cell>
          <table:table-cell office:value-type="float" office:value="581" calcext:value-type="float">
            <text:p>581</text:p>
          </table:table-cell>
          <table:table-cell office:value-type="float" office:value="179" calcext:value-type="float">
            <text:p>179</text:p>
          </table:table-cell>
          <table:table-cell table:formula="of:=[.Q9]/[.H9]*100" office:value-type="float" office:value="96.6480446927374" calcext:value-type="float">
            <text:p>96.65</text:p>
          </table:table-cell>
          <table:table-cell table:style-name="ce2" table:formula="of:=[.H9]/[.G9]*100" office:value-type="float" office:value="30.8089500860585" calcext:value-type="float">
            <text:p>30.81</text:p>
          </table:table-cell>
          <table:table-cell table:style-name="ce2" table:formula="of:=2*(([.I9]*[.J9])/([.I9]+[.J9]))" office:value-type="float" office:value="46.7235994387193" calcext:value-type="float">
            <text:p>46.72</text:p>
          </table:table-cell>
          <table:table-cell table:style-name="ce2" office:value-type="float" office:value="47.5427770032547" calcext:value-type="float">
            <text:p>47.54</text:p>
          </table:table-cell>
          <table:table-cell table:style-name="ce2" table:formula="of:=[.L9]+[.O9]" office:value-type="float" office:value="53.5637941793538" calcext:value-type="float">
            <text:p>53.56</text:p>
          </table:table-cell>
          <table:table-cell table:style-name="ce2" office:value-type="float" office:value="482.928735632184" calcext:value-type="float">
            <text:p>482.93</text:p>
          </table:table-cell>
          <table:table-cell office:value-type="float" office:value="6.02101717609912" calcext:value-type="float">
            <text:p>6.0210171761</text:p>
          </table:table-cell>
          <table:table-cell office:value-type="float" office:value="3.13895323779434" calcext:value-type="float">
            <text:p>3.1389532378</text:p>
          </table:table-cell>
          <table:table-cell table:formula="of:=ROUND([.H9]-[.H9]*([.P9]/100); 0)" office:value-type="float" office:value="173" calcext:value-type="float">
            <text:p>173</text:p>
          </table:table-cell>
          <table:table-cell/>
          <table:table-cell table:formula="of:=ROUND([.F9]*[.X9])" office:value-type="float" office:value="1918" calcext:value-type="float">
            <text:p>1918</text:p>
          </table:table-cell>
          <table:table-cell table:formula="of:=[.G9]/[.F9]*100" office:value-type="float" office:value="15.2533473352586" calcext:value-type="float">
            <text:p>15.2533473353</text:p>
          </table:table-cell>
          <table:table-cell table:formula="of:=100*[.X9]" office:value-type="float" office:value="50.3562283026986" calcext:value-type="float">
            <text:p>50.3562283027</text:p>
          </table:table-cell>
          <table:table-cell table:formula="of:=2*(([.T9]*[.U9])/([.T9]+[.U9]))" office:value-type="float" office:value="23.4142968713326" calcext:value-type="float">
            <text:p>23.4142968713</text:p>
          </table:table-cell>
          <table:table-cell/>
          <table:table-cell office:value-type="float" office:value="0.503562283026986" calcext:value-type="float">
            <text:p>0.503562283</text:p>
          </table:table-cell>
          <table:table-cell table:formula="of:=[.G9]/[.F9]*100" office:value-type="float" office:value="15.2533473352586" calcext:value-type="float">
            <text:p>15.2533473353</text:p>
          </table:table-cell>
          <table:table-cell/>
          <table:table-cell table:formula="of:=ROUND([.S9]*[.T9]/100)" office:value-type="float" office:value="293" calcext:value-type="float">
            <text:p>293</text:p>
          </table:table-cell>
        </table:table-row>
        <table:table-row table:style-name="ro3">
          <table:table-cell office:value-type="string" calcext:value-type="string">
            <text:p>Dropwizard</text:p>
          </table:table-cell>
          <table:table-cell office:value-type="string" calcext:value-type="string">
            <text:p>metric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VM- and application-level metrics</text:p>
          </table:table-cell>
          <table:table-cell office:value-type="float" office:value="335" calcext:value-type="float">
            <text:p>335</text:p>
          </table:table-cell>
          <table:table-cell office:value-type="float" office:value="1948" calcext:value-type="float">
            <text:p>1948</text:p>
          </table:table-cell>
          <table:table-cell office:value-type="float" office:value="331" calcext:value-type="float">
            <text:p>331</text:p>
          </table:table-cell>
          <table:table-cell office:value-type="float" office:value="129" calcext:value-type="float">
            <text:p>129</text:p>
          </table:table-cell>
          <table:table-cell table:formula="of:=[.Q10]/[.H10]*100" office:value-type="float" office:value="95.3488372093023" calcext:value-type="float">
            <text:p>95.35</text:p>
          </table:table-cell>
          <table:table-cell table:style-name="ce2" table:formula="of:=[.H10]/[.G10]*100" office:value-type="float" office:value="38.9728096676737" calcext:value-type="float">
            <text:p>38.97</text:p>
          </table:table-cell>
          <table:table-cell table:style-name="ce2" table:formula="of:=2*(([.I10]*[.J10])/([.I10]+[.J10]))" office:value-type="float" office:value="55.3300554451302" calcext:value-type="float">
            <text:p>55.33</text:p>
          </table:table-cell>
          <table:table-cell table:style-name="ce2" office:value-type="float" office:value="22.5259166536853" calcext:value-type="float">
            <text:p>22.53</text:p>
          </table:table-cell>
          <table:table-cell table:style-name="ce2" table:formula="of:=[.L10]+[.O10]" office:value-type="float" office:value="31.8231568357442" calcext:value-type="float">
            <text:p>31.82</text:p>
          </table:table-cell>
          <table:table-cell table:style-name="ce2" office:value-type="float" office:value="444.547008547009" calcext:value-type="float">
            <text:p>444.55</text:p>
          </table:table-cell>
          <table:table-cell office:value-type="float" office:value="9.29724018205889" calcext:value-type="float">
            <text:p>9.2972401821</text:p>
          </table:table-cell>
          <table:table-cell office:value-type="float" office:value="4.41776120918803" calcext:value-type="float">
            <text:p>4.4177612092</text:p>
          </table:table-cell>
          <table:table-cell table:formula="of:=ROUND([.H10]-[.H10]*([.P10]/100); 0)" office:value-type="float" office:value="123" calcext:value-type="float">
            <text:p>123</text:p>
          </table:table-cell>
          <table:table-cell/>
          <table:table-cell table:formula="of:=ROUND([.F10]*[.X10])" office:value-type="float" office:value="991" calcext:value-type="float">
            <text:p>991</text:p>
          </table:table-cell>
          <table:table-cell table:formula="of:=[.G10]/[.F10]*100" office:value-type="float" office:value="16.9917864476386" calcext:value-type="float">
            <text:p>16.9917864476</text:p>
          </table:table-cell>
          <table:table-cell table:formula="of:=100*[.X10]" office:value-type="float" office:value="50.8569561028853" calcext:value-type="float">
            <text:p>50.8569561029</text:p>
          </table:table-cell>
          <table:table-cell table:formula="of:=2*(([.T10]*[.U10])/([.T10]+[.U10]))" office:value-type="float" office:value="25.4728534381802" calcext:value-type="float">
            <text:p>25.4728534382</text:p>
          </table:table-cell>
          <table:table-cell/>
          <table:table-cell office:value-type="float" office:value="0.508569561028853" calcext:value-type="float">
            <text:p>0.508569561</text:p>
          </table:table-cell>
          <table:table-cell table:formula="of:=[.G10]/[.F10]*100" office:value-type="float" office:value="16.9917864476386" calcext:value-type="float">
            <text:p>16.9917864476</text:p>
          </table:table-cell>
          <table:table-cell/>
          <table:table-cell table:formula="of:=ROUND([.S10]*[.T10]/100)"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ch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lipse IDE</text:p>
          </table:table-cell>
          <table:table-cell office:value-type="float" office:value="7818" calcext:value-type="float">
            <text:p>7818</text:p>
          </table:table-cell>
          <table:table-cell office:value-type="float" office:value="1826" calcext:value-type="float">
            <text:p>1826</text:p>
          </table:table-cell>
          <table:table-cell office:value-type="float" office:value="169" calcext:value-type="float">
            <text:p>169</text:p>
          </table:table-cell>
          <table:table-cell office:value-type="float" office:value="9" calcext:value-type="float">
            <text:p>9</text:p>
          </table:table-cell>
          <table:table-cell table:formula="of:=[.Q11]/[.H11]*100" office:value-type="float" office:value="88.8888888888889" calcext:value-type="float">
            <text:p>88.89</text:p>
          </table:table-cell>
          <table:table-cell table:style-name="ce2" table:formula="of:=[.H11]/[.G11]*100" office:value-type="float" office:value="5.32544378698225" calcext:value-type="float">
            <text:p>5.33</text:p>
          </table:table-cell>
          <table:table-cell table:style-name="ce2" table:formula="of:=2*(([.I11]*[.J11])/([.I11]+[.J11]))" office:value-type="float" office:value="10.0488485694348" calcext:value-type="float">
            <text:p>10.05</text:p>
          </table:table-cell>
          <table:table-cell table:style-name="ce2" office:value-type="float" office:value="31.0130644100718" calcext:value-type="float">
            <text:p>31.01</text:p>
          </table:table-cell>
          <table:table-cell table:style-name="ce2" table:formula="of:=[.L11]+[.O11]" office:value-type="float" office:value="39.0416307852138" calcext:value-type="float">
            <text:p>39.04</text:p>
          </table:table-cell>
          <table:table-cell table:style-name="ce2" office:value-type="float" office:value="671.616161616162" calcext:value-type="float">
            <text:p>671.62</text:p>
          </table:table-cell>
          <table:table-cell office:value-type="float" office:value="8.02856637514196" calcext:value-type="float">
            <text:p>8.0285663751</text:p>
          </table:table-cell>
          <table:table-cell office:value-type="float" office:value="10.8988150663208" calcext:value-type="float">
            <text:p>10.8988150663</text:p>
          </table:table-cell>
          <table:table-cell table:formula="of:=ROUND([.H11]-[.H11]*([.P11]/100); 0)" office:value-type="float" office:value="8" calcext:value-type="float">
            <text:p>8</text:p>
          </table:table-cell>
          <table:table-cell/>
          <table:table-cell table:formula="of:=ROUND([.F11]*[.X11])" office:value-type="float" office:value="905" calcext:value-type="float">
            <text:p>905</text:p>
          </table:table-cell>
          <table:table-cell table:formula="of:=[.G11]/[.F11]*100" office:value-type="float" office:value="9.25520262869661" calcext:value-type="float">
            <text:p>9.2552026287</text:p>
          </table:table-cell>
          <table:table-cell table:formula="of:=100*[.X11]" office:value-type="float" office:value="49.5545774167404" calcext:value-type="float">
            <text:p>49.5545774167</text:p>
          </table:table-cell>
          <table:table-cell table:formula="of:=2*(([.T11]*[.U11])/([.T11]+[.U11]))" office:value-type="float" office:value="15.5973259827538" calcext:value-type="float">
            <text:p>15.5973259828</text:p>
          </table:table-cell>
          <table:table-cell/>
          <table:table-cell office:value-type="float" office:value="0.495545774167404" calcext:value-type="float">
            <text:p>0.4955457742</text:p>
          </table:table-cell>
          <table:table-cell table:formula="of:=[.G11]/[.F11]*100" office:value-type="float" office:value="9.25520262869661" calcext:value-type="float">
            <text:p>9.2552026287</text:p>
          </table:table-cell>
          <table:table-cell/>
          <table:table-cell table:formula="of:=ROUND([.S11]*[.T11]/100)" office:value-type="float" office:value="84" calcext:value-type="float">
            <text:p>84</text:p>
          </table:table-cell>
        </table:table-row>
        <table:table-row table:style-name="ro4">
          <table:table-cell office:value-type="string" calcext:value-type="string">
            <text:p>Excilys</text:p>
          </table:table-cell>
          <table:table-cell office:value-type="string" calcext:value-type="string">
            <text:p>androidannotations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Development</text:p>
          </table:table-cell>
          <table:table-cell office:value-type="float" office:value="1059" calcext:value-type="float">
            <text:p>1059</text:p>
          </table:table-cell>
          <table:table-cell office:value-type="float" office:value="2582" calcext:value-type="float">
            <text:p>2582</text:p>
          </table:table-cell>
          <table:table-cell office:value-type="float" office:value="566" calcext:value-type="float">
            <text:p>566</text:p>
          </table:table-cell>
          <table:table-cell office:value-type="float" office:value="9" calcext:value-type="float">
            <text:p>9</text:p>
          </table:table-cell>
          <table:table-cell table:formula="of:=[.Q12]/[.H12]*100" office:value-type="float" office:value="100" calcext:value-type="float">
            <text:p>100.00</text:p>
          </table:table-cell>
          <table:table-cell table:style-name="ce2" table:formula="of:=[.H12]/[.G12]*100" office:value-type="float" office:value="1.59010600706714" calcext:value-type="float">
            <text:p>1.59</text:p>
          </table:table-cell>
          <table:table-cell table:style-name="ce2" table:formula="of:=2*(([.I12]*[.J12])/([.I12]+[.J12]))" office:value-type="float" office:value="3.13043478260869" calcext:value-type="float">
            <text:p>3.13</text:p>
          </table:table-cell>
          <table:table-cell table:style-name="ce2" office:value-type="float" office:value="25.5966818751767" calcext:value-type="float">
            <text:p>25.60</text:p>
          </table:table-cell>
          <table:table-cell table:style-name="ce2" table:formula="of:=[.L12]+[.O12]" office:value-type="float" office:value="32.1305009291973" calcext:value-type="float">
            <text:p>32.13</text:p>
          </table:table-cell>
          <table:table-cell table:style-name="ce2" office:value-type="float" office:value="258" calcext:value-type="float">
            <text:p>258.00</text:p>
          </table:table-cell>
          <table:table-cell office:value-type="float" office:value="6.53381905402057" calcext:value-type="float">
            <text:p>6.533819054</text:p>
          </table:table-cell>
          <table:table-cell office:value-type="float" office:value="4.10144598805346" calcext:value-type="float">
            <text:p>4.1014459881</text:p>
          </table:table-cell>
          <table:table-cell table:formula="of:=ROUND([.H12]-[.H12]*([.P12]/100); 0)" office:value-type="float" office:value="9" calcext:value-type="float">
            <text:p>9</text:p>
          </table:table-cell>
          <table:table-cell/>
          <table:table-cell table:formula="of:=ROUND([.F12]*[.X12])" office:value-type="float" office:value="1273" calcext:value-type="float">
            <text:p>1273</text:p>
          </table:table-cell>
          <table:table-cell table:formula="of:=[.G12]/[.F12]*100" office:value-type="float" office:value="21.9209914794733" calcext:value-type="float">
            <text:p>21.9209914795</text:p>
          </table:table-cell>
          <table:table-cell table:formula="of:=100*[.X12]" office:value-type="float" office:value="49.2922441549599" calcext:value-type="float">
            <text:p>49.292244155</text:p>
          </table:table-cell>
          <table:table-cell table:formula="of:=2*(([.T12]*[.U12])/([.T12]+[.U12]))" office:value-type="float" office:value="30.3464617075349" calcext:value-type="float">
            <text:p>30.3464617075</text:p>
          </table:table-cell>
          <table:table-cell/>
          <table:table-cell office:value-type="float" office:value="0.492922441549599" calcext:value-type="float">
            <text:p>0.4929224415</text:p>
          </table:table-cell>
          <table:table-cell table:formula="of:=[.G12]/[.F12]*100" office:value-type="float" office:value="21.9209914794733" calcext:value-type="float">
            <text:p>21.9209914795</text:p>
          </table:table-cell>
          <table:table-cell/>
          <table:table-cell table:formula="of:=ROUND([.S12]*[.T12]/100)" office:value-type="float" office:value="279" calcext:value-type="float">
            <text:p>279</text:p>
          </table:table-cell>
        </table:table-row>
        <table:table-row table:style-name="ro5">
          <table:table-cell office:value-type="string" calcext:value-type="string">
            <text:p>Facebook</text:p>
          </table:table-cell>
          <table:table-cell office:value-type="string" calcext:value-type="string">
            <text:p>fresc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 for managing images</text:p>
          </table:table-cell>
          <table:table-cell office:value-type="float" office:value="1007" calcext:value-type="float">
            <text:p>1007</text:p>
          </table:table-cell>
          <table:table-cell office:value-type="float" office:value="744" calcext:value-type="float">
            <text:p>744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table:formula="of:=[.Q13]/[.H13]*100" office:value-type="float" office:value="92.6470588235294" calcext:value-type="float">
            <text:p>92.65</text:p>
          </table:table-cell>
          <table:table-cell table:style-name="ce2" table:formula="of:=[.H13]/[.G13]*100" office:value-type="float" office:value="68" calcext:value-type="float">
            <text:p>68.00</text:p>
          </table:table-cell>
          <table:table-cell table:style-name="ce2" table:formula="of:=2*(([.I13]*[.J13])/([.I13]+[.J13]))" office:value-type="float" office:value="78.4328084950568" calcext:value-type="float">
            <text:p>78.43</text:p>
          </table:table-cell>
          <table:table-cell table:style-name="ce2" office:value-type="float" office:value="64.1418016259559" calcext:value-type="float">
            <text:p>64.14</text:p>
          </table:table-cell>
          <table:table-cell table:style-name="ce2" table:formula="of:=[.L13]+[.O13]" office:value-type="float" office:value="71.0289772634861" calcext:value-type="float">
            <text:p>71.03</text:p>
          </table:table-cell>
          <table:table-cell table:style-name="ce2" office:value-type="float" office:value="532.913868613139" calcext:value-type="float">
            <text:p>532.91</text:p>
          </table:table-cell>
          <table:table-cell office:value-type="float" office:value="6.88717563753016" calcext:value-type="float">
            <text:p>6.8871756375</text:p>
          </table:table-cell>
          <table:table-cell office:value-type="float" office:value="6.69525867677294" calcext:value-type="float">
            <text:p>6.6952586768</text:p>
          </table:table-cell>
          <table:table-cell table:formula="of:=ROUND([.H13]-[.H13]*([.P13]/100); 0)" office:value-type="float" office:value="63" calcext:value-type="float">
            <text:p>63</text:p>
          </table:table-cell>
          <table:table-cell/>
          <table:table-cell table:formula="of:=ROUND([.F13]*[.X13])" office:value-type="float" office:value="378" calcext:value-type="float">
            <text:p>378</text:p>
          </table:table-cell>
          <table:table-cell table:formula="of:=[.G13]/[.F13]*100" office:value-type="float" office:value="13.4408602150538" calcext:value-type="float">
            <text:p>13.4408602151</text:p>
          </table:table-cell>
          <table:table-cell table:formula="of:=100*[.X13]" office:value-type="float" office:value="50.7409823425114" calcext:value-type="float">
            <text:p>50.7409823425</text:p>
          </table:table-cell>
          <table:table-cell table:formula="of:=2*(([.T13]*[.U13])/([.T13]+[.U13]))" office:value-type="float" office:value="21.2521929462687" calcext:value-type="float">
            <text:p>21.2521929463</text:p>
          </table:table-cell>
          <table:table-cell/>
          <table:table-cell office:value-type="float" office:value="0.507409823425114" calcext:value-type="float">
            <text:p>0.5074098234</text:p>
          </table:table-cell>
          <table:table-cell table:formula="of:=[.G13]/[.F13]*100" office:value-type="float" office:value="13.4408602150538" calcext:value-type="float">
            <text:p>13.4408602151</text:p>
          </table:table-cell>
          <table:table-cell/>
          <table:table-cell table:formula="of:=ROUND([.S13]*[.T13]/100)" office:value-type="float" office:value="51" calcext:value-type="float">
            <text:p>51</text:p>
          </table:table-cell>
        </table:table-row>
        <table:table-row table:style-name="ro3">
          <table:table-cell office:value-type="string" calcext:value-type="string">
            <text:p>Gocd</text:p>
          </table:table-cell>
          <table:table-cell office:value-type="string" calcext:value-type="string">
            <text:p>gocd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Continuous Delivery server</text:p>
          </table:table-cell>
          <table:table-cell office:value-type="float" office:value="16735" calcext:value-type="float">
            <text:p>16735</text:p>
          </table:table-cell>
          <table:table-cell office:value-type="float" office:value="3875" calcext:value-type="float">
            <text:p>3875</text:p>
          </table:table-cell>
          <table:table-cell office:value-type="float" office:value="499" calcext:value-type="float">
            <text:p>499</text:p>
          </table:table-cell>
          <table:table-cell office:value-type="float" office:value="297" calcext:value-type="float">
            <text:p>297</text:p>
          </table:table-cell>
          <table:table-cell table:formula="of:=[.Q14]/[.H14]*100" office:value-type="float" office:value="91.5824915824916" calcext:value-type="float">
            <text:p>91.58</text:p>
          </table:table-cell>
          <table:table-cell table:style-name="ce2" table:formula="of:=[.H14]/[.G14]*100" office:value-type="float" office:value="59.5190380761523" calcext:value-type="float">
            <text:p>59.52</text:p>
          </table:table-cell>
          <table:table-cell table:style-name="ce2" table:formula="of:=2*(([.I14]*[.J14])/([.I14]+[.J14]))" office:value-type="float" office:value="72.1488632963735" calcext:value-type="float">
            <text:p>72.15</text:p>
          </table:table-cell>
          <table:table-cell table:style-name="ce2" office:value-type="float" office:value="21.623835186474" calcext:value-type="float">
            <text:p>21.62</text:p>
          </table:table-cell>
          <table:table-cell table:style-name="ce2" table:formula="of:=[.L14]+[.O14]" office:value-type="float" office:value="30.5850284313783" calcext:value-type="float">
            <text:p>30.59</text:p>
          </table:table-cell>
          <table:table-cell table:style-name="ce2" office:value-type="float" office:value="567.275315672196" calcext:value-type="float">
            <text:p>567.28</text:p>
          </table:table-cell>
          <table:table-cell office:value-type="float" office:value="8.96119324490428" calcext:value-type="float">
            <text:p>8.9611932449</text:p>
          </table:table-cell>
          <table:table-cell office:value-type="float" office:value="8.56607409543358" calcext:value-type="float">
            <text:p>8.5660740954</text:p>
          </table:table-cell>
          <table:table-cell table:formula="of:=ROUND([.H14]-[.H14]*([.P14]/100); 0)" office:value-type="float" office:value="272" calcext:value-type="float">
            <text:p>272</text:p>
          </table:table-cell>
          <table:table-cell/>
          <table:table-cell table:formula="of:=ROUND([.F14]*[.X14])" office:value-type="float" office:value="1959" calcext:value-type="float">
            <text:p>1959</text:p>
          </table:table-cell>
          <table:table-cell table:formula="of:=[.G14]/[.F14]*100" office:value-type="float" office:value="12.8774193548387" calcext:value-type="float">
            <text:p>12.8774193548</text:p>
          </table:table-cell>
          <table:table-cell table:formula="of:=100*[.X14]" office:value-type="float" office:value="50.5586567800492" calcext:value-type="float">
            <text:p>50.55865678</text:p>
          </table:table-cell>
          <table:table-cell table:formula="of:=2*(([.T14]*[.U14])/([.T14]+[.U14]))" office:value-type="float" office:value="20.5266487160919" calcext:value-type="float">
            <text:p>20.5266487161</text:p>
          </table:table-cell>
          <table:table-cell/>
          <table:table-cell office:value-type="float" office:value="0.505586567800492" calcext:value-type="float">
            <text:p>0.5055865678</text:p>
          </table:table-cell>
          <table:table-cell table:formula="of:=[.G14]/[.F14]*100" office:value-type="float" office:value="12.8774193548387" calcext:value-type="float">
            <text:p>12.8774193548</text:p>
          </table:table-cell>
          <table:table-cell/>
          <table:table-cell table:formula="of:=ROUND([.S14]*[.T14]/100)" office:value-type="float" office:value="252" calcext:value-type="float">
            <text:p>252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au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rce code generators</text:p>
          </table:table-cell>
          <table:table-cell office:value-type="float" office:value="257" calcext:value-type="float">
            <text:p>257</text:p>
          </table:table-cell>
          <table:table-cell office:value-type="float" office:value="668" calcext:value-type="float">
            <text:p>668</text:p>
          </table:table-cell>
          <table:table-cell office:value-type="float" office:value="124" calcext:value-type="float">
            <text:p>124</text:p>
          </table:table-cell>
          <table:table-cell office:value-type="float" office:value="95" calcext:value-type="float">
            <text:p>95</text:p>
          </table:table-cell>
          <table:table-cell table:formula="of:=[.Q15]/[.H15]*100" office:value-type="float" office:value="100" calcext:value-type="float">
            <text:p>100.00</text:p>
          </table:table-cell>
          <table:table-cell table:style-name="ce2" table:formula="of:=[.H15]/[.G15]*100" office:value-type="float" office:value="76.6129032258065" calcext:value-type="float">
            <text:p>76.61</text:p>
          </table:table-cell>
          <table:table-cell table:style-name="ce2" table:formula="of:=2*(([.I15]*[.J15])/([.I15]+[.J15]))" office:value-type="float" office:value="86.7579908675799" calcext:value-type="float">
            <text:p>86.76</text:p>
          </table:table-cell>
          <table:table-cell table:style-name="ce2" office:value-type="float" office:value="47.6554742292501" calcext:value-type="float">
            <text:p>47.66</text:p>
          </table:table-cell>
          <table:table-cell table:style-name="ce2" table:formula="of:=[.L15]+[.O15]" office:value-type="float" office:value="55.695058364654" calcext:value-type="float">
            <text:p>55.70</text:p>
          </table:table-cell>
          <table:table-cell table:style-name="ce2" office:value-type="float" office:value="594.476424361493" calcext:value-type="float">
            <text:p>594.48</text:p>
          </table:table-cell>
          <table:table-cell office:value-type="float" office:value="8.03958413540386" calcext:value-type="float">
            <text:p>8.0395841354</text:p>
          </table:table-cell>
          <table:table-cell office:value-type="float" office:value="0.124500169185922" calcext:value-type="float">
            <text:p>0.1245001692</text:p>
          </table:table-cell>
          <table:table-cell table:formula="of:=ROUND([.H15]-[.H15]*([.P15]/100); 0)" office:value-type="float" office:value="95" calcext:value-type="float">
            <text:p>95</text:p>
          </table:table-cell>
          <table:table-cell/>
          <table:table-cell table:formula="of:=ROUND([.F15]*[.X15])" office:value-type="float" office:value="336" calcext:value-type="float">
            <text:p>336</text:p>
          </table:table-cell>
          <table:table-cell table:formula="of:=[.G15]/[.F15]*100" office:value-type="float" office:value="18.562874251497" calcext:value-type="float">
            <text:p>18.5628742515</text:p>
          </table:table-cell>
          <table:table-cell table:formula="of:=100*[.X15]" office:value-type="float" office:value="50.2715204679407" calcext:value-type="float">
            <text:p>50.2715204679</text:p>
          </table:table-cell>
          <table:table-cell table:formula="of:=2*(([.T15]*[.U15])/([.T15]+[.U15]))" office:value-type="float" office:value="27.1138844666684" calcext:value-type="float">
            <text:p>27.1138844667</text:p>
          </table:table-cell>
          <table:table-cell/>
          <table:table-cell office:value-type="float" office:value="0.502715204679407" calcext:value-type="float">
            <text:p>0.5027152047</text:p>
          </table:table-cell>
          <table:table-cell table:formula="of:=[.G15]/[.F15]*100" office:value-type="float" office:value="18.562874251497" calcext:value-type="float">
            <text:p>18.5628742515</text:p>
          </table:table-cell>
          <table:table-cell/>
          <table:table-cell table:formula="of:=ROUND([.S15]*[.T15]/100)" office:value-type="float" office:value="62" calcext:value-type="float">
            <text:p>62</text:p>
          </table:table-cell>
        </table:table-row>
        <table:table-row table:style-name="ro3">
          <table:table-cell office:value-type="string" calcext:value-type="string">
            <text:p>Google</text:p>
          </table:table-cell>
          <table:table-cell office:value-type="string" calcext:value-type="string">
            <text:p>gu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Core Libraries for Java 6+</text:p>
          </table:table-cell>
          <table:table-cell office:value-type="float" office:value="1731" calcext:value-type="float">
            <text:p>1731</text:p>
          </table:table-cell>
          <table:table-cell office:value-type="float" office:value="3581" calcext:value-type="float">
            <text:p>3581</text:p>
          </table:table-cell>
          <table:table-cell office:value-type="float" office:value="973" calcext:value-type="float">
            <text:p>973</text:p>
          </table:table-cell>
          <table:table-cell office:value-type="float" office:value="592" calcext:value-type="float">
            <text:p>592</text:p>
          </table:table-cell>
          <table:table-cell table:formula="of:=[.Q16]/[.H16]*100" office:value-type="float" office:value="98.4797297297297" calcext:value-type="float">
            <text:p>98.48</text:p>
          </table:table-cell>
          <table:table-cell table:style-name="ce2" table:formula="of:=[.H16]/[.G16]*100" office:value-type="float" office:value="60.8427543679342" calcext:value-type="float">
            <text:p>60.84</text:p>
          </table:table-cell>
          <table:table-cell table:style-name="ce2" table:formula="of:=2*(([.I16]*[.J16])/([.I16]+[.J16]))" office:value-type="float" office:value="75.2157241346245" calcext:value-type="float">
            <text:p>75.22</text:p>
          </table:table-cell>
          <table:table-cell table:style-name="ce2" office:value-type="float" office:value="23.7359188823029" calcext:value-type="float">
            <text:p>23.74</text:p>
          </table:table-cell>
          <table:table-cell table:style-name="ce2" table:formula="of:=[.L16]+[.O16]" office:value-type="float" office:value="23.5862670931965" calcext:value-type="float">
            <text:p>23.59</text:p>
          </table:table-cell>
          <table:table-cell table:style-name="ce2" office:value-type="float" office:value="539.790828109535" calcext:value-type="float">
            <text:p>539.79</text:p>
          </table:table-cell>
          <table:table-cell office:value-type="float" office:value="-0.149651789106429" calcext:value-type="float">
            <text:p>-0.1496517891</text:p>
          </table:table-cell>
          <table:table-cell office:value-type="float" office:value="1.55481216148473" calcext:value-type="float">
            <text:p>1.5548121615</text:p>
          </table:table-cell>
          <table:table-cell table:formula="of:=ROUND([.H16]-[.H16]*([.P16]/100); 0)" office:value-type="float" office:value="583" calcext:value-type="float">
            <text:p>583</text:p>
          </table:table-cell>
          <table:table-cell/>
          <table:table-cell table:formula="of:=ROUND([.F16]*[.X16])" office:value-type="float" office:value="1798" calcext:value-type="float">
            <text:p>1798</text:p>
          </table:table-cell>
          <table:table-cell table:formula="of:=[.G16]/[.F16]*100" office:value-type="float" office:value="27.1711812342921" calcext:value-type="float">
            <text:p>27.1711812343</text:p>
          </table:table-cell>
          <table:table-cell table:formula="of:=100*[.X16]" office:value-type="float" office:value="50.2225078558549" calcext:value-type="float">
            <text:p>50.2225078559</text:p>
          </table:table-cell>
          <table:table-cell table:formula="of:=2*(([.T16]*[.U16])/([.T16]+[.U16]))" office:value-type="float" office:value="35.2639828656474" calcext:value-type="float">
            <text:p>35.2639828656</text:p>
          </table:table-cell>
          <table:table-cell/>
          <table:table-cell office:value-type="float" office:value="0.502225078558549" calcext:value-type="float">
            <text:p>0.5022250786</text:p>
          </table:table-cell>
          <table:table-cell table:formula="of:=[.G16]/[.F16]*100" office:value-type="float" office:value="27.1711812342921" calcext:value-type="float">
            <text:p>27.1711812343</text:p>
          </table:table-cell>
          <table:table-cell/>
          <table:table-cell table:formula="of:=ROUND([.S16]*[.T16]/100)" office:value-type="float" office:value="489" calcext:value-type="float">
            <text:p>489</text:p>
          </table:table-cell>
        </table:table-row>
        <table:table-row table:style-name="ro4">
          <table:table-cell office:value-type="string" calcext:value-type="string">
            <text:p>Google</text:p>
          </table:table-cell>
          <table:table-cell office:value-type="string" calcext:value-type="string">
            <text:p>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ion</text:p>
          </table:table-cell>
          <table:table-cell office:value-type="float" office:value="716" calcext:value-type="float">
            <text:p>716</text:p>
          </table:table-cell>
          <table:table-cell office:value-type="float" office:value="1514" calcext:value-type="float">
            <text:p>1514</text:p>
          </table:table-cell>
          <table:table-cell office:value-type="float" office:value="605" calcext:value-type="float">
            <text:p>605</text:p>
          </table:table-cell>
          <table:table-cell office:value-type="float" office:value="104" calcext:value-type="float">
            <text:p>104</text:p>
          </table:table-cell>
          <table:table-cell table:formula="of:=[.Q17]/[.H17]*100" office:value-type="float" office:value="85.5769230769231" calcext:value-type="float">
            <text:p>85.58</text:p>
          </table:table-cell>
          <table:table-cell table:style-name="ce2" table:formula="of:=[.H17]/[.G17]*100" office:value-type="float" office:value="17.1900826446281" calcext:value-type="float">
            <text:p>17.19</text:p>
          </table:table-cell>
          <table:table-cell table:style-name="ce2" table:formula="of:=2*(([.I17]*[.J17])/([.I17]+[.J17]))" office:value-type="float" office:value="28.6293128779326" calcext:value-type="float">
            <text:p>28.63</text:p>
          </table:table-cell>
          <table:table-cell table:style-name="ce2" office:value-type="float" office:value="34.7727984865196" calcext:value-type="float">
            <text:p>34.77</text:p>
          </table:table-cell>
          <table:table-cell table:style-name="ce2" table:formula="of:=[.L17]+[.O17]" office:value-type="float" office:value="34.532802462345" calcext:value-type="float">
            <text:p>34.53</text:p>
          </table:table-cell>
          <table:table-cell table:style-name="ce2" office:value-type="float" office:value="423.224318658281" calcext:value-type="float">
            <text:p>423.22</text:p>
          </table:table-cell>
          <table:table-cell office:value-type="float" office:value="-0.239996024174616" calcext:value-type="float">
            <text:p>-0.2399960242</text:p>
          </table:table-cell>
          <table:table-cell office:value-type="float" office:value="14.3413392396178" calcext:value-type="float">
            <text:p>14.3413392396</text:p>
          </table:table-cell>
          <table:table-cell table:formula="of:=ROUND([.H17]-[.H17]*([.P17]/100); 0)" office:value-type="float" office:value="89" calcext:value-type="float">
            <text:p>89</text:p>
          </table:table-cell>
          <table:table-cell/>
          <table:table-cell table:formula="of:=ROUND([.F17]*[.X17])" office:value-type="float" office:value="758" calcext:value-type="float">
            <text:p>758</text:p>
          </table:table-cell>
          <table:table-cell table:formula="of:=[.G17]/[.F17]*100" office:value-type="float" office:value="39.9603698811096" calcext:value-type="float">
            <text:p>39.9603698811</text:p>
          </table:table-cell>
          <table:table-cell table:formula="of:=100*[.X17]" office:value-type="float" office:value="50.0958586689085" calcext:value-type="float">
            <text:p>50.0958586689</text:p>
          </table:table-cell>
          <table:table-cell table:formula="of:=2*(([.T17]*[.U17])/([.T17]+[.U17]))" office:value-type="float" office:value="44.4577587614504" calcext:value-type="float">
            <text:p>44.4577587615</text:p>
          </table:table-cell>
          <table:table-cell/>
          <table:table-cell office:value-type="float" office:value="0.500958586689085" calcext:value-type="float">
            <text:p>0.5009585867</text:p>
          </table:table-cell>
          <table:table-cell table:formula="of:=[.G17]/[.F17]*100" office:value-type="float" office:value="39.9603698811096" calcext:value-type="float">
            <text:p>39.9603698811</text:p>
          </table:table-cell>
          <table:table-cell/>
          <table:table-cell table:formula="of:=ROUND([.S17]*[.T17]/100)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iosched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App</text:p>
          </table:table-cell>
          <table:table-cell office:value-type="float" office:value="1088" calcext:value-type="float">
            <text:p>1088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Q18]/[.H18]*100" office:value-type="float" office:value="100" calcext:value-type="float">
            <text:p>100.00</text:p>
          </table:table-cell>
          <table:table-cell table:style-name="ce2" table:formula="of:=[.H18]/[.G18]*100" office:value-type="float" office:value="66.6666666666667" calcext:value-type="float">
            <text:p>66.67</text:p>
          </table:table-cell>
          <table:table-cell table:style-name="ce2" table:formula="of:=2*(([.I18]*[.J18])/([.I18]+[.J18]))" office:value-type="float" office:value="80" calcext:value-type="float">
            <text:p>80.00</text:p>
          </table:table-cell>
          <table:table-cell table:style-name="ce2" office:value-type="float" office:value="16.5004048356786" calcext:value-type="float">
            <text:p>16.50</text:p>
          </table:table-cell>
          <table:table-cell table:style-name="ce2" table:formula="of:=[.L18]+[.O18]" office:value-type="float" office:value="24.9705010291654" calcext:value-type="float">
            <text:p>24.97</text:p>
          </table:table-cell>
          <table:table-cell table:style-name="ce2" office:value-type="float" office:value="578.561403508772" calcext:value-type="float">
            <text:p>578.56</text:p>
          </table:table-cell>
          <table:table-cell office:value-type="float" office:value="8.47009619348682" calcext:value-type="float">
            <text:p>8.4700961935</text:p>
          </table:table-cell>
          <table:table-cell office:value-type="float" office:value="6.17368541308679" calcext:value-type="float">
            <text:p>6.1736854131</text:p>
          </table:table-cell>
          <table:table-cell table:formula="of:=ROUND([.H18]-[.H18]*([.P18]/100); 0)" office:value-type="float" office:value="6" calcext:value-type="float">
            <text:p>6</text:p>
          </table:table-cell>
          <table:table-cell/>
          <table:table-cell table:formula="of:=ROUND([.F18]*[.X18])" office:value-type="float" office:value="65" calcext:value-type="float">
            <text:p>65</text:p>
          </table:table-cell>
          <table:table-cell table:formula="of:=[.G18]/[.F18]*100" office:value-type="float" office:value="6.97674418604651" calcext:value-type="float">
            <text:p>6.976744186</text:p>
          </table:table-cell>
          <table:table-cell table:formula="of:=100*[.X18]" office:value-type="float" office:value="50.012940322049" calcext:value-type="float">
            <text:p>50.012940322</text:p>
          </table:table-cell>
          <table:table-cell table:formula="of:=2*(([.T18]*[.U18])/([.T18]+[.U18]))" office:value-type="float" office:value="12.2452859190467" calcext:value-type="float">
            <text:p>12.245285919</text:p>
          </table:table-cell>
          <table:table-cell/>
          <table:table-cell office:value-type="float" office:value="0.50012940322049" calcext:value-type="float">
            <text:p>0.5001294032</text:p>
          </table:table-cell>
          <table:table-cell table:formula="of:=[.G18]/[.F18]*100" office:value-type="float" office:value="6.97674418604651" calcext:value-type="float">
            <text:p>6.976744186</text:p>
          </table:table-cell>
          <table:table-cell/>
          <table:table-cell table:formula="of:=ROUND([.S18]*[.T18]/100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dle</text:p>
          </table:table-cell>
          <table:table-cell office:value-type="string" calcext:value-type="string">
            <text:p>gradl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uild system</text:p>
          </table:table-cell>
          <table:table-cell office:value-type="float" office:value="11876" calcext:value-type="float">
            <text:p>11876</text:p>
          </table:table-cell>
          <table:table-cell office:value-type="float" office:value="37207" calcext:value-type="float">
            <text:p>37207</text:p>
          </table:table-cell>
          <table:table-cell office:value-type="float" office:value="6896" calcext:value-type="float">
            <text:p>6896</text:p>
          </table:table-cell>
          <table:table-cell office:value-type="float" office:value="1557" calcext:value-type="float">
            <text:p>1557</text:p>
          </table:table-cell>
          <table:table-cell table:formula="of:=[.Q19]/[.H19]*100" office:value-type="float" office:value="97.495183044316" calcext:value-type="float">
            <text:p>97.50</text:p>
          </table:table-cell>
          <table:table-cell table:style-name="ce2" table:formula="of:=[.H19]/[.G19]*100" office:value-type="float" office:value="22.5783062645012" calcext:value-type="float">
            <text:p>22.58</text:p>
          </table:table-cell>
          <table:table-cell table:style-name="ce2" table:formula="of:=2*(([.I19]*[.J19])/([.I19]+[.J19]))" office:value-type="float" office:value="36.665480694522" calcext:value-type="float">
            <text:p>36.67</text:p>
          </table:table-cell>
          <table:table-cell table:style-name="ce2" office:value-type="float" office:value="23.5789626464248" calcext:value-type="float">
            <text:p>23.58</text:p>
          </table:table-cell>
          <table:table-cell table:style-name="ce2" table:formula="of:=[.L19]+[.O19]" office:value-type="float" office:value="19.9343516875524" calcext:value-type="float">
            <text:p>19.93</text:p>
          </table:table-cell>
          <table:table-cell table:style-name="ce2" office:value-type="float" office:value="500.550406224969" calcext:value-type="float">
            <text:p>500.55</text:p>
          </table:table-cell>
          <table:table-cell office:value-type="float" office:value="-3.64461095887236" calcext:value-type="float">
            <text:p>-3.6446109589</text:p>
          </table:table-cell>
          <table:table-cell office:value-type="float" office:value="2.52484700758941" calcext:value-type="float">
            <text:p>2.5248470076</text:p>
          </table:table-cell>
          <table:table-cell table:formula="of:=ROUND([.H19]-[.H19]*([.P19]/100); 0)" office:value-type="float" office:value="1518" calcext:value-type="float">
            <text:p>1518</text:p>
          </table:table-cell>
          <table:table-cell/>
          <table:table-cell table:formula="of:=ROUND([.F19]*[.X19])" office:value-type="float" office:value="18268" calcext:value-type="float">
            <text:p>18268</text:p>
          </table:table-cell>
          <table:table-cell table:formula="of:=[.G19]/[.F19]*100" office:value-type="float" office:value="18.5341468003333" calcext:value-type="float">
            <text:p>18.5341468003</text:p>
          </table:table-cell>
          <table:table-cell table:formula="of:=100*[.X19]" office:value-type="float" office:value="49.0975394151173" calcext:value-type="float">
            <text:p>49.0975394151</text:p>
          </table:table-cell>
          <table:table-cell table:formula="of:=2*(([.T19]*[.U19])/([.T19]+[.U19]))" office:value-type="float" office:value="26.9099013783585" calcext:value-type="float">
            <text:p>26.9099013784</text:p>
          </table:table-cell>
          <table:table-cell/>
          <table:table-cell office:value-type="float" office:value="0.490975394151173" calcext:value-type="float">
            <text:p>0.4909753942</text:p>
          </table:table-cell>
          <table:table-cell table:formula="of:=[.G19]/[.F19]*100" office:value-type="float" office:value="18.5341468003333" calcext:value-type="float">
            <text:p>18.5341468003</text:p>
          </table:table-cell>
          <table:table-cell/>
          <table:table-cell table:formula="of:=ROUND([.S19]*[.T19]/100)" office:value-type="float" office:value="3386" calcext:value-type="float">
            <text:p>3386</text:p>
          </table:table-cell>
        </table:table-row>
        <table:table-row table:style-name="ro3">
          <table:table-cell office:value-type="string" calcext:value-type="string">
            <text:p>Jankotek</text:p>
          </table:table-cell>
          <table:table-cell office:value-type="string" calcext:value-type="string">
            <text:p>mapdb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concurrent Maps, Sets and Queues</text:p>
          </table:table-cell>
          <table:table-cell office:value-type="float" office:value="267" calcext:value-type="float">
            <text:p>267</text:p>
          </table:table-cell>
          <table:table-cell office:value-type="float" office:value="1913" calcext:value-type="float">
            <text:p>1913</text:p>
          </table:table-cell>
          <table:table-cell office:value-type="float" office:value="691" calcext:value-type="float">
            <text:p>691</text:p>
          </table:table-cell>
          <table:table-cell office:value-type="float" office:value="440" calcext:value-type="float">
            <text:p>440</text:p>
          </table:table-cell>
          <table:table-cell table:formula="of:=[.Q20]/[.H20]*100" office:value-type="float" office:value="94.3181818181818" calcext:value-type="float">
            <text:p>94.32</text:p>
          </table:table-cell>
          <table:table-cell table:style-name="ce2" table:formula="of:=[.H20]/[.G20]*100" office:value-type="float" office:value="63.6758321273517" calcext:value-type="float">
            <text:p>63.68</text:p>
          </table:table-cell>
          <table:table-cell table:style-name="ce2" table:formula="of:=2*(([.I20]*[.J20])/([.I20]+[.J20]))" office:value-type="float" office:value="76.0255222591155" calcext:value-type="float">
            <text:p>76.03</text:p>
          </table:table-cell>
          <table:table-cell table:style-name="ce2" office:value-type="float" office:value="63.1595342746004" calcext:value-type="float">
            <text:p>63.16</text:p>
          </table:table-cell>
          <table:table-cell table:style-name="ce2" table:formula="of:=[.L20]+[.O20]" office:value-type="float" office:value="72.4788914562668" calcext:value-type="float">
            <text:p>72.48</text:p>
          </table:table-cell>
          <table:table-cell table:style-name="ce2" office:value-type="float" office:value="479.933486898935" calcext:value-type="float">
            <text:p>479.93</text:p>
          </table:table-cell>
          <table:table-cell office:value-type="float" office:value="9.31935718166642" calcext:value-type="float">
            <text:p>9.3193571817</text:p>
          </table:table-cell>
          <table:table-cell office:value-type="float" office:value="5.64741729875095" calcext:value-type="float">
            <text:p>5.6474172988</text:p>
          </table:table-cell>
          <table:table-cell table:formula="of:=ROUND([.H20]-[.H20]*([.P20]/100); 0)" office:value-type="float" office:value="415" calcext:value-type="float">
            <text:p>415</text:p>
          </table:table-cell>
          <table:table-cell/>
          <table:table-cell table:formula="of:=ROUND([.F20]*[.X20])" office:value-type="float" office:value="973" calcext:value-type="float">
            <text:p>973</text:p>
          </table:table-cell>
          <table:table-cell table:formula="of:=[.G20]/[.F20]*100" office:value-type="float" office:value="36.1212754835337" calcext:value-type="float">
            <text:p>36.1212754835</text:p>
          </table:table-cell>
          <table:table-cell table:formula="of:=100*[.X20]" office:value-type="float" office:value="50.8638535365462" calcext:value-type="float">
            <text:p>50.8638535365</text:p>
          </table:table-cell>
          <table:table-cell table:formula="of:=2*(([.T20]*[.U20])/([.T20]+[.U20]))" office:value-type="float" office:value="42.2432497702814" calcext:value-type="float">
            <text:p>42.2432497703</text:p>
          </table:table-cell>
          <table:table-cell/>
          <table:table-cell office:value-type="float" office:value="0.508638535365462" calcext:value-type="float">
            <text:p>0.5086385354</text:p>
          </table:table-cell>
          <table:table-cell table:formula="of:=[.G20]/[.F20]*100" office:value-type="float" office:value="36.1212754835337" calcext:value-type="float">
            <text:p>36.1212754835</text:p>
          </table:table-cell>
          <table:table-cell/>
          <table:table-cell table:formula="of:=ROUND([.S20]*[.T20]/100)"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Jhy</text:p>
          </table:table-cell>
          <table:table-cell office:value-type="string" calcext:value-type="string">
            <text:p>jsou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arser</text:p>
          </table:table-cell>
          <table:table-cell office:value-type="float" office:value="136" calcext:value-type="float">
            <text:p>136</text:p>
          </table:table-cell>
          <table:table-cell office:value-type="float" office:value="917" calcext:value-type="float">
            <text:p>917</text:p>
          </table:table-cell>
          <table:table-cell office:value-type="float" office:value="254" calcext:value-type="float">
            <text:p>254</text:p>
          </table:table-cell>
          <table:table-cell office:value-type="float" office:value="153" calcext:value-type="float">
            <text:p>153</text:p>
          </table:table-cell>
          <table:table-cell table:formula="of:=[.Q21]/[.H21]*100" office:value-type="float" office:value="87.5816993464052" calcext:value-type="float">
            <text:p>87.58</text:p>
          </table:table-cell>
          <table:table-cell table:style-name="ce2" table:formula="of:=[.H21]/[.G21]*100" office:value-type="float" office:value="60.2362204724409" calcext:value-type="float">
            <text:p>60.24</text:p>
          </table:table-cell>
          <table:table-cell table:style-name="ce2" table:formula="of:=2*(([.I21]*[.J21])/([.I21]+[.J21]))" office:value-type="float" office:value="71.379580468274" calcext:value-type="float">
            <text:p>71.38</text:p>
          </table:table-cell>
          <table:table-cell table:style-name="ce2" office:value-type="float" office:value="46.4129351987504" calcext:value-type="float">
            <text:p>46.41</text:p>
          </table:table-cell>
          <table:table-cell table:style-name="ce2" table:formula="of:=[.L21]+[.O21]" office:value-type="float" office:value="44.5909023471177" calcext:value-type="float">
            <text:p>44.59</text:p>
          </table:table-cell>
          <table:table-cell table:style-name="ce2" office:value-type="float" office:value="505.335483870968" calcext:value-type="float">
            <text:p>505.34</text:p>
          </table:table-cell>
          <table:table-cell office:value-type="float" office:value="-1.82203285163268" calcext:value-type="float">
            <text:p>-1.8220328516</text:p>
          </table:table-cell>
          <table:table-cell office:value-type="float" office:value="12.1637573896442" calcext:value-type="float">
            <text:p>12.1637573896</text:p>
          </table:table-cell>
          <table:table-cell table:formula="of:=ROUND([.H21]-[.H21]*([.P21]/100); 0)" office:value-type="float" office:value="134" calcext:value-type="float">
            <text:p>134</text:p>
          </table:table-cell>
          <table:table-cell/>
          <table:table-cell table:formula="of:=ROUND([.F21]*[.X21])" office:value-type="float" office:value="462" calcext:value-type="float">
            <text:p>462</text:p>
          </table:table-cell>
          <table:table-cell table:formula="of:=[.G21]/[.F21]*100" office:value-type="float" office:value="27.6990185387132" calcext:value-type="float">
            <text:p>27.6990185387</text:p>
          </table:table-cell>
          <table:table-cell table:formula="of:=100*[.X21]" office:value-type="float" office:value="50.3495453512296" calcext:value-type="float">
            <text:p>50.3495453512</text:p>
          </table:table-cell>
          <table:table-cell table:formula="of:=2*(([.T21]*[.U21])/([.T21]+[.U21]))" office:value-type="float" office:value="35.7375695487768" calcext:value-type="float">
            <text:p>35.7375695488</text:p>
          </table:table-cell>
          <table:table-cell/>
          <table:table-cell office:value-type="float" office:value="0.503495453512296" calcext:value-type="float">
            <text:p>0.5034954535</text:p>
          </table:table-cell>
          <table:table-cell table:formula="of:=[.G21]/[.F21]*100" office:value-type="float" office:value="27.6990185387132" calcext:value-type="float">
            <text:p>27.6990185387</text:p>
          </table:table-cell>
          <table:table-cell/>
          <table:table-cell table:formula="of:=ROUND([.S21]*[.T21]/100)" office:value-type="float" office:value="128" calcext:value-type="float">
            <text:p>128</text:p>
          </table:table-cell>
        </table:table-row>
        <table:table-row table:style-name="ro4">
          <table:table-cell office:value-type="string" calcext:value-type="string">
            <text:p>Libdx</text:p>
          </table:table-cell>
          <table:table-cell office:value-type="string" calcext:value-type="string">
            <text:p>libgdx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Java game development</text:p>
          </table:table-cell>
          <table:table-cell office:value-type="float" office:value="4679" calcext:value-type="float">
            <text:p>4679</text:p>
          </table:table-cell>
          <table:table-cell office:value-type="float" office:value="12497" calcext:value-type="float">
            <text:p>12497</text:p>
          </table:table-cell>
          <table:table-cell office:value-type="float" office:value="3514" calcext:value-type="float">
            <text:p>3514</text:p>
          </table:table-cell>
          <table:table-cell office:value-type="float" office:value="1366" calcext:value-type="float">
            <text:p>1366</text:p>
          </table:table-cell>
          <table:table-cell table:formula="of:=[.Q22]/[.H22]*100" office:value-type="float" office:value="87.701317715959" calcext:value-type="float">
            <text:p>87.70</text:p>
          </table:table-cell>
          <table:table-cell table:style-name="ce2" table:formula="of:=[.H22]/[.G22]*100" office:value-type="float" office:value="38.8730791121229" calcext:value-type="float">
            <text:p>38.87</text:p>
          </table:table-cell>
          <table:table-cell table:style-name="ce2" table:formula="of:=2*(([.I22]*[.J22])/([.I22]+[.J22]))" office:value-type="float" office:value="53.8690342951495" calcext:value-type="float">
            <text:p>53.87</text:p>
          </table:table-cell>
          <table:table-cell table:style-name="ce2" office:value-type="float" office:value="57.7005554432981" calcext:value-type="float">
            <text:p>57.70</text:p>
          </table:table-cell>
          <table:table-cell table:style-name="ce2" table:formula="of:=[.L22]+[.O22]" office:value-type="float" office:value="56.310640363954" calcext:value-type="float">
            <text:p>56.31</text:p>
          </table:table-cell>
          <table:table-cell table:style-name="ce2" office:value-type="float" office:value="483.055917595123" calcext:value-type="float">
            <text:p>483.06</text:p>
          </table:table-cell>
          <table:table-cell office:value-type="float" office:value="-1.38991507934406" calcext:value-type="float">
            <text:p>-1.3899150793</text:p>
          </table:table-cell>
          <table:table-cell office:value-type="float" office:value="12.3127632716205" calcext:value-type="float">
            <text:p>12.3127632716</text:p>
          </table:table-cell>
          <table:table-cell table:formula="of:=ROUND([.H22]-[.H22]*([.P22]/100); 0)" office:value-type="float" office:value="1198" calcext:value-type="float">
            <text:p>1198</text:p>
          </table:table-cell>
          <table:table-cell/>
          <table:table-cell table:formula="of:=ROUND([.F22]*[.X22])" office:value-type="float" office:value="6229" calcext:value-type="float">
            <text:p>6229</text:p>
          </table:table-cell>
          <table:table-cell table:formula="of:=[.G22]/[.F22]*100" office:value-type="float" office:value="28.1187484996399" calcext:value-type="float">
            <text:p>28.1187484996</text:p>
          </table:table-cell>
          <table:table-cell table:formula="of:=100*[.X22]" office:value-type="float" office:value="49.844501842279" calcext:value-type="float">
            <text:p>49.8445018423</text:p>
          </table:table-cell>
          <table:table-cell table:formula="of:=2*(([.T22]*[.U22])/([.T22]+[.U22]))" office:value-type="float" office:value="35.9545043400864" calcext:value-type="float">
            <text:p>35.9545043401</text:p>
          </table:table-cell>
          <table:table-cell/>
          <table:table-cell office:value-type="float" office:value="0.49844501842279" calcext:value-type="float">
            <text:p>0.4984450184</text:p>
          </table:table-cell>
          <table:table-cell table:formula="of:=[.G22]/[.F22]*100" office:value-type="float" office:value="28.1187484996399" calcext:value-type="float">
            <text:p>28.1187484996</text:p>
          </table:table-cell>
          <table:table-cell/>
          <table:table-cell table:formula="of:=ROUND([.S22]*[.T22]/100)" office:value-type="float" office:value="1752" calcext:value-type="float">
            <text:p>1752</text:p>
          </table:table-cell>
        </table:table-row>
        <table:table-row table:style-name="ro5">
          <table:table-cell office:value-type="string" calcext:value-type="string">
            <text:p>Netty</text:p>
          </table:table-cell>
          <table:table-cell office:value-type="string" calcext:value-type="string">
            <text:p>netty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vent-driven asynchronous network application</text:p>
          </table:table-cell>
          <table:table-cell office:value-type="float" office:value="2383" calcext:value-type="float">
            <text:p>2383</text:p>
          </table:table-cell>
          <table:table-cell office:value-type="float" office:value="7580" calcext:value-type="float">
            <text:p>7580</text:p>
          </table:table-cell>
          <table:table-cell office:value-type="float" office:value="3991" calcext:value-type="float">
            <text:p>3991</text:p>
          </table:table-cell>
          <table:table-cell office:value-type="float" office:value="1618" calcext:value-type="float">
            <text:p>1618</text:p>
          </table:table-cell>
          <table:table-cell table:formula="of:=[.Q23]/[.H23]*100" office:value-type="float" office:value="89.4313967861558" calcext:value-type="float">
            <text:p>89.43</text:p>
          </table:table-cell>
          <table:table-cell table:style-name="ce2" table:formula="of:=[.H23]/[.G23]*100" office:value-type="float" office:value="40.5412177399148" calcext:value-type="float">
            <text:p>40.54</text:p>
          </table:table-cell>
          <table:table-cell table:style-name="ce2" table:formula="of:=2*(([.I23]*[.J23])/([.I23]+[.J23]))" office:value-type="float" office:value="55.7911025043665" calcext:value-type="float">
            <text:p>55.79</text:p>
          </table:table-cell>
          <table:table-cell table:style-name="ce2" office:value-type="float" office:value="63.4115948551334" calcext:value-type="float">
            <text:p>63.41</text:p>
          </table:table-cell>
          <table:table-cell table:style-name="ce2" table:formula="of:=[.L23]+[.O23]" office:value-type="float" office:value="62.6737413345836" calcext:value-type="float">
            <text:p>62.67</text:p>
          </table:table-cell>
          <table:table-cell table:style-name="ce2" office:value-type="float" office:value="569.01920953853" calcext:value-type="float">
            <text:p>569.02</text:p>
          </table:table-cell>
          <table:table-cell office:value-type="float" office:value="-0.737853520549834" calcext:value-type="float">
            <text:p>-0.7378535205</text:p>
          </table:table-cell>
          <table:table-cell office:value-type="float" office:value="10.5491344153415" calcext:value-type="float">
            <text:p>10.5491344153</text:p>
          </table:table-cell>
          <table:table-cell table:formula="of:=ROUND([.H23]-[.H23]*([.P23]/100); 0)" office:value-type="float" office:value="1447" calcext:value-type="float">
            <text:p>1447</text:p>
          </table:table-cell>
          <table:table-cell/>
          <table:table-cell table:formula="of:=ROUND([.F23]*[.X23])" office:value-type="float" office:value="3849" calcext:value-type="float">
            <text:p>3849</text:p>
          </table:table-cell>
          <table:table-cell table:formula="of:=[.G23]/[.F23]*100" office:value-type="float" office:value="52.6517150395778" calcext:value-type="float">
            <text:p>52.6517150396</text:p>
          </table:table-cell>
          <table:table-cell table:formula="of:=100*[.X23]" office:value-type="float" office:value="50.7789654373191" calcext:value-type="float">
            <text:p>50.7789654373</text:p>
          </table:table-cell>
          <table:table-cell table:formula="of:=2*(([.T23]*[.U23])/([.T23]+[.U23]))" office:value-type="float" office:value="51.6983859311936" calcext:value-type="float">
            <text:p>51.6983859312</text:p>
          </table:table-cell>
          <table:table-cell/>
          <table:table-cell office:value-type="float" office:value="0.507789654373191" calcext:value-type="float">
            <text:p>0.5077896544</text:p>
          </table:table-cell>
          <table:table-cell table:formula="of:=[.G23]/[.F23]*100" office:value-type="float" office:value="52.6517150395778" calcext:value-type="float">
            <text:p>52.6517150396</text:p>
          </table:table-cell>
          <table:table-cell/>
          <table:table-cell table:formula="of:=ROUND([.S23]*[.T23]/100)" office:value-type="float" office:value="2027" calcext:value-type="float">
            <text:p>2027</text:p>
          </table:table-cell>
        </table:table-row>
        <table:table-row table:style-name="ro3">
          <table:table-cell office:value-type="string" calcext:value-type="string">
            <text:p>Openhab</text:p>
          </table:table-cell>
          <table:table-cell office:value-type="string" calcext:value-type="string">
            <text:p>openhab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 Home Automation Bus</text:p>
          </table:table-cell>
          <table:table-cell office:value-type="float" office:value="5817" calcext:value-type="float">
            <text:p>5817</text:p>
          </table:table-cell>
          <table:table-cell office:value-type="float" office:value="8826" calcext:value-type="float">
            <text:p>8826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Q24]/[.H24]*100" office:value-type="float" office:value="100" calcext:value-type="float">
            <text:p>100.00</text:p>
          </table:table-cell>
          <table:table-cell table:style-name="ce2" table:formula="of:=[.H24]/[.G24]*100" office:value-type="float" office:value="7.14285714285714" calcext:value-type="float">
            <text:p>7.14</text:p>
          </table:table-cell>
          <table:table-cell table:style-name="ce2" table:formula="of:=2*(([.I24]*[.J24])/([.I24]+[.J24]))" office:value-type="float" office:value="13.3333333333333" calcext:value-type="float">
            <text:p>13.33</text:p>
          </table:table-cell>
          <table:table-cell table:style-name="ce2" office:value-type="float" office:value="28.4583125473" calcext:value-type="float">
            <text:p>28.46</text:p>
          </table:table-cell>
          <table:table-cell table:style-name="ce2" table:formula="of:=[.L24]+[.O24]" office:value-type="float" office:value="30.6612330395728" calcext:value-type="float">
            <text:p>30.66</text:p>
          </table:table-cell>
          <table:table-cell table:style-name="ce2" office:value-type="float" office:value="857.5" calcext:value-type="float">
            <text:p>857.50</text:p>
          </table:table-cell>
          <table:table-cell office:value-type="float" office:value="2.20292049227282" calcext:value-type="float">
            <text:p>2.2029204923</text:p>
          </table:table-cell>
          <table:table-cell office:value-type="float" office:value="3.05061158607714" calcext:value-type="float">
            <text:p>3.0506115861</text:p>
          </table:table-cell>
          <table:table-cell table:formula="of:=ROUND([.H24]-[.H24]*([.P24]/100); 0)" office:value-type="float" office:value="2" calcext:value-type="float">
            <text:p>2</text:p>
          </table:table-cell>
          <table:table-cell/>
          <table:table-cell table:formula="of:=ROUND([.F24]*[.X24])" office:value-type="float" office:value="4333" calcext:value-type="float">
            <text:p>4333</text:p>
          </table:table-cell>
          <table:table-cell table:formula="of:=[.G24]/[.F24]*100" office:value-type="float" office:value="0.317244504871969" calcext:value-type="float">
            <text:p>0.3172445049</text:p>
          </table:table-cell>
          <table:table-cell table:formula="of:=100*[.X24]" office:value-type="float" office:value="49.0979823390953" calcext:value-type="float">
            <text:p>49.0979823391</text:p>
          </table:table-cell>
          <table:table-cell table:formula="of:=2*(([.T24]*[.U24])/([.T24]+[.U24]))" office:value-type="float" office:value="0.630415606370146" calcext:value-type="float">
            <text:p>0.6304156064</text:p>
          </table:table-cell>
          <table:table-cell/>
          <table:table-cell office:value-type="float" office:value="0.490979823390953" calcext:value-type="float">
            <text:p>0.4909798234</text:p>
          </table:table-cell>
          <table:table-cell table:formula="of:=[.G24]/[.F24]*100" office:value-type="float" office:value="0.317244504871969" calcext:value-type="float">
            <text:p>0.3172445049</text:p>
          </table:table-cell>
          <table:table-cell/>
          <table:table-cell table:formula="of:=ROUND([.S24]*[.T24]/100)" office:value-type="float" office:value="14" calcext:value-type="float">
            <text:p>14</text:p>
          </table:table-cell>
        </table:table-row>
        <table:table-row table:style-name="ro4">
          <table:table-cell office:value-type="string" calcext:value-type="string">
            <text:p>Openzipkin</text:p>
          </table:table-cell>
          <table:table-cell office:value-type="string" calcext:value-type="string">
            <text:p>zipki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tracing system</text:p>
          </table:table-cell>
          <table:table-cell office:value-type="float" office:value="397" calcext:value-type="float">
            <text:p>397</text:p>
          </table:table-cell>
          <table:table-cell office:value-type="float" office:value="799" calcext:value-type="float">
            <text:p>799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table:formula="of:=[.Q25]/[.H25]*100" office:value-type="float" office:value="87.6712328767123" calcext:value-type="float">
            <text:p>87.67</text:p>
          </table:table-cell>
          <table:table-cell table:style-name="ce2" table:formula="of:=[.H25]/[.G25]*100" office:value-type="float" office:value="41.4772727272727" calcext:value-type="float">
            <text:p>41.48</text:p>
          </table:table-cell>
          <table:table-cell table:style-name="ce2" table:formula="of:=2*(([.I25]*[.J25])/([.I25]+[.J25]))" office:value-type="float" office:value="56.3129030313988" calcext:value-type="float">
            <text:p>56.31</text:p>
          </table:table-cell>
          <table:table-cell table:style-name="ce2" office:value-type="float" office:value="55.9221251145937" calcext:value-type="float">
            <text:p>55.92</text:p>
          </table:table-cell>
          <table:table-cell table:style-name="ce2" table:formula="of:=[.L25]+[.O25]" office:value-type="float" office:value="51.9002360571176" calcext:value-type="float">
            <text:p>51.90</text:p>
          </table:table-cell>
          <table:table-cell table:style-name="ce2" office:value-type="float" office:value="569.401820546164" calcext:value-type="float">
            <text:p>569.40</text:p>
          </table:table-cell>
          <table:table-cell office:value-type="float" office:value="-4.02188905747607" calcext:value-type="float">
            <text:p>-4.0218890575</text:p>
          </table:table-cell>
          <table:table-cell office:value-type="float" office:value="12.9948250274174" calcext:value-type="float">
            <text:p>12.9948250274</text:p>
          </table:table-cell>
          <table:table-cell table:formula="of:=ROUND([.H25]-[.H25]*([.P25]/100); 0)" office:value-type="float" office:value="64" calcext:value-type="float">
            <text:p>64</text:p>
          </table:table-cell>
          <table:table-cell/>
          <table:table-cell table:formula="of:=ROUND([.F25]*[.X25])" office:value-type="float" office:value="401" calcext:value-type="float">
            <text:p>401</text:p>
          </table:table-cell>
          <table:table-cell table:formula="of:=[.G25]/[.F25]*100" office:value-type="float" office:value="22.0275344180225" calcext:value-type="float">
            <text:p>22.027534418</text:p>
          </table:table-cell>
          <table:table-cell table:formula="of:=100*[.X25]" office:value-type="float" office:value="50.1609343714081" calcext:value-type="float">
            <text:p>50.1609343714</text:p>
          </table:table-cell>
          <table:table-cell table:formula="of:=2*(([.T25]*[.U25])/([.T25]+[.U25]))" office:value-type="float" office:value="30.6121386652306" calcext:value-type="float">
            <text:p>30.6121386652</text:p>
          </table:table-cell>
          <table:table-cell/>
          <table:table-cell office:value-type="float" office:value="0.501609343714081" calcext:value-type="float">
            <text:p>0.5016093437</text:p>
          </table:table-cell>
          <table:table-cell table:formula="of:=[.G25]/[.F25]*100" office:value-type="float" office:value="22.0275344180225" calcext:value-type="float">
            <text:p>22.027534418</text:p>
          </table:table-cell>
          <table:table-cell/>
          <table:table-cell table:formula="of:=ROUND([.S25]*[.T25]/100)" office:value-type="float" office:value="88" calcext:value-type="float">
            <text:p>88</text:p>
          </table:table-cell>
        </table:table-row>
        <table:table-row table:style-name="ro3">
          <table:table-cell office:value-type="string" calcext:value-type="string">
            <text:p>Orfjackal</text:p>
          </table:table-cell>
          <table:table-cell office:value-type="string" calcext:value-type="string">
            <text:p>retrolambd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Backport of Java 8's lambda </text:p>
          </table:table-cell>
          <table:table-cell office:value-type="float" office:value="171" calcext:value-type="float">
            <text:p>171</text:p>
          </table:table-cell>
          <table:table-cell office:value-type="float" office:value="447" calcext:value-type="float">
            <text:p>447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  <table:table-cell table:formula="of:=[.Q26]/[.H26]*100" office:value-type="float" office:value="94.2857142857143" calcext:value-type="float">
            <text:p>94.29</text:p>
          </table:table-cell>
          <table:table-cell table:style-name="ce2" table:formula="of:=[.H26]/[.G26]*100" office:value-type="float" office:value="36.0824742268041" calcext:value-type="float">
            <text:p>36.08</text:p>
          </table:table-cell>
          <table:table-cell table:style-name="ce2" table:formula="of:=2*(([.I26]*[.J26])/([.I26]+[.J26]))" office:value-type="float" office:value="52.191595119747" calcext:value-type="float">
            <text:p>52.19</text:p>
          </table:table-cell>
          <table:table-cell table:style-name="ce2" office:value-type="float" office:value="34.6949113043956" calcext:value-type="float">
            <text:p>34.69</text:p>
          </table:table-cell>
          <table:table-cell table:style-name="ce2" table:formula="of:=[.L26]+[.O26]" office:value-type="float" office:value="42.0636971597559" calcext:value-type="float">
            <text:p>42.06</text:p>
          </table:table-cell>
          <table:table-cell table:style-name="ce2" office:value-type="float" office:value="272.236842105263" calcext:value-type="float">
            <text:p>272.24</text:p>
          </table:table-cell>
          <table:table-cell office:value-type="float" office:value="7.36878585536033" calcext:value-type="float">
            <text:p>7.3687858554</text:p>
          </table:table-cell>
          <table:table-cell office:value-type="float" office:value="6.28568832180463" calcext:value-type="float">
            <text:p>6.2856883218</text:p>
          </table:table-cell>
          <table:table-cell table:formula="of:=ROUND([.H26]-[.H26]*([.P26]/100); 0)" office:value-type="float" office:value="33" calcext:value-type="float">
            <text:p>33</text:p>
          </table:table-cell>
          <table:table-cell/>
          <table:table-cell table:formula="of:=ROUND([.F26]*[.X26])" office:value-type="float" office:value="224" calcext:value-type="float">
            <text:p>224</text:p>
          </table:table-cell>
          <table:table-cell table:formula="of:=[.G26]/[.F26]*100" office:value-type="float" office:value="21.7002237136465" calcext:value-type="float">
            <text:p>21.7002237136</text:p>
          </table:table-cell>
          <table:table-cell table:formula="of:=100*[.X26]" office:value-type="float" office:value="50.1356773311272" calcext:value-type="float">
            <text:p>50.1356773311</text:p>
          </table:table-cell>
          <table:table-cell table:formula="of:=2*(([.T26]*[.U26])/([.T26]+[.U26]))" office:value-type="float" office:value="30.2900192883377" calcext:value-type="float">
            <text:p>30.2900192883</text:p>
          </table:table-cell>
          <table:table-cell/>
          <table:table-cell office:value-type="float" office:value="0.501356773311272" calcext:value-type="float">
            <text:p>0.5013567733</text:p>
          </table:table-cell>
          <table:table-cell table:formula="of:=[.G26]/[.F26]*100" office:value-type="float" office:value="21.7002237136465" calcext:value-type="float">
            <text:p>21.7002237136</text:p>
          </table:table-cell>
          <table:table-cell/>
          <table:table-cell table:formula="of:=ROUND([.S26]*[.T26]/100)" office:value-type="float" office:value="49" calcext:value-type="float">
            <text:p>49</text:p>
          </table:table-cell>
        </table:table-row>
        <table:table-row table:style-name="ro4">
          <table:table-cell office:value-type="string" calcext:value-type="string">
            <text:p>OrientTechnologie</text:p>
          </table:table-cell>
          <table:table-cell office:value-type="string" calcext:value-type="string">
            <text:p>orientdb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ulti-Model DBMS </text:p>
          </table:table-cell>
          <table:table-cell office:value-type="float" office:value="2907" calcext:value-type="float">
            <text:p>2907</text:p>
          </table:table-cell>
          <table:table-cell office:value-type="float" office:value="13907" calcext:value-type="float">
            <text:p>13907</text:p>
          </table:table-cell>
          <table:table-cell office:value-type="float" office:value="7441" calcext:value-type="float">
            <text:p>7441</text:p>
          </table:table-cell>
          <table:table-cell office:value-type="float" office:value="2894" calcext:value-type="float">
            <text:p>2894</text:p>
          </table:table-cell>
          <table:table-cell table:formula="of:=[.Q27]/[.H27]*100" office:value-type="float" office:value="86.7657221838286" calcext:value-type="float">
            <text:p>86.77</text:p>
          </table:table-cell>
          <table:table-cell table:style-name="ce2" table:formula="of:=[.H27]/[.G27]*100" office:value-type="float" office:value="38.8926219594141" calcext:value-type="float">
            <text:p>38.89</text:p>
          </table:table-cell>
          <table:table-cell table:style-name="ce2" table:formula="of:=2*(([.I27]*[.J27])/([.I27]+[.J27]))" office:value-type="float" office:value="53.7098663035766" calcext:value-type="float">
            <text:p>53.71</text:p>
          </table:table-cell>
          <table:table-cell table:style-name="ce2" office:value-type="float" office:value="62.2004143870436" calcext:value-type="float">
            <text:p>62.20</text:p>
          </table:table-cell>
          <table:table-cell table:style-name="ce2" table:formula="of:=[.L27]+[.O27]" office:value-type="float" office:value="70.0045457424131" calcext:value-type="float">
            <text:p>70.00</text:p>
          </table:table-cell>
          <table:table-cell table:style-name="ce2" office:value-type="float" office:value="511.801249876981" calcext:value-type="float">
            <text:p>511.80</text:p>
          </table:table-cell>
          <table:table-cell office:value-type="float" office:value="7.80413135536946" calcext:value-type="float">
            <text:p>7.8041313554</text:p>
          </table:table-cell>
          <table:table-cell office:value-type="float" office:value="13.2242970610969" calcext:value-type="float">
            <text:p>13.2242970611</text:p>
          </table:table-cell>
          <table:table-cell table:formula="of:=ROUND([.H27]-[.H27]*([.P27]/100); 0)" office:value-type="float" office:value="2511" calcext:value-type="float">
            <text:p>2511</text:p>
          </table:table-cell>
          <table:table-cell/>
          <table:table-cell table:formula="of:=ROUND([.F27]*[.X27])" office:value-type="float" office:value="6893" calcext:value-type="float">
            <text:p>6893</text:p>
          </table:table-cell>
          <table:table-cell table:formula="of:=[.G27]/[.F27]*100" office:value-type="float" office:value="53.5054289206874" calcext:value-type="float">
            <text:p>53.5054289207</text:p>
          </table:table-cell>
          <table:table-cell table:formula="of:=100*[.X27]" office:value-type="float" office:value="49.5641106083058" calcext:value-type="float">
            <text:p>49.5641106083</text:p>
          </table:table-cell>
          <table:table-cell table:formula="of:=2*(([.T27]*[.U27])/([.T27]+[.U27]))" office:value-type="float" office:value="51.4594129223563" calcext:value-type="float">
            <text:p>51.4594129224</text:p>
          </table:table-cell>
          <table:table-cell/>
          <table:table-cell office:value-type="float" office:value="0.495641106083058" calcext:value-type="float">
            <text:p>0.4956411061</text:p>
          </table:table-cell>
          <table:table-cell table:formula="of:=[.G27]/[.F27]*100" office:value-type="float" office:value="53.5054289206874" calcext:value-type="float">
            <text:p>53.5054289207</text:p>
          </table:table-cell>
          <table:table-cell/>
          <table:table-cell table:formula="of:=ROUND([.S27]*[.T27]/100)" office:value-type="float" office:value="3688" calcext:value-type="float">
            <text:p>3688</text:p>
          </table:table-cell>
        </table:table-row>
        <table:table-row table:style-name="ro4">
          <table:table-cell office:value-type="string" calcext:value-type="string">
            <text:p>Perwendel</text:p>
          </table:table-cell>
          <table:table-cell office:value-type="string" calcext:value-type="string">
            <text:p>spar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Sinatra <text:s/>for java</text:p>
          </table:table-cell>
          <table:table-cell office:value-type="float" office:value="205" calcext:value-type="float">
            <text:p>205</text:p>
          </table:table-cell>
          <table:table-cell office:value-type="float" office:value="703" calcext:value-type="float">
            <text:p>703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table:formula="of:=[.Q28]/[.H28]*100" office:value-type="float" office:value="97.5609756097561" calcext:value-type="float">
            <text:p>97.56</text:p>
          </table:table-cell>
          <table:table-cell table:style-name="ce2" table:formula="of:=[.H28]/[.G28]*100" office:value-type="float" office:value="65.6" calcext:value-type="float">
            <text:p>65.60</text:p>
          </table:table-cell>
          <table:table-cell table:style-name="ce2" table:formula="of:=2*(([.I28]*[.J28])/([.I28]+[.J28]))" office:value-type="float" office:value="78.4501315474767" calcext:value-type="float">
            <text:p>78.45</text:p>
          </table:table-cell>
          <table:table-cell table:style-name="ce2" office:value-type="float" office:value="21.8837518338114" calcext:value-type="float">
            <text:p>21.88</text:p>
          </table:table-cell>
          <table:table-cell table:style-name="ce2" table:formula="of:=[.L28]+[.O28]" office:value-type="float" office:value="28.0016480386257" calcext:value-type="float">
            <text:p>28.00</text:p>
          </table:table-cell>
          <table:table-cell table:style-name="ce2" office:value-type="float" office:value="453.160550458716" calcext:value-type="float">
            <text:p>453.16</text:p>
          </table:table-cell>
          <table:table-cell office:value-type="float" office:value="6.11789620481432" calcext:value-type="float">
            <text:p>6.1178962048</text:p>
          </table:table-cell>
          <table:table-cell office:value-type="float" office:value="1.92794692469761" calcext:value-type="float">
            <text:p>1.9279469247</text:p>
          </table:table-cell>
          <table:table-cell table:formula="of:=ROUND([.H28]-[.H28]*([.P28]/100); 0)" office:value-type="float" office:value="80" calcext:value-type="float">
            <text:p>80</text:p>
          </table:table-cell>
          <table:table-cell/>
          <table:table-cell table:formula="of:=ROUND([.F28]*[.X28])" office:value-type="float" office:value="353" calcext:value-type="float">
            <text:p>353</text:p>
          </table:table-cell>
          <table:table-cell table:formula="of:=[.G28]/[.F28]*100" office:value-type="float" office:value="17.7809388335704" calcext:value-type="float">
            <text:p>17.7809388336</text:p>
          </table:table-cell>
          <table:table-cell table:formula="of:=100*[.X28]" office:value-type="float" office:value="50.1815182282589" calcext:value-type="float">
            <text:p>50.1815182283</text:p>
          </table:table-cell>
          <table:table-cell table:formula="of:=2*(([.T28]*[.U28])/([.T28]+[.U28]))" office:value-type="float" office:value="26.2578648497248" calcext:value-type="float">
            <text:p>26.2578648497</text:p>
          </table:table-cell>
          <table:table-cell/>
          <table:table-cell office:value-type="float" office:value="0.501815182282589" calcext:value-type="float">
            <text:p>0.5018151823</text:p>
          </table:table-cell>
          <table:table-cell table:formula="of:=[.G28]/[.F28]*100" office:value-type="float" office:value="17.7809388335704" calcext:value-type="float">
            <text:p>17.7809388336</text:p>
          </table:table-cell>
          <table:table-cell/>
          <table:table-cell table:formula="of:=ROUND([.S28]*[.T28]/100)" office:value-type="float" office:value="63" calcext:value-type="float">
            <text:p>63</text:p>
          </table:table-cell>
        </table:table-row>
        <table:table-row table:style-name="ro4">
          <table:table-cell office:value-type="string" calcext:value-type="string">
            <text:p>PrestoDb</text:p>
          </table:table-cell>
          <table:table-cell office:value-type="string" calcext:value-type="string">
            <text:p>pres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istributed SQL query</text:p>
          </table:table-cell>
          <table:table-cell office:value-type="float" office:value="4381" calcext:value-type="float">
            <text:p>4381</text:p>
          </table:table-cell>
          <table:table-cell office:value-type="float" office:value="8065" calcext:value-type="float">
            <text:p>8065</text:p>
          </table:table-cell>
          <table:table-cell office:value-type="float" office:value="2112" calcext:value-type="float">
            <text:p>2112</text:p>
          </table:table-cell>
          <table:table-cell office:value-type="float" office:value="991" calcext:value-type="float">
            <text:p>991</text:p>
          </table:table-cell>
          <table:table-cell table:formula="of:=[.Q29]/[.H29]*100" office:value-type="float" office:value="90.6155398587286" calcext:value-type="float">
            <text:p>90.62</text:p>
          </table:table-cell>
          <table:table-cell table:style-name="ce2" table:formula="of:=[.H29]/[.G29]*100" office:value-type="float" office:value="46.9223484848485" calcext:value-type="float">
            <text:p>46.92</text:p>
          </table:table-cell>
          <table:table-cell table:style-name="ce2" table:formula="of:=2*(([.I29]*[.J29])/([.I29]+[.J29]))" office:value-type="float" office:value="61.8286930328969" calcext:value-type="float">
            <text:p>61.83</text:p>
          </table:table-cell>
          <table:table-cell table:style-name="ce2" office:value-type="float" office:value="23.3441787865013" calcext:value-type="float">
            <text:p>23.34</text:p>
          </table:table-cell>
          <table:table-cell table:style-name="ce2" table:formula="of:=[.L29]+[.O29]" office:value-type="float" office:value="20.6365675537381" calcext:value-type="float">
            <text:p>20.64</text:p>
          </table:table-cell>
          <table:table-cell table:style-name="ce2" office:value-type="float" office:value="479.808830328248" calcext:value-type="float">
            <text:p>479.81</text:p>
          </table:table-cell>
          <table:table-cell office:value-type="float" office:value="-2.70761123276316" calcext:value-type="float">
            <text:p>-2.7076112328</text:p>
          </table:table-cell>
          <table:table-cell office:value-type="float" office:value="9.43307575886138" calcext:value-type="float">
            <text:p>9.4330757589</text:p>
          </table:table-cell>
          <table:table-cell table:formula="of:=ROUND([.H29]-[.H29]*([.P29]/100); 0)" office:value-type="float" office:value="898" calcext:value-type="float">
            <text:p>898</text:p>
          </table:table-cell>
          <table:table-cell/>
          <table:table-cell table:formula="of:=ROUND([.F29]*[.X29])" office:value-type="float" office:value="4066" calcext:value-type="float">
            <text:p>4066</text:p>
          </table:table-cell>
          <table:table-cell table:formula="of:=[.G29]/[.F29]*100" office:value-type="float" office:value="26.187228766274" calcext:value-type="float">
            <text:p>26.1872287663</text:p>
          </table:table-cell>
          <table:table-cell table:formula="of:=100*[.X29]" office:value-type="float" office:value="50.4092423510738" calcext:value-type="float">
            <text:p>50.4092423511</text:p>
          </table:table-cell>
          <table:table-cell table:formula="of:=2*(([.T29]*[.U29])/([.T29]+[.U29]))" office:value-type="float" office:value="34.468385870146" calcext:value-type="float">
            <text:p>34.4683858701</text:p>
          </table:table-cell>
          <table:table-cell/>
          <table:table-cell office:value-type="float" office:value="0.504092423510738" calcext:value-type="float">
            <text:p>0.5040924235</text:p>
          </table:table-cell>
          <table:table-cell table:formula="of:=[.G29]/[.F29]*100" office:value-type="float" office:value="26.187228766274" calcext:value-type="float">
            <text:p>26.1872287663</text:p>
          </table:table-cell>
          <table:table-cell/>
          <table:table-cell table:formula="of:=ROUND([.S29]*[.T29]/100)" office:value-type="float" office:value="1065" calcext:value-type="float">
            <text:p>1065</text:p>
          </table:table-cell>
        </table:table-row>
        <table:table-row table:style-name="ro4">
          <table:table-cell office:value-type="string" calcext:value-type="string">
            <text:p>RoboGuice</text:p>
          </table:table-cell>
          <table:table-cell office:value-type="string" calcext:value-type="string">
            <text:p>robogu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oogle Guice on Android</text:p>
          </table:table-cell>
          <table:table-cell office:value-type="float" office:value="1193" calcext:value-type="float">
            <text:p>1193</text:p>
          </table:table-cell>
          <table:table-cell office:value-type="float" office:value="1053" calcext:value-type="float">
            <text:p>1053</text:p>
          </table:table-cell>
          <table:table-cell office:value-type="float" office:value="229" calcext:value-type="float">
            <text:p>229</text:p>
          </table:table-cell>
          <table:table-cell office:value-type="float" office:value="70" calcext:value-type="float">
            <text:p>70</text:p>
          </table:table-cell>
          <table:table-cell table:formula="of:=[.Q30]/[.H30]*100" office:value-type="float" office:value="91.4285714285714" calcext:value-type="float">
            <text:p>91.43</text:p>
          </table:table-cell>
          <table:table-cell table:style-name="ce2" table:formula="of:=[.H30]/[.G30]*100" office:value-type="float" office:value="30.5676855895196" calcext:value-type="float">
            <text:p>30.57</text:p>
          </table:table-cell>
          <table:table-cell table:style-name="ce2" table:formula="of:=2*(([.I30]*[.J30])/([.I30]+[.J30]))" office:value-type="float" office:value="45.8171405195336" calcext:value-type="float">
            <text:p>45.82</text:p>
          </table:table-cell>
          <table:table-cell table:style-name="ce2" office:value-type="float" office:value="53.813418301288" calcext:value-type="float">
            <text:p>53.81</text:p>
          </table:table-cell>
          <table:table-cell table:style-name="ce2" table:formula="of:=[.L30]+[.O30]" office:value-type="float" office:value="56.5496618684847" calcext:value-type="float">
            <text:p>56.55</text:p>
          </table:table-cell>
          <table:table-cell table:style-name="ce2" office:value-type="float" office:value="401.584158415842" calcext:value-type="float">
            <text:p>401.58</text:p>
          </table:table-cell>
          <table:table-cell office:value-type="float" office:value="2.73624356719665" calcext:value-type="float">
            <text:p>2.7362435672</text:p>
          </table:table-cell>
          <table:table-cell office:value-type="float" office:value="8.91673824051395" calcext:value-type="float">
            <text:p>8.9167382405</text:p>
          </table:table-cell>
          <table:table-cell table:formula="of:=ROUND([.H30]-[.H30]*([.P30]/100); 0)" office:value-type="float" office:value="64" calcext:value-type="float">
            <text:p>64</text:p>
          </table:table-cell>
          <table:table-cell/>
          <table:table-cell table:formula="of:=ROUND([.F30]*[.X30])" office:value-type="float" office:value="537" calcext:value-type="float">
            <text:p>537</text:p>
          </table:table-cell>
          <table:table-cell table:formula="of:=[.G30]/[.F30]*100" office:value-type="float" office:value="21.7473884140551" calcext:value-type="float">
            <text:p>21.7473884141</text:p>
          </table:table-cell>
          <table:table-cell table:formula="of:=100*[.X30]" office:value-type="float" office:value="50.962734087836" calcext:value-type="float">
            <text:p>50.9627340878</text:p>
          </table:table-cell>
          <table:table-cell table:formula="of:=2*(([.T30]*[.U30])/([.T30]+[.U30]))" office:value-type="float" office:value="30.4856142367674" calcext:value-type="float">
            <text:p>30.4856142368</text:p>
          </table:table-cell>
          <table:table-cell/>
          <table:table-cell office:value-type="float" office:value="0.50962734087836" calcext:value-type="float">
            <text:p>0.5096273409</text:p>
          </table:table-cell>
          <table:table-cell table:formula="of:=[.G30]/[.F30]*100" office:value-type="float" office:value="21.7473884140551" calcext:value-type="float">
            <text:p>21.7473884141</text:p>
          </table:table-cell>
          <table:table-cell/>
          <table:table-cell table:formula="of:=ROUND([.S30]*[.T30]/100)" office:value-type="float" office:value="117" calcext:value-type="float">
            <text:p>117</text:p>
          </table:table-cell>
        </table:table-row>
        <table:table-row table:style-name="ro3">
          <table:table-cell office:value-type="string" calcext:value-type="string">
            <text:p>Lombok</text:p>
          </table:table-cell>
          <table:table-cell office:value-type="string" calcext:value-type="string">
            <text:p>lombok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additions to the Java language</text:p>
          </table:table-cell>
          <table:table-cell office:value-type="float" office:value="1146" calcext:value-type="float">
            <text:p>1146</text:p>
          </table:table-cell>
          <table:table-cell office:value-type="float" office:value="1872" calcext:value-type="float">
            <text:p>1872</text:p>
          </table:table-cell>
          <table:table-cell office:value-type="float" office:value="560" calcext:value-type="float">
            <text:p>560</text:p>
          </table:table-cell>
          <table:table-cell office:value-type="float" office:value="212" calcext:value-type="float">
            <text:p>212</text:p>
          </table:table-cell>
          <table:table-cell table:formula="of:=[.Q31]/[.H31]*100" office:value-type="float" office:value="91.9811320754717" calcext:value-type="float">
            <text:p>91.98</text:p>
          </table:table-cell>
          <table:table-cell table:style-name="ce2" table:formula="of:=[.H31]/[.G31]*100" office:value-type="float" office:value="37.8571428571429" calcext:value-type="float">
            <text:p>37.86</text:p>
          </table:table-cell>
          <table:table-cell table:style-name="ce2" table:formula="of:=2*(([.I31]*[.J31])/([.I31]+[.J31]))" office:value-type="float" office:value="53.6381565289599" calcext:value-type="float">
            <text:p>53.64</text:p>
          </table:table-cell>
          <table:table-cell table:style-name="ce2" office:value-type="float" office:value="58.9384390134364" calcext:value-type="float">
            <text:p>58.94</text:p>
          </table:table-cell>
          <table:table-cell table:style-name="ce2" table:formula="of:=[.L31]+[.O31]" office:value-type="float" office:value="57.4920993368141" calcext:value-type="float">
            <text:p>57.49</text:p>
          </table:table-cell>
          <table:table-cell table:style-name="ce2" office:value-type="float" office:value="514.004352557127" calcext:value-type="float">
            <text:p>514.00</text:p>
          </table:table-cell>
          <table:table-cell office:value-type="float" office:value="-1.4463396766223" calcext:value-type="float">
            <text:p>-1.4463396766</text:p>
          </table:table-cell>
          <table:table-cell office:value-type="float" office:value="7.89781025494449" calcext:value-type="float">
            <text:p>7.8978102549</text:p>
          </table:table-cell>
          <table:table-cell table:formula="of:=ROUND([.H31]-[.H31]*([.P31]/100); 0)" office:value-type="float" office:value="195" calcext:value-type="float">
            <text:p>195</text:p>
          </table:table-cell>
          <table:table-cell/>
          <table:table-cell table:formula="of:=ROUND([.F31]*[.X31])" office:value-type="float" office:value="926" calcext:value-type="float">
            <text:p>926</text:p>
          </table:table-cell>
          <table:table-cell table:formula="of:=[.G31]/[.F31]*100" office:value-type="float" office:value="29.9145299145299" calcext:value-type="float">
            <text:p>29.9145299145</text:p>
          </table:table-cell>
          <table:table-cell table:formula="of:=100*[.X31]" office:value-type="float" office:value="49.471828637179" calcext:value-type="float">
            <text:p>49.4718286372</text:p>
          </table:table-cell>
          <table:table-cell table:formula="of:=2*(([.T31]*[.U31])/([.T31]+[.U31]))" office:value-type="float" office:value="37.2841511990861" calcext:value-type="float">
            <text:p>37.2841511991</text:p>
          </table:table-cell>
          <table:table-cell/>
          <table:table-cell office:value-type="float" office:value="0.49471828637179" calcext:value-type="float">
            <text:p>0.4947182864</text:p>
          </table:table-cell>
          <table:table-cell table:formula="of:=[.G31]/[.F31]*100" office:value-type="float" office:value="29.9145299145299" calcext:value-type="float">
            <text:p>29.9145299145</text:p>
          </table:table-cell>
          <table:table-cell/>
          <table:table-cell table:formula="of:=ROUND([.S31]*[.T31]/100)"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Scribejava</text:p>
          </table:table-cell>
          <table:table-cell office:value-type="string" calcext:value-type="string">
            <text:p>scribejava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OAuth library</text:p>
          </table:table-cell>
          <table:table-cell office:value-type="float" office:value="218" calcext:value-type="float">
            <text:p>218</text:p>
          </table:table-cell>
          <table:table-cell office:value-type="float" office:value="609" calcext:value-type="float">
            <text:p>609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table:formula="of:=[.Q32]/[.H32]*100" office:value-type="float" office:value="93.75" calcext:value-type="float">
            <text:p>93.75</text:p>
          </table:table-cell>
          <table:table-cell table:style-name="ce2" table:formula="of:=[.H32]/[.G32]*100" office:value-type="float" office:value="22.2222222222222" calcext:value-type="float">
            <text:p>22.22</text:p>
          </table:table-cell>
          <table:table-cell table:style-name="ce2" table:formula="of:=2*(([.I32]*[.J32])/([.I32]+[.J32]))" office:value-type="float" office:value="35.9281437125748" calcext:value-type="float">
            <text:p>35.93</text:p>
          </table:table-cell>
          <table:table-cell table:style-name="ce2" office:value-type="float" office:value="30.050159371458" calcext:value-type="float">
            <text:p>30.05</text:p>
          </table:table-cell>
          <table:table-cell table:style-name="ce2" table:formula="of:=[.L32]+[.O32]" office:value-type="float" office:value="38.1589153234381" calcext:value-type="float">
            <text:p>38.16</text:p>
          </table:table-cell>
          <table:table-cell table:style-name="ce2" office:value-type="float" office:value="633.177514792899" calcext:value-type="float">
            <text:p>633.18</text:p>
          </table:table-cell>
          <table:table-cell office:value-type="float" office:value="8.10875595198013" calcext:value-type="float">
            <text:p>8.108755952</text:p>
          </table:table-cell>
          <table:table-cell office:value-type="float" office:value="6.63549088058062" calcext:value-type="float">
            <text:p>6.6354908806</text:p>
          </table:table-cell>
          <table:table-cell table:formula="of:=ROUND([.H32]-[.H32]*([.P32]/100); 0)" office:value-type="float" office:value="15" calcext:value-type="float">
            <text:p>15</text:p>
          </table:table-cell>
          <table:table-cell/>
          <table:table-cell table:formula="of:=ROUND([.F32]*[.X32])" office:value-type="float" office:value="301" calcext:value-type="float">
            <text:p>301</text:p>
          </table:table-cell>
          <table:table-cell table:formula="of:=[.G32]/[.F32]*100" office:value-type="float" office:value="11.8226600985222" calcext:value-type="float">
            <text:p>11.8226600985</text:p>
          </table:table-cell>
          <table:table-cell table:formula="of:=100*[.X32]" office:value-type="float" office:value="49.3473063078709" calcext:value-type="float">
            <text:p>49.3473063079</text:p>
          </table:table-cell>
          <table:table-cell table:formula="of:=2*(([.T32]*[.U32])/([.T32]+[.U32]))" office:value-type="float" office:value="19.0752574680061" calcext:value-type="float">
            <text:p>19.075257468</text:p>
          </table:table-cell>
          <table:table-cell/>
          <table:table-cell office:value-type="float" office:value="0.493473063078709" calcext:value-type="float">
            <text:p>0.4934730631</text:p>
          </table:table-cell>
          <table:table-cell table:formula="of:=[.G32]/[.F32]*100" office:value-type="float" office:value="11.8226600985222" calcext:value-type="float">
            <text:p>11.8226600985</text:p>
          </table:table-cell>
          <table:table-cell/>
          <table:table-cell table:formula="of:=ROUND([.S32]*[.T32]/100)" office:value-type="float" office:value="36" calcext:value-type="float">
            <text:p>36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dagger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dependency injector</text:p>
          </table:table-cell>
          <table:table-cell office:value-type="float" office:value="232" calcext:value-type="float">
            <text:p>232</text:p>
          </table:table-cell>
          <table:table-cell office:value-type="float" office:value="697" calcext:value-type="float">
            <text:p>697</text:p>
          </table:table-cell>
          <table:table-cell office:value-type="float" office:value="144" calcext:value-type="float">
            <text:p>144</text:p>
          </table:table-cell>
          <table:table-cell office:value-type="float" office:value="84" calcext:value-type="float">
            <text:p>84</text:p>
          </table:table-cell>
          <table:table-cell table:formula="of:=[.Q33]/[.H33]*100" office:value-type="float" office:value="90.4761904761905" calcext:value-type="float">
            <text:p>90.48</text:p>
          </table:table-cell>
          <table:table-cell table:style-name="ce2" table:formula="of:=[.H33]/[.G33]*100" office:value-type="float" office:value="58.3333333333333" calcext:value-type="float">
            <text:p>58.33</text:p>
          </table:table-cell>
          <table:table-cell table:style-name="ce2" table:formula="of:=2*(([.I33]*[.J33])/([.I33]+[.J33]))" office:value-type="float" office:value="70.9333333333333" calcext:value-type="float">
            <text:p>70.93</text:p>
          </table:table-cell>
          <table:table-cell table:style-name="ce2" office:value-type="float" office:value="64.2882470600307" calcext:value-type="float">
            <text:p>64.29</text:p>
          </table:table-cell>
          <table:table-cell table:style-name="ce2" table:formula="of:=[.L33]+[.O33]" office:value-type="float" office:value="64.9718562187627" calcext:value-type="float">
            <text:p>64.97</text:p>
          </table:table-cell>
          <table:table-cell table:style-name="ce2" office:value-type="float" office:value="681.953608247423" calcext:value-type="float">
            <text:p>681.95</text:p>
          </table:table-cell>
          <table:table-cell office:value-type="float" office:value="0.683609158731997" calcext:value-type="float">
            <text:p>0.6836091587</text:p>
          </table:table-cell>
          <table:table-cell office:value-type="float" office:value="9.60107163526118" calcext:value-type="float">
            <text:p>9.6010716353</text:p>
          </table:table-cell>
          <table:table-cell table:formula="of:=ROUND([.H33]-[.H33]*([.P33]/100); 0)" office:value-type="float" office:value="76" calcext:value-type="float">
            <text:p>76</text:p>
          </table:table-cell>
          <table:table-cell/>
          <table:table-cell table:formula="of:=ROUND([.F33]*[.X33])" office:value-type="float" office:value="351" calcext:value-type="float">
            <text:p>351</text:p>
          </table:table-cell>
          <table:table-cell table:formula="of:=[.G33]/[.F33]*100" office:value-type="float" office:value="20.6599713055954" calcext:value-type="float">
            <text:p>20.6599713056</text:p>
          </table:table-cell>
          <table:table-cell table:formula="of:=100*[.X33]" office:value-type="float" office:value="50.2893461352214" calcext:value-type="float">
            <text:p>50.2893461352</text:p>
          </table:table-cell>
          <table:table-cell table:formula="of:=2*(([.T33]*[.U33])/([.T33]+[.U33]))" office:value-type="float" office:value="29.2878490056653" calcext:value-type="float">
            <text:p>29.2878490057</text:p>
          </table:table-cell>
          <table:table-cell/>
          <table:table-cell office:value-type="float" office:value="0.502893461352214" calcext:value-type="float">
            <text:p>0.5028934614</text:p>
          </table:table-cell>
          <table:table-cell table:formula="of:=[.G33]/[.F33]*100" office:value-type="float" office:value="20.6599713055954" calcext:value-type="float">
            <text:p>20.6599713056</text:p>
          </table:table-cell>
          <table:table-cell/>
          <table:table-cell table:formula="of:=ROUND([.S33]*[.T33]/100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square</text:p>
          </table:table-cell>
          <table:table-cell office:value-type="string" calcext:value-type="string">
            <text:p>javapoe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ava API</text:p>
          </table:table-cell>
          <table:table-cell office:value-type="float" office:value="66" calcext:value-type="float">
            <text:p>66</text:p>
          </table:table-cell>
          <table:table-cell office:value-type="float" office:value="650" calcext:value-type="float">
            <text:p>650</text:p>
          </table:table-cell>
          <table:table-cell office:value-type="float" office:value="163" calcext:value-type="float">
            <text:p>163</text:p>
          </table:table-cell>
          <table:table-cell office:value-type="float" office:value="113" calcext:value-type="float">
            <text:p>113</text:p>
          </table:table-cell>
          <table:table-cell table:formula="of:=[.Q34]/[.H34]*100" office:value-type="float" office:value="100" calcext:value-type="float">
            <text:p>100.00</text:p>
          </table:table-cell>
          <table:table-cell table:style-name="ce2" table:formula="of:=[.H34]/[.G34]*100" office:value-type="float" office:value="69.3251533742331" calcext:value-type="float">
            <text:p>69.33</text:p>
          </table:table-cell>
          <table:table-cell table:style-name="ce2" table:formula="of:=2*(([.I34]*[.J34])/([.I34]+[.J34]))" office:value-type="float" office:value="81.8840579710145" calcext:value-type="float">
            <text:p>81.88</text:p>
          </table:table-cell>
          <table:table-cell table:style-name="ce2" office:value-type="float" office:value="51.0366573208012" calcext:value-type="float">
            <text:p>51.04</text:p>
          </table:table-cell>
          <table:table-cell table:style-name="ce2" table:formula="of:=[.L34]+[.O34]" office:value-type="float" office:value="53.19865589845" calcext:value-type="float">
            <text:p>53.20</text:p>
          </table:table-cell>
          <table:table-cell table:style-name="ce2" office:value-type="float" office:value="504.24962406015" calcext:value-type="float">
            <text:p>504.25</text:p>
          </table:table-cell>
          <table:table-cell office:value-type="float" office:value="2.16199857764877" calcext:value-type="float">
            <text:p>2.1619985776</text:p>
          </table:table-cell>
          <table:table-cell office:value-type="float" office:value="0.419048726325855" calcext:value-type="float">
            <text:p>0.4190487263</text:p>
          </table:table-cell>
          <table:table-cell table:formula="of:=ROUND([.H34]-[.H34]*([.P34]/100); 0)" office:value-type="float" office:value="113" calcext:value-type="float">
            <text:p>113</text:p>
          </table:table-cell>
          <table:table-cell/>
          <table:table-cell table:formula="of:=ROUND([.F34]*[.X34])" office:value-type="float" office:value="321" calcext:value-type="float">
            <text:p>321</text:p>
          </table:table-cell>
          <table:table-cell table:formula="of:=[.G34]/[.F34]*100" office:value-type="float" office:value="25.0769230769231" calcext:value-type="float">
            <text:p>25.0769230769</text:p>
          </table:table-cell>
          <table:table-cell table:formula="of:=100*[.X34]" office:value-type="float" office:value="49.3492682939395" calcext:value-type="float">
            <text:p>49.3492682939</text:p>
          </table:table-cell>
          <table:table-cell table:formula="of:=2*(([.T34]*[.U34])/([.T34]+[.U34]))" office:value-type="float" office:value="33.2551695072776" calcext:value-type="float">
            <text:p>33.2551695073</text:p>
          </table:table-cell>
          <table:table-cell/>
          <table:table-cell office:value-type="float" office:value="0.493492682939395" calcext:value-type="float">
            <text:p>0.4934926829</text:p>
          </table:table-cell>
          <table:table-cell table:formula="of:=[.G34]/[.F34]*100" office:value-type="float" office:value="25.0769230769231" calcext:value-type="float">
            <text:p>25.0769230769</text:p>
          </table:table-cell>
          <table:table-cell/>
          <table:table-cell table:formula="of:=ROUND([.S34]*[.T34]/100)" office:value-type="float" office:value="80" calcext:value-type="float">
            <text:p>80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http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TTP+HTTP/2 client </text:p>
          </table:table-cell>
          <table:table-cell office:value-type="float" office:value="344" calcext:value-type="float">
            <text:p>344</text:p>
          </table:table-cell>
          <table:table-cell office:value-type="float" office:value="2649" calcext:value-type="float">
            <text:p>2649</text:p>
          </table:table-cell>
          <table:table-cell office:value-type="float" office:value="592" calcext:value-type="float">
            <text:p>592</text:p>
          </table:table-cell>
          <table:table-cell office:value-type="float" office:value="474" calcext:value-type="float">
            <text:p>474</text:p>
          </table:table-cell>
          <table:table-cell table:formula="of:=[.Q35]/[.H35]*100" office:value-type="float" office:value="93.0379746835443" calcext:value-type="float">
            <text:p>93.04</text:p>
          </table:table-cell>
          <table:table-cell table:style-name="ce2" table:formula="of:=[.H35]/[.G35]*100" office:value-type="float" office:value="80.0675675675676" calcext:value-type="float">
            <text:p>80.07</text:p>
          </table:table-cell>
          <table:table-cell table:style-name="ce2" table:formula="of:=2*(([.I35]*[.J35])/([.I35]+[.J35]))" office:value-type="float" office:value="86.0668494775068" calcext:value-type="float">
            <text:p>86.07</text:p>
          </table:table-cell>
          <table:table-cell table:style-name="ce2" office:value-type="float" office:value="29.0923826722428" calcext:value-type="float">
            <text:p>29.09</text:p>
          </table:table-cell>
          <table:table-cell table:style-name="ce2" table:formula="of:=[.L35]+[.O35]" office:value-type="float" office:value="24.9067705147899" calcext:value-type="float">
            <text:p>24.91</text:p>
          </table:table-cell>
          <table:table-cell table:style-name="ce2" office:value-type="float" office:value="500.800294045577" calcext:value-type="float">
            <text:p>500.80</text:p>
          </table:table-cell>
          <table:table-cell office:value-type="float" office:value="-4.18561215745285" calcext:value-type="float">
            <text:p>-4.1856121575</text:p>
          </table:table-cell>
          <table:table-cell office:value-type="float" office:value="6.98958769440651" calcext:value-type="float">
            <text:p>6.9895876944</text:p>
          </table:table-cell>
          <table:table-cell table:formula="of:=ROUND([.H35]-[.H35]*([.P35]/100); 0)" office:value-type="float" office:value="441" calcext:value-type="float">
            <text:p>441</text:p>
          </table:table-cell>
          <table:table-cell/>
          <table:table-cell table:formula="of:=ROUND([.F35]*[.X35])" office:value-type="float" office:value="1345" calcext:value-type="float">
            <text:p>1345</text:p>
          </table:table-cell>
          <table:table-cell table:formula="of:=[.G35]/[.F35]*100" office:value-type="float" office:value="22.3480558701397" calcext:value-type="float">
            <text:p>22.3480558701</text:p>
          </table:table-cell>
          <table:table-cell table:formula="of:=100*[.X35]" office:value-type="float" office:value="50.7743443949148" calcext:value-type="float">
            <text:p>50.7743443949</text:p>
          </table:table-cell>
          <table:table-cell table:formula="of:=2*(([.T35]*[.U35])/([.T35]+[.U35]))" office:value-type="float" office:value="31.0358489654107" calcext:value-type="float">
            <text:p>31.0358489654</text:p>
          </table:table-cell>
          <table:table-cell/>
          <table:table-cell office:value-type="float" office:value="0.507743443949148" calcext:value-type="float">
            <text:p>0.5077434439</text:p>
          </table:table-cell>
          <table:table-cell table:formula="of:=[.G35]/[.F35]*100" office:value-type="float" office:value="22.3480558701397" calcext:value-type="float">
            <text:p>22.3480558701</text:p>
          </table:table-cell>
          <table:table-cell/>
          <table:table-cell table:formula="of:=ROUND([.S35]*[.T35]/100)" office:value-type="float" office:value="301" calcext:value-type="float">
            <text:p>301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ki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I/O API for Java</text:p>
          </table:table-cell>
          <table:table-cell office:value-type="float" office:value="90" calcext:value-type="float">
            <text:p>90</text:p>
          </table:table-cell>
          <table:table-cell office:value-type="float" office:value="433" calcext:value-type="float">
            <text:p>433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table:formula="of:=[.Q36]/[.H36]*100" office:value-type="float" office:value="100" calcext:value-type="float">
            <text:p>100.00</text:p>
          </table:table-cell>
          <table:table-cell table:style-name="ce2" table:formula="of:=[.H36]/[.G36]*100" office:value-type="float" office:value="60" calcext:value-type="float">
            <text:p>60.00</text:p>
          </table:table-cell>
          <table:table-cell table:style-name="ce2" table:formula="of:=2*(([.I36]*[.J36])/([.I36]+[.J36]))" office:value-type="float" office:value="75" calcext:value-type="float">
            <text:p>75.00</text:p>
          </table:table-cell>
          <table:table-cell table:style-name="ce2" office:value-type="float" office:value="31.5097895078361" calcext:value-type="float">
            <text:p>31.51</text:p>
          </table:table-cell>
          <table:table-cell table:style-name="ce2" table:formula="of:=[.L36]+[.O36]" office:value-type="float" office:value="35.4961019207258" calcext:value-type="float">
            <text:p>35.50</text:p>
          </table:table-cell>
          <table:table-cell table:style-name="ce2" office:value-type="float" office:value="348.655913978495" calcext:value-type="float">
            <text:p>348.66</text:p>
          </table:table-cell>
          <table:table-cell office:value-type="float" office:value="3.98631241288967" calcext:value-type="float">
            <text:p>3.9863124129</text:p>
          </table:table-cell>
          <table:table-cell office:value-type="float" office:value="0.75435193371959" calcext:value-type="float">
            <text:p>0.7543519337</text:p>
          </table:table-cell>
          <table:table-cell table:formula="of:=ROUND([.H36]-[.H36]*([.P36]/100); 0)" office:value-type="float" office:value="24" calcext:value-type="float">
            <text:p>24</text:p>
          </table:table-cell>
          <table:table-cell/>
          <table:table-cell table:formula="of:=ROUND([.F36]*[.X36])" office:value-type="float" office:value="220" calcext:value-type="float">
            <text:p>220</text:p>
          </table:table-cell>
          <table:table-cell table:formula="of:=[.G36]/[.F36]*100" office:value-type="float" office:value="9.2378752886836" calcext:value-type="float">
            <text:p>9.2378752887</text:p>
          </table:table-cell>
          <table:table-cell table:formula="of:=100*[.X36]" office:value-type="float" office:value="50.7740423218347" calcext:value-type="float">
            <text:p>50.7740423218</text:p>
          </table:table-cell>
          <table:table-cell table:formula="of:=2*(([.T36]*[.U36])/([.T36]+[.U36]))" office:value-type="float" office:value="15.6317041530179" calcext:value-type="float">
            <text:p>15.631704153</text:p>
          </table:table-cell>
          <table:table-cell/>
          <table:table-cell office:value-type="float" office:value="0.507740423218347" calcext:value-type="float">
            <text:p>0.5077404232</text:p>
          </table:table-cell>
          <table:table-cell table:formula="of:=[.G36]/[.F36]*100" office:value-type="float" office:value="9.2378752886836" calcext:value-type="float">
            <text:p>9.2378752887</text:p>
          </table:table-cell>
          <table:table-cell/>
          <table:table-cell table:formula="of:=ROUND([.S36]*[.T36]/100)" office:value-type="float" office:value="20" calcext:value-type="float">
            <text:p>20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otto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uava-based event bus</text:p>
          </table:table-cell>
          <table:table-cell office:value-type="float" office:value="84" calcext:value-type="float">
            <text:p>84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Q37]/[.H37]*100" office:value-type="float" office:value="93.3333333333333" calcext:value-type="float">
            <text:p>93.33</text:p>
          </table:table-cell>
          <table:table-cell table:style-name="ce2" table:formula="of:=[.H37]/[.G37]*100" office:value-type="float" office:value="100" calcext:value-type="float">
            <text:p>100.00</text:p>
          </table:table-cell>
          <table:table-cell table:style-name="ce2" table:formula="of:=2*(([.I37]*[.J37])/([.I37]+[.J37]))" office:value-type="float" office:value="96.551724137931" calcext:value-type="float">
            <text:p>96.55</text:p>
          </table:table-cell>
          <table:table-cell table:style-name="ce2" office:value-type="float" office:value="54.1110111144371" calcext:value-type="float">
            <text:p>54.11</text:p>
          </table:table-cell>
          <table:table-cell table:style-name="ce2" table:formula="of:=[.L37]+[.O37]" office:value-type="float" office:value="49.9351111275609" calcext:value-type="float">
            <text:p>49.94</text:p>
          </table:table-cell>
          <table:table-cell table:style-name="ce2" office:value-type="float" office:value="635.8" calcext:value-type="float">
            <text:p>635.80</text:p>
          </table:table-cell>
          <table:table-cell office:value-type="float" office:value="-4.17589998687618" calcext:value-type="float">
            <text:p>-4.1758999869</text:p>
          </table:table-cell>
          <table:table-cell office:value-type="float" office:value="9.03422422008589" calcext:value-type="float">
            <text:p>9.0342242201</text:p>
          </table:table-cell>
          <table:table-cell table:formula="of:=ROUND([.H37]-[.H37]*([.P37]/100); 0)" office:value-type="float" office:value="14" calcext:value-type="float">
            <text:p>14</text:p>
          </table:table-cell>
          <table:table-cell/>
          <table:table-cell table:formula="of:=ROUND([.F37]*[.X37])" office:value-type="float" office:value="99" calcext:value-type="float">
            <text:p>99</text:p>
          </table:table-cell>
          <table:table-cell table:formula="of:=[.G37]/[.F37]*100" office:value-type="float" office:value="7.46268656716418" calcext:value-type="float">
            <text:p>7.4626865672</text:p>
          </table:table-cell>
          <table:table-cell table:formula="of:=100*[.X37]" office:value-type="float" office:value="49.1441357405856" calcext:value-type="float">
            <text:p>49.1441357406</text:p>
          </table:table-cell>
          <table:table-cell table:formula="of:=2*(([.T37]*[.U37])/([.T37]+[.U37]))" office:value-type="float" office:value="12.9577060394698" calcext:value-type="float">
            <text:p>12.9577060395</text:p>
          </table:table-cell>
          <table:table-cell/>
          <table:table-cell office:value-type="float" office:value="0.491441357405856" calcext:value-type="float">
            <text:p>0.4914413574</text:p>
          </table:table-cell>
          <table:table-cell table:formula="of:=[.G37]/[.F37]*100" office:value-type="float" office:value="7.46268656716418" calcext:value-type="float">
            <text:p>7.4626865672</text:p>
          </table:table-cell>
          <table:table-cell/>
          <table:table-cell table:formula="of:=ROUND([.S37]*[.T37]/100)" office:value-type="float" office:value="7" calcext:value-type="float">
            <text:p>7</text:p>
          </table:table-cell>
        </table:table-row>
        <table:table-row table:style-name="ro4">
          <table:table-cell office:value-type="string" calcext:value-type="string">
            <text:p>square</text:p>
          </table:table-cell>
          <table:table-cell office:value-type="string" calcext:value-type="string">
            <text:p>retrofit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ype-safe HTTP client </text:p>
          </table:table-cell>
          <table:table-cell office:value-type="float" office:value="202" calcext:value-type="float">
            <text:p>202</text:p>
          </table:table-cell>
          <table:table-cell office:value-type="float" office:value="1349" calcext:value-type="float">
            <text:p>1349</text:p>
          </table:table-cell>
          <table:table-cell office:value-type="float" office:value="151" calcext:value-type="float">
            <text:p>151</text:p>
          </table:table-cell>
          <table:table-cell office:value-type="float" office:value="111" calcext:value-type="float">
            <text:p>111</text:p>
          </table:table-cell>
          <table:table-cell table:formula="of:=[.Q38]/[.H38]*100" office:value-type="float" office:value="99.0990990990991" calcext:value-type="float">
            <text:p>99.10</text:p>
          </table:table-cell>
          <table:table-cell table:style-name="ce2" table:formula="of:=[.H38]/[.G38]*100" office:value-type="float" office:value="73.5099337748344" calcext:value-type="float">
            <text:p>73.51</text:p>
          </table:table-cell>
          <table:table-cell table:style-name="ce2" table:formula="of:=2*(([.I38]*[.J38])/([.I38]+[.J38]))" office:value-type="float" office:value="84.4077287338841" calcext:value-type="float">
            <text:p>84.41</text:p>
          </table:table-cell>
          <table:table-cell table:style-name="ce2" office:value-type="float" office:value="49.8842928069644" calcext:value-type="float">
            <text:p>49.88</text:p>
          </table:table-cell>
          <table:table-cell table:style-name="ce2" table:formula="of:=[.L38]+[.O38]" office:value-type="float" office:value="45.4605577094481" calcext:value-type="float">
            <text:p>45.46</text:p>
          </table:table-cell>
          <table:table-cell table:style-name="ce2" office:value-type="float" office:value="563.82583621684" calcext:value-type="float">
            <text:p>563.83</text:p>
          </table:table-cell>
          <table:table-cell office:value-type="float" office:value="-4.42373509751633" calcext:value-type="float">
            <text:p>-4.4237350975</text:p>
          </table:table-cell>
          <table:table-cell office:value-type="float" office:value="1.27522046444938" calcext:value-type="float">
            <text:p>1.2752204644</text:p>
          </table:table-cell>
          <table:table-cell table:formula="of:=ROUND([.H38]-[.H38]*([.P38]/100); 0)" office:value-type="float" office:value="110" calcext:value-type="float">
            <text:p>110</text:p>
          </table:table-cell>
          <table:table-cell/>
          <table:table-cell table:formula="of:=ROUND([.F38]*[.X38])" office:value-type="float" office:value="663" calcext:value-type="float">
            <text:p>663</text:p>
          </table:table-cell>
          <table:table-cell table:formula="of:=[.G38]/[.F38]*100" office:value-type="float" office:value="11.1934766493699" calcext:value-type="float">
            <text:p>11.1934766494</text:p>
          </table:table-cell>
          <table:table-cell table:formula="of:=100*[.X38]" office:value-type="float" office:value="49.1198308398016" calcext:value-type="float">
            <text:p>49.1198308398</text:p>
          </table:table-cell>
          <table:table-cell table:formula="of:=2*(([.T38]*[.U38])/([.T38]+[.U38]))" office:value-type="float" office:value="18.2321846509589" calcext:value-type="float">
            <text:p>18.232184651</text:p>
          </table:table-cell>
          <table:table-cell/>
          <table:table-cell office:value-type="float" office:value="0.491198308398016" calcext:value-type="float">
            <text:p>0.4911983084</text:p>
          </table:table-cell>
          <table:table-cell table:formula="of:=[.G38]/[.F38]*100" office:value-type="float" office:value="11.1934766493699" calcext:value-type="float">
            <text:p>11.1934766494</text:p>
          </table:table-cell>
          <table:table-cell/>
          <table:table-cell table:formula="of:=ROUND([.S38]*[.T38]/100)" office:value-type="float" office:value="74" calcext:value-type="float">
            <text:p>74</text:p>
          </table:table-cell>
        </table:table-row>
        <table:table-row table:style-name="ro4">
          <table:table-cell office:value-type="string" calcext:value-type="string">
            <text:p>StephaneNicolas</text:p>
          </table:table-cell>
          <table:table-cell office:value-type="string" calcext:value-type="string">
            <text:p>robospice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ndroid library</text:p>
          </table:table-cell>
          <table:table-cell office:value-type="float" office:value="461" calcext:value-type="float">
            <text:p>461</text:p>
          </table:table-cell>
          <table:table-cell office:value-type="float" office:value="865" calcext:value-type="float">
            <text:p>865</text:p>
          </table:table-cell>
          <table:table-cell office:value-type="float" office:value="113" calcext:value-type="float">
            <text:p>113</text:p>
          </table:table-cell>
          <table:table-cell office:value-type="float" office:value="39" calcext:value-type="float">
            <text:p>39</text:p>
          </table:table-cell>
          <table:table-cell table:formula="of:=[.Q39]/[.H39]*100" office:value-type="float" office:value="87.1794871794872" calcext:value-type="float">
            <text:p>87.18</text:p>
          </table:table-cell>
          <table:table-cell table:style-name="ce2" table:formula="of:=[.H39]/[.G39]*100" office:value-type="float" office:value="34.5132743362832" calcext:value-type="float">
            <text:p>34.51</text:p>
          </table:table-cell>
          <table:table-cell table:style-name="ce2" table:formula="of:=2*(([.I39]*[.J39])/([.I39]+[.J39]))" office:value-type="float" office:value="49.4499347380198" calcext:value-type="float">
            <text:p>49.45</text:p>
          </table:table-cell>
          <table:table-cell table:style-name="ce2" office:value-type="float" office:value="60.8962564589456" calcext:value-type="float">
            <text:p>60.90</text:p>
          </table:table-cell>
          <table:table-cell table:style-name="ce2" table:formula="of:=[.L39]+[.O39]" office:value-type="float" office:value="65.0392772059422" calcext:value-type="float">
            <text:p>65.04</text:p>
          </table:table-cell>
          <table:table-cell table:style-name="ce2" office:value-type="float" office:value="832.373493975904" calcext:value-type="float">
            <text:p>832.37</text:p>
          </table:table-cell>
          <table:table-cell office:value-type="float" office:value="4.14302074699663" calcext:value-type="float">
            <text:p>4.143020747</text:p>
          </table:table-cell>
          <table:table-cell office:value-type="float" office:value="13.6178916378412" calcext:value-type="float">
            <text:p>13.6178916378</text:p>
          </table:table-cell>
          <table:table-cell table:formula="of:=ROUND([.H39]-[.H39]*([.P39]/100); 0)" office:value-type="float" office:value="34" calcext:value-type="float">
            <text:p>34</text:p>
          </table:table-cell>
          <table:table-cell/>
          <table:table-cell table:formula="of:=ROUND([.F39]*[.X39])" office:value-type="float" office:value="441" calcext:value-type="float">
            <text:p>441</text:p>
          </table:table-cell>
          <table:table-cell table:formula="of:=[.G39]/[.F39]*100" office:value-type="float" office:value="13.0635838150289" calcext:value-type="float">
            <text:p>13.063583815</text:p>
          </table:table-cell>
          <table:table-cell table:formula="of:=100*[.X39]" office:value-type="float" office:value="50.9451182004996" calcext:value-type="float">
            <text:p>50.9451182005</text:p>
          </table:table-cell>
          <table:table-cell table:formula="of:=2*(([.T39]*[.U39])/([.T39]+[.U39]))" office:value-type="float" office:value="20.7948544689228" calcext:value-type="float">
            <text:p>20.7948544689</text:p>
          </table:table-cell>
          <table:table-cell/>
          <table:table-cell office:value-type="float" office:value="0.509451182004996" calcext:value-type="float">
            <text:p>0.509451182</text:p>
          </table:table-cell>
          <table:table-cell table:formula="of:=[.G39]/[.F39]*100" office:value-type="float" office:value="13.0635838150289" calcext:value-type="float">
            <text:p>13.063583815</text:p>
          </table:table-cell>
          <table:table-cell/>
          <table:table-cell table:formula="of:=ROUND([.S39]*[.T39]/100)" office:value-type="float" office:value="58" calcext:value-type="float">
            <text:p>58</text:p>
          </table:table-cell>
        </table:table-row>
        <table:table-row table:style-name="ro4">
          <table:table-cell office:value-type="string" calcext:value-type="string">
            <text:p>ThinkAurelius</text:p>
          </table:table-cell>
          <table:table-cell office:value-type="string" calcext:value-type="string">
            <text:p>tita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raph Database </text:p>
          </table:table-cell>
          <table:table-cell office:value-type="float" office:value="2015" calcext:value-type="float">
            <text:p>2015</text:p>
          </table:table-cell>
          <table:table-cell office:value-type="float" office:value="4434" calcext:value-type="float">
            <text:p>4434</text:p>
          </table:table-cell>
          <table:table-cell office:value-type="float" office:value="1634" calcext:value-type="float">
            <text:p>1634</text:p>
          </table:table-cell>
          <table:table-cell office:value-type="float" office:value="527" calcext:value-type="float">
            <text:p>527</text:p>
          </table:table-cell>
          <table:table-cell table:formula="of:=[.Q40]/[.H40]*100" office:value-type="float" office:value="90.1328273244782" calcext:value-type="float">
            <text:p>90.13</text:p>
          </table:table-cell>
          <table:table-cell table:style-name="ce2" table:formula="of:=[.H40]/[.G40]*100" office:value-type="float" office:value="32.2521419828641" calcext:value-type="float">
            <text:p>32.25</text:p>
          </table:table-cell>
          <table:table-cell table:style-name="ce2" table:formula="of:=2*(([.I40]*[.J40])/([.I40]+[.J40]))" office:value-type="float" office:value="47.5054536621377" calcext:value-type="float">
            <text:p>47.51</text:p>
          </table:table-cell>
          <table:table-cell table:style-name="ce2" office:value-type="float" office:value="48.6426784284413" calcext:value-type="float">
            <text:p>48.64</text:p>
          </table:table-cell>
          <table:table-cell table:style-name="ce2" table:formula="of:=[.L40]+[.O40]" office:value-type="float" office:value="50.592031555716" calcext:value-type="float">
            <text:p>50.59</text:p>
          </table:table-cell>
          <table:table-cell table:style-name="ce2" office:value-type="float" office:value="443.739905610907" calcext:value-type="float">
            <text:p>443.74</text:p>
          </table:table-cell>
          <table:table-cell office:value-type="float" office:value="1.94935312727466" calcext:value-type="float">
            <text:p>1.9493531273</text:p>
          </table:table-cell>
          <table:table-cell office:value-type="float" office:value="9.83931404887699" calcext:value-type="float">
            <text:p>9.8393140489</text:p>
          </table:table-cell>
          <table:table-cell table:formula="of:=ROUND([.H40]-[.H40]*([.P40]/100); 0)" office:value-type="float" office:value="475" calcext:value-type="float">
            <text:p>475</text:p>
          </table:table-cell>
          <table:table-cell/>
          <table:table-cell table:formula="of:=ROUND([.F40]*[.X40])" office:value-type="float" office:value="2189" calcext:value-type="float">
            <text:p>2189</text:p>
          </table:table-cell>
          <table:table-cell table:formula="of:=[.G40]/[.F40]*100" office:value-type="float" office:value="36.851601262968" calcext:value-type="float">
            <text:p>36.851601263</text:p>
          </table:table-cell>
          <table:table-cell table:formula="of:=100*[.X40]" office:value-type="float" office:value="49.376740523614" calcext:value-type="float">
            <text:p>49.3767405236</text:p>
          </table:table-cell>
          <table:table-cell table:formula="of:=2*(([.T40]*[.U40])/([.T40]+[.U40]))" office:value-type="float" office:value="42.2044983294438" calcext:value-type="float">
            <text:p>42.2044983294</text:p>
          </table:table-cell>
          <table:table-cell/>
          <table:table-cell office:value-type="float" office:value="0.49376740523614" calcext:value-type="float">
            <text:p>0.4937674052</text:p>
          </table:table-cell>
          <table:table-cell table:formula="of:=[.G40]/[.F40]*100" office:value-type="float" office:value="36.851601262968" calcext:value-type="float">
            <text:p>36.851601263</text:p>
          </table:table-cell>
          <table:table-cell/>
          <table:table-cell table:formula="of:=ROUND([.S40]*[.T40]/100)" office:value-type="float" office:value="807" calcext:value-type="float">
            <text:p>807</text:p>
          </table:table-cell>
        </table:table-row>
        <table:table-row table:style-name="ro1">
          <table:table-cell office:value-type="string" calcext:value-type="string">
            <text:p>Jedis</text:p>
          </table:table-cell>
          <table:table-cell office:value-type="string" calcext:value-type="string">
            <text:p>jedis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redis client</text:p>
          </table:table-cell>
          <table:table-cell office:value-type="float" office:value="203" calcext:value-type="float">
            <text:p>203</text:p>
          </table:table-cell>
          <table:table-cell office:value-type="float" office:value="1370" calcext:value-type="float">
            <text:p>1370</text:p>
          </table:table-cell>
          <table:table-cell office:value-type="float" office:value="295" calcext:value-type="float">
            <text:p>295</text:p>
          </table:table-cell>
          <table:table-cell office:value-type="float" office:value="226" calcext:value-type="float">
            <text:p>226</text:p>
          </table:table-cell>
          <table:table-cell table:formula="of:=[.Q41]/[.H41]*100" office:value-type="float" office:value="92.0353982300885" calcext:value-type="float">
            <text:p>92.04</text:p>
          </table:table-cell>
          <table:table-cell table:style-name="ce2" table:formula="of:=[.H41]/[.G41]*100" office:value-type="float" office:value="76.6101694915254" calcext:value-type="float">
            <text:p>76.61</text:p>
          </table:table-cell>
          <table:table-cell table:style-name="ce2" table:formula="of:=2*(([.I41]*[.J41])/([.I41]+[.J41]))" office:value-type="float" office:value="83.6173467572663" calcext:value-type="float">
            <text:p>83.62</text:p>
          </table:table-cell>
          <table:table-cell table:style-name="ce2" office:value-type="float" office:value="25.6889682356268" calcext:value-type="float">
            <text:p>25.69</text:p>
          </table:table-cell>
          <table:table-cell table:style-name="ce2" table:formula="of:=[.L41]+[.O41]" office:value-type="float" office:value="29.450440290384" calcext:value-type="float">
            <text:p>29.45</text:p>
          </table:table-cell>
          <table:table-cell table:style-name="ce2" office:value-type="float" office:value="535.034626865672" calcext:value-type="float">
            <text:p>535.03</text:p>
          </table:table-cell>
          <table:table-cell office:value-type="float" office:value="3.76147205475718" calcext:value-type="float">
            <text:p>3.7614720548</text:p>
          </table:table-cell>
          <table:table-cell office:value-type="float" office:value="7.98572642030194" calcext:value-type="float">
            <text:p>7.9857264203</text:p>
          </table:table-cell>
          <table:table-cell table:formula="of:=ROUND([.H41]-[.H41]*([.P41]/100); 0)" office:value-type="float" office:value="208" calcext:value-type="float">
            <text:p>208</text:p>
          </table:table-cell>
          <table:table-cell/>
          <table:table-cell table:formula="of:=ROUND([.F41]*[.X41])" office:value-type="float" office:value="696" calcext:value-type="float">
            <text:p>696</text:p>
          </table:table-cell>
          <table:table-cell table:formula="of:=[.G41]/[.F41]*100" office:value-type="float" office:value="21.5328467153285" calcext:value-type="float">
            <text:p>21.5328467153</text:p>
          </table:table-cell>
          <table:table-cell table:formula="of:=100*[.X41]" office:value-type="float" office:value="50.7745373686775" calcext:value-type="float">
            <text:p>50.7745373687</text:p>
          </table:table-cell>
          <table:table-cell table:formula="of:=2*(([.T41]*[.U41])/([.T41]+[.U41]))" office:value-type="float" office:value="30.2409039976122" calcext:value-type="float">
            <text:p>30.2409039976</text:p>
          </table:table-cell>
          <table:table-cell/>
          <table:table-cell office:value-type="float" office:value="0.507745373686775" calcext:value-type="float">
            <text:p>0.5077453737</text:p>
          </table:table-cell>
          <table:table-cell table:formula="of:=[.G41]/[.F41]*100" office:value-type="float" office:value="21.5328467153285" calcext:value-type="float">
            <text:p>21.5328467153</text:p>
          </table:table-cell>
          <table:table-cell/>
          <table:table-cell table:formula="of:=ROUND([.S41]*[.T41]/100)" office:value-type="float" office:value="150" calcext:value-type="float">
            <text:p>150</text:p>
          </table:table-cell>
        </table:table-row>
        <table:table-row table:style-name="ro3">
          <table:table-cell office:value-type="string" calcext:value-type="string">
            <text:p>Yahoo</text:p>
          </table:table-cell>
          <table:table-cell office:value-type="string" calcext:value-type="string">
            <text:p>anthelion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 plugin for Apache Nutch t</text:p>
          </table:table-cell>
          <table:table-cell office:value-type="float" office:value="1620" calcext:value-type="float">
            <text:p>16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2" table:number-columns-repeated="2"/>
          <table:table-cell table:style-name="ce2" office:value-type="float" office:value="23.3193473168649" calcext:value-type="float">
            <text:p>23.32</text:p>
          </table:table-cell>
          <table:table-cell table:style-name="ce2" table:formula="of:=[.L42]+[.O42]" office:value-type="float" office:value="31.8159201717936" calcext:value-type="float">
            <text:p>31.82</text:p>
          </table:table-cell>
          <table:table-cell table:style-name="ce2"/>
          <table:table-cell office:value-type="float" office:value="8.49657285492867" calcext:value-type="float">
            <text:p>8.4965728549</text:p>
          </table:table-cell>
          <table:table-cell office:value-type="float" office:value="8.10413610306568" calcext:value-type="float">
            <text:p>8.1041361031</text:p>
          </table:table-cell>
          <table:table-cell table:formula="of:=ROUND([.H42]-[.H42]*([.P42]/100); 0)" office:value-type="float" office:value="0" calcext:value-type="float">
            <text:p>0</text:p>
          </table:table-cell>
          <table:table-cell/>
          <table:table-cell table:formula="of:=ROUND([.F42]*[.X42])" office:value-type="float" office:value="3" calcext:value-type="float">
            <text:p>3</text:p>
          </table:table-cell>
          <table:table-cell table:formula="of:=[.G42]/[.F42]*100" office:value-type="float" office:value="0" calcext:value-type="float">
            <text:p>0</text:p>
          </table:table-cell>
          <table:table-cell table:formula="of:=100*[.X42]" office:value-type="float" office:value="49.2724345391616" calcext:value-type="float">
            <text:p>49.2724345392</text:p>
          </table:table-cell>
          <table:table-cell table:formula="of:=2*(([.T42]*[.U42])/([.T42]+[.U42]))" office:value-type="float" office:value="0" calcext:value-type="float">
            <text:p>0</text:p>
          </table:table-cell>
          <table:table-cell/>
          <table:table-cell office:value-type="float" office:value="0.492724345391616" calcext:value-type="float">
            <text:p>0.4927243454</text:p>
          </table:table-cell>
          <table:table-cell table:formula="of:=[.G42]/[.F42]*100" office:value-type="float" office:value="0" calcext:value-type="float">
            <text:p>0</text:p>
          </table:table-cell>
          <table:table-cell/>
          <table:table-cell table:formula="of:=ROUND([.S42]*[.T42]/100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Zxing</text:p>
          </table:table-cell>
          <table:table-cell office:value-type="string" calcext:value-type="string">
            <text:p>zxing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D/2D barcode image</text:p>
          </table:table-cell>
          <table:table-cell office:value-type="float" office:value="3030" calcext:value-type="float">
            <text:p>3030</text:p>
          </table:table-cell>
          <table:table-cell office:value-type="float" office:value="3253" calcext:value-type="float">
            <text:p>3253</text:p>
          </table:table-cell>
          <table:table-cell office:value-type="float" office:value="791" calcext:value-type="float">
            <text:p>791</text:p>
          </table:table-cell>
          <table:table-cell office:value-type="float" office:value="123" calcext:value-type="float">
            <text:p>123</text:p>
          </table:table-cell>
          <table:table-cell table:formula="of:=[.Q43]/[.H43]*100" office:value-type="float" office:value="94.3089430894309" calcext:value-type="float">
            <text:p>94.31</text:p>
          </table:table-cell>
          <table:table-cell table:style-name="ce2" table:formula="of:=[.H43]/[.G43]*100" office:value-type="float" office:value="15.5499367888748" calcext:value-type="float">
            <text:p>15.55</text:p>
          </table:table-cell>
          <table:table-cell table:style-name="ce2" table:formula="of:=2*(([.I43]*[.J43])/([.I43]+[.J43]))" office:value-type="float" office:value="26.6978528324835" calcext:value-type="float">
            <text:p>26.70</text:p>
          </table:table-cell>
          <table:table-cell table:style-name="ce2" office:value-type="float" office:value="29.3510859226808" calcext:value-type="float">
            <text:p>29.35</text:p>
          </table:table-cell>
          <table:table-cell table:style-name="ce2" table:formula="of:=[.L43]+[.O43]" office:value-type="float" office:value="37.9602124472149" calcext:value-type="float">
            <text:p>37.96</text:p>
          </table:table-cell>
          <table:table-cell table:style-name="ce2" office:value-type="float" office:value="465.586626139818" calcext:value-type="float">
            <text:p>465.59</text:p>
          </table:table-cell>
          <table:table-cell office:value-type="float" office:value="8.60912652453408" calcext:value-type="float">
            <text:p>8.6091265245</text:p>
          </table:table-cell>
          <table:table-cell office:value-type="float" office:value="5.46897639404051" calcext:value-type="float">
            <text:p>5.468976394</text:p>
          </table:table-cell>
          <table:table-cell table:formula="of:=ROUND([.H43]-[.H43]*([.P43]/100); 0)" office:value-type="float" office:value="116" calcext:value-type="float">
            <text:p>116</text:p>
          </table:table-cell>
          <table:table-cell/>
          <table:table-cell table:formula="of:=ROUND([.F43]*[.X43])" office:value-type="float" office:value="1599" calcext:value-type="float">
            <text:p>1599</text:p>
          </table:table-cell>
          <table:table-cell table:formula="of:=[.G43]/[.F43]*100" office:value-type="float" office:value="24.3160159852444" calcext:value-type="float">
            <text:p>24.3160159852</text:p>
          </table:table-cell>
          <table:table-cell table:formula="of:=100*[.X43]" office:value-type="float" office:value="49.1634786669165" calcext:value-type="float">
            <text:p>49.1634786669</text:p>
          </table:table-cell>
          <table:table-cell table:formula="of:=2*(([.T43]*[.U43])/([.T43]+[.U43]))" office:value-type="float" office:value="32.5385997498775" calcext:value-type="float">
            <text:p>32.5385997499</text:p>
          </table:table-cell>
          <table:table-cell/>
          <table:table-cell office:value-type="float" office:value="0.491634786669165" calcext:value-type="float">
            <text:p>0.4916347867</text:p>
          </table:table-cell>
          <table:table-cell table:formula="of:=[.G43]/[.F43]*100" office:value-type="float" office:value="24.3160159852444" calcext:value-type="float">
            <text:p>24.3160159852</text:p>
          </table:table-cell>
          <table:table-cell/>
          <table:table-cell table:formula="of:=ROUND([.S43]*[.T43]/100)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43])" office:value-type="float" office:value="96003" calcext:value-type="float">
            <text:p>96003</text:p>
          </table:table-cell>
          <table:table-cell table:formula="of:=SUM([.F2:.F43])" office:value-type="float" office:value="165912" calcext:value-type="float">
            <text:p>165912</text:p>
          </table:table-cell>
          <table:table-cell table:formula="of:=SUM([.G2:.G43])" office:value-type="float" office:value="41225" calcext:value-type="float">
            <text:p>41225</text:p>
          </table:table-cell>
          <table:table-cell table:formula="of:=SUM([.H2:.H43])" office:value-type="float" office:value="15316" calcext:value-type="float">
            <text:p>15316</text:p>
          </table:table-cell>
          <table:table-cell table:formula="of:=[.Q44]/[.H44]*100" office:value-type="float" office:value="90.7482371376339" calcext:value-type="float">
            <text:p>90.75</text:p>
          </table:table-cell>
          <table:table-cell table:style-name="ce2" table:formula="of:=[.H44]/[.G44]*100" office:value-type="float" office:value="37.1522134627047" calcext:value-type="float">
            <text:p>37.15</text:p>
          </table:table-cell>
          <table:table-cell table:style-name="ce2" table:formula="of:=2*(([.I44]*[.J44])/([.I44]+[.J44]))" office:value-type="float" office:value="52.7206567557252" calcext:value-type="float">
            <text:p>52.72</text:p>
          </table:table-cell>
          <table:table-cell table:style-name="ce2" table:formula="of:=AVERAGE([.L2:.L43])" office:value-type="float" office:value="40.7769074055388" calcext:value-type="float">
            <text:p>40.78</text:p>
          </table:table-cell>
          <table:table-cell table:style-name="ce2" table:formula="of:=AVERAGE([.M2:.M43])" office:value-type="float" office:value="44.1686453300783" calcext:value-type="float">
            <text:p>44.17</text:p>
          </table:table-cell>
          <table:table-cell table:style-name="ce2" table:formula="of:=AVERAGE([.N2:.N43])" office:value-type="float" office:value="524.861992435179" calcext:value-type="float">
            <text:p>524.86</text:p>
          </table:table-cell>
          <table:table-cell table:number-columns-repeated="2"/>
          <table:table-cell table:formula="of:=SUM([.Q2:.Q43])" office:value-type="float" office:value="13899" calcext:value-type="float">
            <text:p>13899</text:p>
          </table:table-cell>
          <table:table-cell/>
          <table:table-cell table:formula="of:=SUM([.S2:.S43])" office:value-type="float" office:value="82384" calcext:value-type="float">
            <text:p>82384</text:p>
          </table:table-cell>
          <table:table-cell table:formula="of:=[.AA44]/[.S44]*100" office:value-type="float" office:value="24.9041075937075" calcext:value-type="float">
            <text:p>24.9041075937</text:p>
          </table:table-cell>
          <table:table-cell table:formula="of:=AVERAGE([.U2:.U43])" office:value-type="float" office:value="49.9559054900116" calcext:value-type="float">
            <text:p>49.95590549</text:p>
          </table:table-cell>
          <table:table-cell table:formula="of:=2*(([.T44]*[.U44])/([.T44]+[.U44]))" office:value-type="float" office:value="33.238232108589" calcext:value-type="float">
            <text:p>33.2382321086</text:p>
          </table:table-cell>
          <table:table-cell table:number-columns-repeated="4"/>
          <table:table-cell table:formula="of:=SUM([.AA2:.AA43])" office:value-type="float" office:value="20517" calcext:value-type="float">
            <text:p>20517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table:formula="of:=[.H44]*[.I44]/100" office:value-type="float" office:value="13899" calcext:value-type="float">
            <text:p>13899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G44]/[.F44]*100" office:value-type="float" office:value="24.8475095231207" calcext:value-type="float">
            <text:p>24.8475095231</text:p>
          </table:table-cell>
          <table:table-cell table:number-columns-repeated="2"/>
          <table:table-cell table:formula="of:=[.H46]*7.3" office:value-type="float" office:value="101462.7" calcext:value-type="float">
            <text:p>101462.7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10"/>
          <table:table-cell table:formula="of:=MAX([.K2:.K44])" office:value-type="float" office:value="96.551724137931" calcext:value-type="float">
            <text:p>96.5517241379</text:p>
          </table:table-cell>
          <table:table-cell table:number-columns-repeated="16"/>
        </table:table-row>
        <table:table-row table:style-name="ro1" table:number-rows-repeated="5">
          <table:table-cell table:number-columns-repeated="27"/>
        </table:table-row>
        <table:table-row table:style-name="ro1">
          <table:table-cell/>
          <table:table-cell office:value-type="string" calcext:value-type="string">
            <text:p>precision bianca/random</text:p>
          </table:table-cell>
          <table:table-cell/>
          <table:table-cell office:value-type="string" calcext:value-type="string">
            <text:p>&lt;.0001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recall bianca/random</text:p>
          </table:table-cell>
          <table:table-cell/>
          <table:table-cell office:value-type="float" office:value="0.2327" calcext:value-type="float">
            <text:p>0.2327</text:p>
          </table:table-cell>
          <table:table-cell table:number-columns-repeated="23"/>
        </table:table-row>
        <table:table-row table:style-name="ro1">
          <table:table-cell/>
          <table:table-cell office:value-type="string" calcext:value-type="string">
            <text:p>f1 measure bianca</text:p>
          </table:table-cell>
          <table:table-cell/>
          <table:table-cell office:value-type="string" calcext:value-type="string">
            <text:p>&lt;.0001</text:p>
          </table:table-cell>
          <table:table-cell table:number-columns-repeated="23"/>
        </table:table-row>
        <table:table-row table:style-name="ro1" table:number-rows-repeated="3">
          <table:table-cell table:number-columns-repeated="27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ROUND([.F44]/100)" office:value-type="float" office:value="1659" calcext:value-type="float">
            <text:p>1659</text:p>
          </table:table-cell>
          <table:table-cell/>
          <table:table-cell office:value-type="string" calcext:value-type="string">
            <text:p>toDetect </text:p>
          </table:table-cell>
          <table:table-cell table:formula="of:=[.F61]*[.E47]/100" office:value-type="float" office:value="412.220182988572" calcext:value-type="float">
            <text:p>412.22</text:p>
          </table:table-cell>
          <table:table-cell table:number-columns-repeated="18"/>
        </table:table-row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2"/>
          <table:table-cell office:value-type="string" calcext:value-type="string">
            <text:p>alpha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100" calcext:value-type="float">
            <text:p>100</text:p>
          </table:table-cell>
          <table:table-cell table:formula="of:=2*([.D65]*[.E65])/([.D65]+[.E65])" office:value-type="float" office:value="24.8686514886165" calcext:value-type="float">
            <text:p>24.868651488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2*([.D66]*[.E66])/([.D66]+[.E66])" office:value-type="float" office:value="25.2631578947368" calcext:value-type="float">
            <text:p>25.2631578947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2*([.D67]*[.E67])/([.D67]+[.E67])" office:value-type="float" office:value="42" calcext:value-type="float">
            <text:p>4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formula="of:=2*([.D68]*[.E68])/([.D68]+[.E68])" office:value-type="float" office:value="44.2105263157895" calcext:value-type="float">
            <text:p>44.210526315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2*([.D69]*[.E69])/([.D69]+[.E69])" office:value-type="float" office:value="44.4444444444444" calcext:value-type="float">
            <text:p>44.444444444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2*([.D70]*[.E70])/([.D70]+[.E70])" office:value-type="float" office:value="43.1818181818182" calcext:value-type="float">
            <text:p>43.181818181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formula="of:=2*([.D71]*[.E71])/([.D71]+[.E71])" office:value-type="float" office:value="44.4444444444444" calcext:value-type="float">
            <text:p>44.4444444444</text:p>
          </table:table-cell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5.3077404089272" calcext:value-type="float">
            <text:p>55.3077404089</text:p>
          </table:table-cell>
          <table:table-cell office:value-type="float" office:value="36" calcext:value-type="float">
            <text:p>36</text:p>
          </table:table-cell>
          <table:table-cell table:formula="of:=2*([.D72]*[.E72])/([.D72]+[.E72])" office:value-type="float" office:value="43.6124833624009" calcext:value-type="float">
            <text:p>43.612483362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5.8503904417157" calcext:value-type="float">
            <text:p>55.8503904417</text:p>
          </table:table-cell>
          <table:table-cell office:value-type="float" office:value="35" calcext:value-type="float">
            <text:p>35</text:p>
          </table:table-cell>
          <table:table-cell table:formula="of:=2*([.D75]*[.E73])/([.D75]+[.E73])" office:value-type="float" office:value="44.1553953255666" calcext:value-type="float">
            <text:p>44.155395325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6.0797332841903" calcext:value-type="float">
            <text:p>56.0797332842</text:p>
          </table:table-cell>
          <table:table-cell office:value-type="float" office:value="35" calcext:value-type="float">
            <text:p>35</text:p>
          </table:table-cell>
          <table:table-cell table:formula="of:=2*([.D74]*[.E74])/([.D74]+[.E74])" office:value-type="float" office:value="43.1004921549845" calcext:value-type="float">
            <text:p>43.100492155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9.7973486483097" calcext:value-type="float">
            <text:p>59.7973486483</text:p>
          </table:table-cell>
          <table:table-cell office:value-type="float" office:value="35" calcext:value-type="float">
            <text:p>35</text:p>
          </table:table-cell>
          <table:table-cell table:formula="of:=2*([.D73]*[.E75])/([.D73]+[.E75])" office:value-type="float" office:value="43.0325870027848" calcext:value-type="float">
            <text:p>43.0325870028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table:formula="of:==ROUND([.I44]/100*[.F61])/[.F61]*100-[.I76]" office:value-type="float" office:value="65.7775768535262" calcext:value-type="float">
            <text:p>65.7775768535</text:p>
          </table:table-cell>
          <table:table-cell office:value-type="float" office:value="35" calcext:value-type="float">
            <text:p>35</text:p>
          </table:table-cell>
          <table:table-cell table:formula="of:=2*([.D76]*[.E76])/([.D76]+[.E76])" office:value-type="float" office:value="45.6890364256235" calcext:value-type="float">
            <text:p>45.6890364256</text:p>
          </table:table-cell>
          <table:table-cell table:number-columns-repeated="2"/>
          <table:table-cell office:value-type="float" office:value="25" calcext:value-type="float">
            <text:p>25.0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66.8306385148317" calcext:value-type="float">
            <text:p>66.8306385148</text:p>
          </table:table-cell>
          <table:table-cell office:value-type="float" office:value="32" calcext:value-type="float">
            <text:p>32</text:p>
          </table:table-cell>
          <table:table-cell table:formula="of:=2*([.D80]*[.E77])/([.D80]+[.E77])" office:value-type="float" office:value="44.9891749921776" calcext:value-type="float">
            <text:p>44.989174992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68.2476316727698" calcext:value-type="float">
            <text:p>68.2476316728</text:p>
          </table:table-cell>
          <table:table-cell office:value-type="float" office:value="33" calcext:value-type="float">
            <text:p>33</text:p>
          </table:table-cell>
          <table:table-cell table:formula="of:=2*([.D78]*[.E78])/([.D78]+[.E78])" office:value-type="float" office:value="44.4883857131666" calcext:value-type="float">
            <text:p>44.488385713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73.1987620824948" calcext:value-type="float">
            <text:p>73.1987620825</text:p>
          </table:table-cell>
          <table:table-cell office:value-type="float" office:value="32" calcext:value-type="float">
            <text:p>32</text:p>
          </table:table-cell>
          <table:table-cell table:formula="of:=2*([.D77]*[.E79])/([.D77]+[.E79])" office:value-type="float" office:value="43.2776811849429" calcext:value-type="float">
            <text:p>43.2776811849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75.7280969740823" calcext:value-type="float">
            <text:p>75.7280969741</text:p>
          </table:table-cell>
          <table:table-cell office:value-type="float" office:value="30" calcext:value-type="float">
            <text:p>30</text:p>
          </table:table-cell>
          <table:table-cell table:formula="of:=2*([.D79]*[.E80])/([.D79]+[.E80])" office:value-type="float" office:value="42.557930311595" calcext:value-type="float">
            <text:p>42.557930311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table:formula="of:=2*([.D81]*[.E81])/([.D81]+[.E81])" office:value-type="float" office:value="31.7525773195876" calcext:value-type="float">
            <text:p>31.7525773196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table:formula="of:=2*([.D82]*[.E82])/([.D82]+[.E82])" office:value-type="float" office:value="23.8297872340426" calcext:value-type="float">
            <text:p>23.829787234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2*([.D83]*[.E83])/([.D83]+[.E83])" office:value-type="float" office:value="7.65957446808511" calcext:value-type="float">
            <text:p>7.6595744681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2*([.D84]*[.E84])/([.D84]+[.E84])" office:value-type="float" office:value="5.82" calcext:value-type="float">
            <text:p>5.82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5]*[.E85])/([.D85]+[.E85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6]*[.E86])/([.D86]+[.E86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7]*[.E87])/([.D87]+[.E87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8]*[.E88])/([.D88]+[.E88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89]*[.E89])/([.D89]+[.E89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90]*[.E90])/([.D90]+[.E90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91]*[.E91])/([.D91]+[.E91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92]*[.E92])/([.D92]+[.E92])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table:number-columns-repeated="2"/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2*([.D93]*[.E93])/([.D93]+[.E93])" office:value-type="float" office:value="0" calcext:value-type="float">
            <text:p>0</text:p>
          </table:table-cell>
          <table:table-cell table:number-columns-repeated="21"/>
        </table:table-row>
        <table:table-row table:style-name="ro1" table:number-rows-repeated="1048482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  <table:database-ranges>
        <table:database-range table:name="__Anonymous_Sheet_DB__0" table:target-range-address="Sheet1.A1:Sheet1.C593">
          <table:sort>
            <table:sort-by table:field-number="2" table:data-type="automatic"/>
          </table:sort>
        </table:database-range>
        <table:database-range table:name="__Anonymous_Sheet_DB__1" table:target-range-address="Sheet2.A1:Sheet2.N44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9" number:min-integer-digits="1"/>
    </number:number-style>
    <number:number-style style:name="N113">
      <number:number number:decimal-places="8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12" number:min-integer-digits="1"/>
    </number:number-style>
    <number:number-style style:name="N121">
      <number:number number:decimal-places="13" number:min-integer-digits="1"/>
    </number:number-style>
    <number:number-style style:name="N122">
      <number:number number:decimal-places="14" number:min-integer-digits="1"/>
    </number:number-style>
    <number:number-style style:name="N123">
      <number:number number:decimal-places="15" number:min-integer-digits="1"/>
    </number:number-style>
    <number:number-style style:name="N124">
      <number:number number:decimal-places="16" number:min-integer-digits="1"/>
    </number:number-style>
    <number:number-style style:name="N125">
      <number:number number:decimal-places="17" number:min-integer-digits="1"/>
    </number:number-style>
    <number:number-style style:name="N126">
      <number:number number:decimal-places="18" number:min-integer-digits="1"/>
    </number:number-style>
    <number:number-style style:name="N127">
      <number:number number:decimal-places="19" number:min-integer-digits="1"/>
    </number:number-style>
    <number:number-style style:name="N128">
      <number:number number:decimal-places="2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00-00-00</text:date>, <text:time style:data-style-name="N2" text:time-value="09:34:17.893732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eu Nayrolles</meta:initial-creator>
    <meta:creation-date>2016-08-10T09:41:25.515594227</meta:creation-date>
    <dc:date>2016-08-26T10:13:23.514211901</dc:date>
    <meta:editing-duration>PT6H5M3S</meta:editing-duration>
    <meta:editing-cycles>9</meta:editing-cycles>
    <meta:generator>LibreOffice/4.2.8.2$Linux_X86_64 LibreOffice_project/420m0$Build-2</meta:generator>
    <meta:document-statistic meta:table-count="2" meta:cell-count="2958" meta:object-count="0"/>
  </office:meta>
</office:document-meta>
</file>